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2.2791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badc2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background-color="#cbadc2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number-columns-repeated="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29/09/200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9765.82">
            <text:p>49765.82</text:p>
          </table:table-cell>
          <table:table-cell office:value-type="float" office:value="689.84">
            <text:p>689.8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date" office:date-value="2003-06-10">
            <text:p>06/10/0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96323.7">
            <text:p>596323.7</text:p>
          </table:table-cell>
          <table:table-cell table:style-name="ce2" office:value-type="float" office:value="1388.95">
            <text:p>1388.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3/10/200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00623.7">
            <text:p>400623.7</text:p>
          </table:table-cell>
          <table:table-cell office:value-type="float" office:value="2173.36">
            <text:p>2173.36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/10/200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02226.02">
            <text:p>902226.02</text:p>
          </table:table-cell>
          <table:table-cell table:style-name="ce2" office:value-type="float" office:value="1498.72">
            <text:p>1498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7/10/200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80017.55">
            <text:p>380017.55</text:p>
          </table:table-cell>
          <table:table-cell office:value-type="float" office:value="687.49">
            <text:p>687.49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date" office:date-value="2003-03-11">
            <text:p>03/11/0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89140.06">
            <text:p>489140.06</text:p>
          </table:table-cell>
          <table:table-cell table:style-name="ce2" office:value-type="float" office:value="1066.83">
            <text:p>1066.8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date" office:date-value="2003-10-11">
            <text:p>10/11/0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4625.29">
            <text:p>104625.29</text:p>
          </table:table-cell>
          <table:table-cell office:value-type="float" office:value="301.59">
            <text:p>301.59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17/11/200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01958.08">
            <text:p>1201958.08</text:p>
          </table:table-cell>
          <table:table-cell table:style-name="ce2" office:value-type="float" office:value="2012.21">
            <text:p>2012.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4/11/200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36053.65">
            <text:p>336053.65</text:p>
          </table:table-cell>
          <table:table-cell office:value-type="float" office:value="1061.6">
            <text:p>1061.6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date" office:date-value="2003-01-12">
            <text:p>01/12/0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57.08">
            <text:p>1157.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date" office:date-value="2003-08-12">
            <text:p>08/12/0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55.82">
            <text:p>1855.82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15/12/200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490966.18">
            <text:p>3490966.18</text:p>
          </table:table-cell>
          <table:table-cell table:style-name="ce2" office:value-type="float" office:value="771.32">
            <text:p>771.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2/12/200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69157.25">
            <text:p>269157.25</text:p>
          </table:table-cell>
          <table:table-cell office:value-type="float" office:value="482.84">
            <text:p>482.84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9/12/20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11362.89">
            <text:p>411362.89</text:p>
          </table:table-cell>
          <table:table-cell table:style-name="ce2" office:value-type="float" office:value="1191.21">
            <text:p>1191.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date" office:date-value="2004-05-01">
            <text:p>05/01/0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7525.68">
            <text:p>27525.68</text:p>
          </table:table-cell>
          <table:table-cell office:value-type="float" office:value="125.58">
            <text:p>125.58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date" office:date-value="2004-12-01">
            <text:p>12/01/0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3935.77">
            <text:p>83935.77</text:p>
          </table:table-cell>
          <table:table-cell table:style-name="ce2" office:value-type="float" office:value="296.98">
            <text:p>296.9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9/01/200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427169.94">
            <text:p>1427169.94</text:p>
          </table:table-cell>
          <table:table-cell office:value-type="float" office:value="1911.39">
            <text:p>1911.39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6/01/20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87887.61">
            <text:p>487887.61</text:p>
          </table:table-cell>
          <table:table-cell table:style-name="ce2" office:value-type="float" office:value="2030.05">
            <text:p>2030.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date" office:date-value="2004-02-02">
            <text:p>02/02/0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2040.05">
            <text:p>82040.05</text:p>
          </table:table-cell>
          <table:table-cell office:value-type="float" office:value="428.2">
            <text:p>428.2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date" office:date-value="2004-09-02">
            <text:p>09/02/0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2882.04">
            <text:p>122882.04</text:p>
          </table:table-cell>
          <table:table-cell table:style-name="ce2" office:value-type="float" office:value="507.17">
            <text:p>507.1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6/02/20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30990.23">
            <text:p>530990.23</text:p>
          </table:table-cell>
          <table:table-cell office:value-type="float" office:value="2160.45">
            <text:p>2160.45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5/02/200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81149.89">
            <text:p>1081149.89</text:p>
          </table:table-cell>
          <table:table-cell table:style-name="ce2" office:value-type="float" office:value="957.34">
            <text:p>957.3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date" office:date-value="2004-01-03">
            <text:p>01/03/0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78452.05">
            <text:p>1178452.05</text:p>
          </table:table-cell>
          <table:table-cell office:value-type="float" office:value="933.55">
            <text:p>933.55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date" office:date-value="2004-08-03">
            <text:p>08/03/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62295.89">
            <text:p>662295.89</text:p>
          </table:table-cell>
          <table:table-cell table:style-name="ce2" office:value-type="float" office:value="970.4">
            <text:p>970.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5/03/200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37.73">
            <text:p>1437.73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22/03/200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70676.17">
            <text:p>970676.17</text:p>
          </table:table-cell>
          <table:table-cell table:style-name="ce2" office:value-type="float" office:value="1077.21">
            <text:p>1077.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9/03/200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11005.39">
            <text:p>811005.39</text:p>
          </table:table-cell>
          <table:table-cell office:value-type="float" office:value="1491.73">
            <text:p>1491.73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date" office:date-value="2004-05-04">
            <text:p>05/04/0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36916.65">
            <text:p>536916.65</text:p>
          </table:table-cell>
          <table:table-cell table:style-name="ce2" office:value-type="float" office:value="827.73">
            <text:p>827.7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" office:value-type="date" office:date-value="2004-12-04">
            <text:p>12/04/0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17538.81">
            <text:p>317538.81</text:p>
          </table:table-cell>
          <table:table-cell office:value-type="float" office:value="1492.19">
            <text:p>1492.19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19/04/200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13271.34">
            <text:p>813271.34</text:p>
          </table:table-cell>
          <table:table-cell table:style-name="ce2" office:value-type="float" office:value="2020.55">
            <text:p>2020.5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6/04/20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03451.7">
            <text:p>503451.7</text:p>
          </table:table-cell>
          <table:table-cell office:value-type="float" office:value="2589.18">
            <text:p>2589.18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date" office:date-value="2004-03-05">
            <text:p>03/05/0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6634.89">
            <text:p>706634.89</text:p>
          </table:table-cell>
          <table:table-cell table:style-name="ce2" office:value-type="float" office:value="1577.31">
            <text:p>1577.3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" office:value-type="date" office:date-value="2004-10-05">
            <text:p>10/05/0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9171.84">
            <text:p>109171.84</text:p>
          </table:table-cell>
          <table:table-cell office:value-type="float" office:value="308.91">
            <text:p>308.91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17/05/200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81.2">
            <text:p>1381.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4/05/200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155820.04">
            <text:p>3155820.04</text:p>
          </table:table-cell>
          <table:table-cell office:value-type="float" office:value="2715.98">
            <text:p>2715.98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31/05/200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2828.37">
            <text:p>92828.37</text:p>
          </table:table-cell>
          <table:table-cell table:style-name="ce2" office:value-type="float" office:value="151.18">
            <text:p>151.1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" office:value-type="date" office:date-value="2004-07-06">
            <text:p>07/06/04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71528.32">
            <text:p>1371528.32</text:p>
          </table:table-cell>
          <table:table-cell office:value-type="float" office:value="2077.02">
            <text:p>2077.02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14/06/200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40.91">
            <text:p>2240.9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1/06/200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88003.6">
            <text:p>888003.6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28/06/200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9462.67">
            <text:p>129462.67</text:p>
          </table:table-cell>
          <table:table-cell table:style-name="ce2" office:value-type="float" office:value="765.33">
            <text:p>765.3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" office:value-type="date" office:date-value="2004-05-07">
            <text:p>05/07/0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85091.61">
            <text:p>285091.61</text:p>
          </table:table-cell>
          <table:table-cell office:value-type="float" office:value="1417.43">
            <text:p>1417.43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3" office:value-type="date" office:date-value="2004-12-07">
            <text:p>12/07/0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31431.15">
            <text:p>1731431.15</text:p>
          </table:table-cell>
          <table:table-cell table:style-name="ce2" office:value-type="float" office:value="2114.08">
            <text:p>2114.0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19/07/200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50553.79">
            <text:p>550553.79</text:p>
          </table:table-cell>
          <table:table-cell office:value-type="float" office:value="1053.36">
            <text:p>1053.36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26/07/200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56.93">
            <text:p>2056.9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4" office:value-type="date" office:date-value="2004-02-08">
            <text:p>02/08/0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31525.88">
            <text:p>731525.88</text:p>
          </table:table-cell>
          <table:table-cell office:value-type="float" office:value="941.91">
            <text:p>941.91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date" office:date-value="2004-09-08">
            <text:p>09/08/0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08549.13">
            <text:p>308549.13</text:p>
          </table:table-cell>
          <table:table-cell table:style-name="ce2" office:value-type="float" office:value="638.71">
            <text:p>638.7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16/08/200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4685.43">
            <text:p>94685.43</text:p>
          </table:table-cell>
          <table:table-cell office:value-type="float" office:value="693.26">
            <text:p>693.26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23/08/20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77343.31">
            <text:p>777343.31</text:p>
          </table:table-cell>
          <table:table-cell table:style-name="ce2" office:value-type="float" office:value="2012.97">
            <text:p>2012.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30/08/200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date" office:date-value="2004-06-09">
            <text:p>06/09/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776089.01">
            <text:p>2776089.01</text:p>
          </table:table-cell>
          <table:table-cell table:style-name="ce2" office:value-type="float" office:value="982.27">
            <text:p>982.2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13/09/20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545229.3">
            <text:p>545229.3</text:p>
          </table:table-cell>
          <table:table-cell office:value-type="float" office:value="608.58">
            <text:p>608.58</text:p>
          </table:table-cell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20/09/200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32065.25">
            <text:p>532065.25</text:p>
          </table:table-cell>
          <table:table-cell table:style-name="ce2" office:value-type="float" office:value="1628.77">
            <text:p>1628.7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7/09/200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69887.95">
            <text:p>269887.95</text:p>
          </table:table-cell>
          <table:table-cell office:value-type="float" office:value="820.33">
            <text:p>820.33</text:p>
          </table:table-cell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3" office:value-type="date" office:date-value="2004-04-10">
            <text:p>04/10/0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6149.84">
            <text:p>46149.84</text:p>
          </table:table-cell>
          <table:table-cell table:style-name="ce2" office:value-type="float" office:value="234.47">
            <text:p>234.4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4" office:value-type="date" office:date-value="2004-11-10">
            <text:p>11/10/0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3174.74">
            <text:p>213174.74</text:p>
          </table:table-cell>
          <table:table-cell office:value-type="float" office:value="803.76">
            <text:p>803.76</text:p>
          </table:table-cell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18/10/200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27.28">
            <text:p>1427.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5/10/200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278857.27">
            <text:p>3278857.27</text:p>
          </table:table-cell>
          <table:table-cell office:value-type="float" office:value="1458.64">
            <text:p>1458.64</text:p>
          </table:table-cell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date" office:date-value="2004-01-11">
            <text:p>01/11/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94482.82">
            <text:p>294482.82</text:p>
          </table:table-cell>
          <table:table-cell table:style-name="ce2" office:value-type="float" office:value="1354.64">
            <text:p>1354.6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4" office:value-type="date" office:date-value="2004-08-11">
            <text:p>08/11/0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439884.44">
            <text:p>439884.44</text:p>
          </table:table-cell>
          <table:table-cell office:value-type="float" office:value="567.39">
            <text:p>567.39</text:p>
          </table:table-cell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16/11/200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85556.53">
            <text:p>485556.53</text:p>
          </table:table-cell>
          <table:table-cell table:style-name="ce2" office:value-type="float" office:value="1724.55">
            <text:p>1724.5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2/11/200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98017.29">
            <text:p>698017.29</text:p>
          </table:table-cell>
          <table:table-cell office:value-type="float" office:value="1994.34">
            <text:p>1994.34</text:p>
          </table:table-cell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29/11/200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82087.66">
            <text:p>282087.66</text:p>
          </table:table-cell>
          <table:table-cell table:style-name="ce2" office:value-type="float" office:value="1399.25">
            <text:p>1399.2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4" office:value-type="date" office:date-value="2004-06-12">
            <text:p>06/12/0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0856.42">
            <text:p>870856.42</text:p>
          </table:table-cell>
          <table:table-cell office:value-type="float" office:value="1969.52">
            <text:p>1969.52</text:p>
          </table:table-cell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13/12/200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23455.35">
            <text:p>323455.35</text:p>
          </table:table-cell>
          <table:table-cell table:style-name="ce2" office:value-type="float" office:value="1056.18">
            <text:p>1056.1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/12/2004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735.19">
            <text:p>2735.19</text:p>
          </table:table-cell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27/12/200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34105.49">
            <text:p>434105.49</text:p>
          </table:table-cell>
          <table:table-cell table:style-name="ce2" office:value-type="float" office:value="800.73">
            <text:p>800.7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4" office:value-type="date" office:date-value="2005-03-01">
            <text:p>03/01/0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94429.73">
            <text:p>394429.73</text:p>
          </table:table-cell>
          <table:table-cell office:value-type="float" office:value="2299.88">
            <text:p>2299.88</text:p>
          </table:table-cell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3" office:value-type="date" office:date-value="2005-10-01">
            <text:p>10/01/0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53689.74">
            <text:p>853689.74</text:p>
          </table:table-cell>
          <table:table-cell table:style-name="ce2" office:value-type="float" office:value="1988.41">
            <text:p>1988.4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17/01/200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6233.16">
            <text:p>296233.16</text:p>
          </table:table-cell>
          <table:table-cell office:value-type="float" office:value="820.4">
            <text:p>820.4</text:p>
          </table:table-cell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24/01/200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64323.93">
            <text:p>264323.93</text:p>
          </table:table-cell>
          <table:table-cell table:style-name="ce2" office:value-type="float" office:value="1112.42">
            <text:p>1112.4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31/01/200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49187.58">
            <text:p>349187.58</text:p>
          </table:table-cell>
          <table:table-cell office:value-type="float" office:value="804.58">
            <text:p>804.58</text:p>
          </table:table-cell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date" office:date-value="2005-09-02">
            <text:p>09/02/0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71665.39">
            <text:p>571665.39</text:p>
          </table:table-cell>
          <table:table-cell table:style-name="ce2" office:value-type="float" office:value="1010.31">
            <text:p>1010.3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14/02/200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4461.66">
            <text:p>404461.66</text:p>
          </table:table-cell>
          <table:table-cell office:value-type="float" office:value="1296.82">
            <text:p>1296.82</text:p>
          </table:table-cell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21/02/200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5704.35">
            <text:p>165704.35</text:p>
          </table:table-cell>
          <table:table-cell table:style-name="ce2" office:value-type="float" office:value="575.18">
            <text:p>575.1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8/02/200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31264.65">
            <text:p>531264.65</text:p>
          </table:table-cell>
          <table:table-cell office:value-type="float" office:value="807.39">
            <text:p>807.39</text:p>
          </table:table-cell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3" office:value-type="date" office:date-value="2005-07-03">
            <text:p>07/03/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9566.81">
            <text:p>49566.81</text:p>
          </table:table-cell>
          <table:table-cell table:style-name="ce2" office:value-type="float" office:value="101.71">
            <text:p>101.7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14/03/200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34837.87">
            <text:p>434837.87</text:p>
          </table:table-cell>
          <table:table-cell office:value-type="float" office:value="1004.63">
            <text:p>1004.63</text:p>
          </table:table-cell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21/03/20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7644.94">
            <text:p>1007644.94</text:p>
          </table:table-cell>
          <table:table-cell table:style-name="ce2" office:value-type="float" office:value="669.06">
            <text:p>669.0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8/03/20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29789.18">
            <text:p>1429789.18</text:p>
          </table:table-cell>
          <table:table-cell office:value-type="float" office:value="1383.22">
            <text:p>1383.22</text:p>
          </table:table-cell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3" office:value-type="date" office:date-value="2005-04-04">
            <text:p>04/04/0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87219.92">
            <text:p>1387219.92</text:p>
          </table:table-cell>
          <table:table-cell table:style-name="ce2" office:value-type="float" office:value="1184.31">
            <text:p>1184.3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4" office:value-type="date" office:date-value="2005-11-04">
            <text:p>11/04/0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0734.67">
            <text:p>160734.67</text:p>
          </table:table-cell>
          <table:table-cell office:value-type="float" office:value="475.46">
            <text:p>475.46</text:p>
          </table:table-cell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18/04/20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78128.77">
            <text:p>378128.77</text:p>
          </table:table-cell>
          <table:table-cell table:style-name="ce2" office:value-type="float" office:value="1019.22">
            <text:p>1019.2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5/04/200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70701.93">
            <text:p>370701.93</text:p>
          </table:table-cell>
          <table:table-cell office:value-type="float" office:value="943.79">
            <text:p>943.79</text:p>
          </table:table-cell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 office:value-type="date" office:date-value="2005-02-05">
            <text:p>02/05/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9194.11">
            <text:p>729194.11</text:p>
          </table:table-cell>
          <table:table-cell table:style-name="ce2" office:value-type="float" office:value="1190.52">
            <text:p>1190.5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4" office:value-type="date" office:date-value="2005-09-05">
            <text:p>09/05/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6488.6">
            <text:p>86488.6</text:p>
          </table:table-cell>
          <table:table-cell office:value-type="float" office:value="485.87">
            <text:p>485.87</text:p>
          </table:table-cell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string">
            <text:p>16/05/200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1060.95">
            <text:p>81060.95</text:p>
          </table:table-cell>
          <table:table-cell table:style-name="ce2" office:value-type="float" office:value="337.18">
            <text:p>337.1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3/05/200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2917.54">
            <text:p>62917.54</text:p>
          </table:table-cell>
          <table:table-cell office:value-type="float" office:value="287.52">
            <text:p>287.52</text:p>
          </table:table-cell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30/05/200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7018.77">
            <text:p>257018.77</text:p>
          </table:table-cell>
          <table:table-cell table:style-name="ce2" office:value-type="float" office:value="643.22">
            <text:p>643.2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4" office:value-type="date" office:date-value="2005-06-06">
            <text:p>06/06/0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858145.42">
            <text:p>858145.42</text:p>
          </table:table-cell>
          <table:table-cell office:value-type="float" office:value="1393.1">
            <text:p>1393.1</text:p>
          </table:table-cell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13/06/200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00382.66">
            <text:p>400382.66</text:p>
          </table:table-cell>
          <table:table-cell table:style-name="ce2" office:value-type="float" office:value="1307.37">
            <text:p>1307.3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20/06/200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80833.62">
            <text:p>880833.62</text:p>
          </table:table-cell>
          <table:table-cell office:value-type="float" office:value="1764.02">
            <text:p>1764.02</text:p>
          </table:table-cell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2" office:value-type="string">
            <text:p>27/06/200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90246.68">
            <text:p>290246.68</text:p>
          </table:table-cell>
          <table:table-cell table:style-name="ce2" office:value-type="float" office:value="871.09">
            <text:p>871.0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4" office:value-type="date" office:date-value="2005-04-07">
            <text:p>04/07/0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71483.43">
            <text:p>271483.43</text:p>
          </table:table-cell>
          <table:table-cell office:value-type="float" office:value="1454.37">
            <text:p>1454.37</text:p>
          </table:table-cell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3" office:value-type="date" office:date-value="2005-11-07">
            <text:p>11/07/0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94861.3">
            <text:p>694861.3</text:p>
          </table:table-cell>
          <table:table-cell table:style-name="ce2" office:value-type="float" office:value="1039.43">
            <text:p>1039.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18/07/200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883199.51">
            <text:p>883199.51</text:p>
          </table:table-cell>
          <table:table-cell office:value-type="float" office:value="1887.85">
            <text:p>1887.85</text:p>
          </table:table-cell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2" office:value-type="string">
            <text:p>25/07/200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93190.45">
            <text:p>1793190.45</text:p>
          </table:table-cell>
          <table:table-cell table:style-name="ce2" office:value-type="float" office:value="1692.75">
            <text:p>1692.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4" office:value-type="date" office:date-value="2005-02-08">
            <text:p>02/08/0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79485.48">
            <text:p>379485.48</text:p>
          </table:table-cell>
          <table:table-cell office:value-type="float" office:value="1206.95">
            <text:p>1206.95</text:p>
          </table:table-cell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 office:value-type="date" office:date-value="2005-08-08">
            <text:p>08/08/0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8130.55">
            <text:p>238130.55</text:p>
          </table:table-cell>
          <table:table-cell table:style-name="ce2" office:value-type="float" office:value="466.8">
            <text:p>466.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15/08/200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24895.89">
            <text:p>424895.89</text:p>
          </table:table-cell>
          <table:table-cell office:value-type="float" office:value="1048.05">
            <text:p>1048.05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string">
            <text:p>22/08/200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1438.56">
            <text:p>251438.56</text:p>
          </table:table-cell>
          <table:table-cell table:style-name="ce2" office:value-type="float" office:value="1182">
            <text:p>118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9/08/200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4911.71">
            <text:p>144911.71</text:p>
          </table:table-cell>
          <table:table-cell office:value-type="float" office:value="607.23">
            <text:p>607.23</text:p>
          </table:table-cell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3" office:value-type="date" office:date-value="2005-05-09">
            <text:p>05/09/0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23383.57">
            <text:p>323383.57</text:p>
          </table:table-cell>
          <table:table-cell table:style-name="ce2" office:value-type="float" office:value="1114.09">
            <text:p>1114.0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4" office:value-type="date" office:date-value="2005-12-09">
            <text:p>12/09/0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6012.69">
            <text:p>276012.69</text:p>
          </table:table-cell>
          <table:table-cell office:value-type="float" office:value="1266.5">
            <text:p>1266.5</text:p>
          </table:table-cell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2" office:value-type="string">
            <text:p>19/09/200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82532.88">
            <text:p>982532.88</text:p>
          </table:table-cell>
          <table:table-cell table:style-name="ce2" office:value-type="float" office:value="2379.02">
            <text:p>2379.0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26/09/200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55532.63">
            <text:p>855532.63</text:p>
          </table:table-cell>
          <table:table-cell office:value-type="float" office:value="1725.44">
            <text:p>1725.44</text:p>
          </table:table-cell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3" office:value-type="date" office:date-value="2005-03-10">
            <text:p>03/10/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42710">
            <text:p>442710</text:p>
          </table:table-cell>
          <table:table-cell table:style-name="ce2" office:value-type="float" office:value="1208.49">
            <text:p>1208.4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4" office:value-type="date" office:date-value="2005-10-10">
            <text:p>10/10/0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01807.58">
            <text:p>1801807.58</text:p>
          </table:table-cell>
          <table:table-cell office:value-type="float" office:value="1563.17">
            <text:p>1563.17</text:p>
          </table:table-cell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2" office:value-type="string">
            <text:p>17/10/200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9562.3">
            <text:p>159562.3</text:p>
          </table:table-cell>
          <table:table-cell table:style-name="ce2" office:value-type="float" office:value="498.16">
            <text:p>498.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4/10/200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6346.11">
            <text:p>76346.11</text:p>
          </table:table-cell>
          <table:table-cell office:value-type="float" office:value="202.19">
            <text:p>202.19</text:p>
          </table:table-cell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string">
            <text:p>31/10/200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06957.82">
            <text:p>706957.82</text:p>
          </table:table-cell>
          <table:table-cell table:style-name="ce2" office:value-type="float" office:value="1370.96">
            <text:p>1370.9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4" office:value-type="date" office:date-value="2005-07-11">
            <text:p>07/11/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503858.33">
            <text:p>1503858.33</text:p>
          </table:table-cell>
          <table:table-cell office:value-type="float" office:value="1553.04">
            <text:p>1553.04</text:p>
          </table:table-cell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14/11/20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49331.36">
            <text:p>1749331.36</text:p>
          </table:table-cell>
          <table:table-cell table:style-name="ce2" office:value-type="float" office:value="2198.57">
            <text:p>2198.5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1/11/200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514867.34">
            <text:p>514867.34</text:p>
          </table:table-cell>
          <table:table-cell office:value-type="float" office:value="1514.81">
            <text:p>1514.81</text:p>
          </table:table-cell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2" office:value-type="string">
            <text:p>28/11/200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42.69">
            <text:p>2542.6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4" office:value-type="date" office:date-value="2005-05-12">
            <text:p>05/12/0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081776.78">
            <text:p>4081776.78</text:p>
          </table:table-cell>
          <table:table-cell office:value-type="float" office:value="1388.24">
            <text:p>1388.24</text:p>
          </table:table-cell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3" office:value-type="date" office:date-value="2005-12-12">
            <text:p>12/12/0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48830.45">
            <text:p>848830.45</text:p>
          </table:table-cell>
          <table:table-cell table:style-name="ce2" office:value-type="float" office:value="1503.24">
            <text:p>1503.2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19/12/200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69686.18">
            <text:p>569686.18</text:p>
          </table:table-cell>
          <table:table-cell office:value-type="float" office:value="1470.79">
            <text:p>1470.79</text:p>
          </table:table-cell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2" office:value-type="string">
            <text:p>27/12/200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57319">
            <text:p>357319</text:p>
          </table:table-cell>
          <table:table-cell table:style-name="ce2" office:value-type="float" office:value="928.1">
            <text:p>928.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4" office:value-type="date" office:date-value="2006-02-01">
            <text:p>02/01/0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63143.71">
            <text:p>1663143.71</text:p>
          </table:table-cell>
          <table:table-cell office:value-type="float" office:value="1926.43">
            <text:p>1926.43</text:p>
          </table:table-cell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3" office:value-type="date" office:date-value="2006-09-01">
            <text:p>09/01/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46715.01">
            <text:p>746715.01</text:p>
          </table:table-cell>
          <table:table-cell table:style-name="ce2" office:value-type="float" office:value="844.38">
            <text:p>844.3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16/01/200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92515.31">
            <text:p>492515.31</text:p>
          </table:table-cell>
          <table:table-cell office:value-type="float" office:value="760.04">
            <text:p>760.04</text:p>
          </table:table-cell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2" office:value-type="string">
            <text:p>23/01/200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6137.23">
            <text:p>136137.23</text:p>
          </table:table-cell>
          <table:table-cell table:style-name="ce2" office:value-type="float" office:value="360.18">
            <text:p>360.1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30/01/200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22565.92">
            <text:p>422565.92</text:p>
          </table:table-cell>
          <table:table-cell office:value-type="float" office:value="1081.2">
            <text:p>1081.2</text:p>
          </table:table-cell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3" office:value-type="date" office:date-value="2006-06-02">
            <text:p>06/02/0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36561.02">
            <text:p>1036561.02</text:p>
          </table:table-cell>
          <table:table-cell table:style-name="ce2" office:value-type="float" office:value="2243.64">
            <text:p>2243.6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13/02/200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47965.76">
            <text:p>1047965.76</text:p>
          </table:table-cell>
          <table:table-cell office:value-type="float" office:value="2274.07">
            <text:p>2274.07</text:p>
          </table:table-cell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2" office:value-type="string">
            <text:p>20/02/20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16.7">
            <text:p>1516.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4" office:value-type="date" office:date-value="2006-01-03">
            <text:p>01/03/0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19339.5">
            <text:p>519339.5</text:p>
          </table:table-cell>
          <table:table-cell office:value-type="float" office:value="574.65">
            <text:p>574.65</text:p>
          </table:table-cell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date" office:date-value="2006-06-03">
            <text:p>06/03/0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30452.68">
            <text:p>830452.68</text:p>
          </table:table-cell>
          <table:table-cell table:style-name="ce2" office:value-type="float" office:value="1686.77">
            <text:p>1686.7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13/03/200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48986.01">
            <text:p>448986.01</text:p>
          </table:table-cell>
          <table:table-cell office:value-type="float" office:value="634.05">
            <text:p>634.05</text:p>
          </table:table-cell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string">
            <text:p>20/03/2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17614.17">
            <text:p>417614.17</text:p>
          </table:table-cell>
          <table:table-cell table:style-name="ce2" office:value-type="float" office:value="561.87">
            <text:p>561.8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27/03/200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341544.37">
            <text:p>1341544.37</text:p>
          </table:table-cell>
          <table:table-cell office:value-type="float" office:value="871.13">
            <text:p>871.13</text:p>
          </table:table-cell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3" office:value-type="date" office:date-value="2006-03-04">
            <text:p>03/04/0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5976.17">
            <text:p>135976.17</text:p>
          </table:table-cell>
          <table:table-cell table:style-name="ce2" office:value-type="float" office:value="733.01">
            <text:p>733.0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4" office:value-type="date" office:date-value="2006-10-04">
            <text:p>10/04/0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17132.17">
            <text:p>217132.17</text:p>
          </table:table-cell>
          <table:table-cell office:value-type="float" office:value="517.9">
            <text:p>517.9</text:p>
          </table:table-cell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2" office:value-type="string">
            <text:p>17/04/200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25378.91">
            <text:p>325378.91</text:p>
          </table:table-cell>
          <table:table-cell table:style-name="ce2" office:value-type="float" office:value="413.15">
            <text:p>413.1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4/04/2006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4154.46">
            <text:p>234154.46</text:p>
          </table:table-cell>
          <table:table-cell office:value-type="float" office:value="906.41">
            <text:p>906.41</text:p>
          </table:table-cell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3" office:value-type="date" office:date-value="2006-02-05">
            <text:p>02/05/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71843.75">
            <text:p>671843.75</text:p>
          </table:table-cell>
          <table:table-cell table:style-name="ce2" office:value-type="float" office:value="1750.35">
            <text:p>1750.3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4" office:value-type="date" office:date-value="2006-08-05">
            <text:p>08/05/0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937816.37">
            <text:p>937816.37</text:p>
          </table:table-cell>
          <table:table-cell office:value-type="float" office:value="2568.19">
            <text:p>2568.19</text:p>
          </table:table-cell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2" office:value-type="string">
            <text:p>15/05/2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76718.72">
            <text:p>476718.72</text:p>
          </table:table-cell>
          <table:table-cell table:style-name="ce2" office:value-type="float" office:value="1320.96">
            <text:p>1320.9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2/05/200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96786.85">
            <text:p>1596786.85</text:p>
          </table:table-cell>
          <table:table-cell office:value-type="float" office:value="1544.78">
            <text:p>1544.78</text:p>
          </table:table-cell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string">
            <text:p>29/05/200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0217.72">
            <text:p>210217.72</text:p>
          </table:table-cell>
          <table:table-cell table:style-name="ce2" office:value-type="float" office:value="801.34">
            <text:p>801.3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4" office:value-type="date" office:date-value="2006-05-06">
            <text:p>05/06/0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793662.96">
            <text:p>793662.96</text:p>
          </table:table-cell>
          <table:table-cell office:value-type="float" office:value="1444.34">
            <text:p>1444.34</text:p>
          </table:table-cell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3" office:value-type="date" office:date-value="2006-12-06">
            <text:p>12/06/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92224.96">
            <text:p>1692224.96</text:p>
          </table:table-cell>
          <table:table-cell table:style-name="ce2" office:value-type="float" office:value="1944.35">
            <text:p>1944.3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19/06/200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1113.36">
            <text:p>201113.36</text:p>
          </table:table-cell>
          <table:table-cell office:value-type="float" office:value="634.16">
            <text:p>634.16</text:p>
          </table:table-cell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2" office:value-type="string">
            <text:p>26/06/200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5936.8">
            <text:p>35936.8</text:p>
          </table:table-cell>
          <table:table-cell table:style-name="ce2" office:value-type="float" office:value="167.14">
            <text:p>167.1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style-name="ce4" office:value-type="date" office:date-value="2006-03-07">
            <text:p>03/07/0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95268.82">
            <text:p>395268.82</text:p>
          </table:table-cell>
          <table:table-cell office:value-type="float" office:value="621.2">
            <text:p>621.2</text:p>
          </table:table-cell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3" office:value-type="date" office:date-value="2006-10-07">
            <text:p>10/07/0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9758.4">
            <text:p>219758.4</text:p>
          </table:table-cell>
          <table:table-cell table:style-name="ce2" office:value-type="float" office:value="1014.53">
            <text:p>1014.5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17/07/20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72583.65">
            <text:p>472583.65</text:p>
          </table:table-cell>
          <table:table-cell office:value-type="float" office:value="973.73">
            <text:p>973.73</text:p>
          </table:table-cell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2" office:value-type="string">
            <text:p>24/07/200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4381.14">
            <text:p>84381.14</text:p>
          </table:table-cell>
          <table:table-cell table:style-name="ce2" office:value-type="float" office:value="598.09">
            <text:p>598.0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4" office:value-type="date" office:date-value="2006-01-08">
            <text:p>01/08/06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35870.42">
            <text:p>235870.42</text:p>
          </table:table-cell>
          <table:table-cell office:value-type="float" office:value="820.52">
            <text:p>820.52</text:p>
          </table:table-cell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3" office:value-type="date" office:date-value="2006-07-08">
            <text:p>07/08/0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41679.38">
            <text:p>1641679.38</text:p>
          </table:table-cell>
          <table:table-cell table:style-name="ce2" office:value-type="float" office:value="2112.84">
            <text:p>2112.8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14/08/200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33476.48">
            <text:p>333476.48</text:p>
          </table:table-cell>
          <table:table-cell office:value-type="float" office:value="1141.52">
            <text:p>1141.52</text:p>
          </table:table-cell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2" office:value-type="string">
            <text:p>21/08/200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35453.14">
            <text:p>435453.14</text:p>
          </table:table-cell>
          <table:table-cell table:style-name="ce2" office:value-type="float" office:value="744.65">
            <text:p>744.6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8/08/200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30468.18">
            <text:p>130468.18</text:p>
          </table:table-cell>
          <table:table-cell office:value-type="float" office:value="465.16">
            <text:p>465.16</text:p>
          </table:table-cell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3" office:value-type="date" office:date-value="2006-04-09">
            <text:p>04/09/0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15829.77">
            <text:p>1415829.77</text:p>
          </table:table-cell>
          <table:table-cell table:style-name="ce2" office:value-type="float" office:value="1004.61">
            <text:p>1004.6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4" office:value-type="date" office:date-value="2006-11-09">
            <text:p>11/09/0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52.92">
            <text:p>1352.92</text:p>
          </table:table-cell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2" office:value-type="string">
            <text:p>18/09/20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44973.94">
            <text:p>544973.94</text:p>
          </table:table-cell>
          <table:table-cell table:style-name="ce2" office:value-type="float" office:value="1449.91">
            <text:p>1449.9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5/09/200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84264.18">
            <text:p>184264.18</text:p>
          </table:table-cell>
          <table:table-cell office:value-type="float" office:value="608.27">
            <text:p>608.27</text:p>
          </table:table-cell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3" office:value-type="date" office:date-value="2006-02-10">
            <text:p>02/10/0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03537.47">
            <text:p>903537.47</text:p>
          </table:table-cell>
          <table:table-cell table:style-name="ce2" office:value-type="float" office:value="2043.43">
            <text:p>2043.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style-name="ce4" office:value-type="date" office:date-value="2006-09-10">
            <text:p>09/10/0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03307.5">
            <text:p>703307.5</text:p>
          </table:table-cell>
          <table:table-cell office:value-type="float" office:value="862.43">
            <text:p>862.43</text:p>
          </table:table-cell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2" office:value-type="string">
            <text:p>16/10/200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97551.18">
            <text:p>597551.18</text:p>
          </table:table-cell>
          <table:table-cell table:style-name="ce2" office:value-type="float" office:value="2239.89">
            <text:p>2239.8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19/10/200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31.96">
            <text:p>331.96</text:p>
          </table:table-cell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2" office:value-type="string">
            <text:p>23/10/20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26388.9">
            <text:p>326388.9</text:p>
          </table:table-cell>
          <table:table-cell table:style-name="ce2" office:value-type="float" office:value="1048.22">
            <text:p>1048.2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6/10/200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64578.33">
            <text:p>264578.33</text:p>
          </table:table-cell>
          <table:table-cell office:value-type="float" office:value="1130.14">
            <text:p>1130.14</text:p>
          </table:table-cell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2" office:value-type="string">
            <text:p>30/10/2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66134.45">
            <text:p>1166134.45</text:p>
          </table:table-cell>
          <table:table-cell table:style-name="ce2" office:value-type="float" office:value="1427.92">
            <text:p>1427.9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4" office:value-type="date" office:date-value="2006-03-11">
            <text:p>03/11/0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70695.33">
            <text:p>370695.33</text:p>
          </table:table-cell>
          <table:table-cell office:value-type="float" office:value="667.8">
            <text:p>667.8</text:p>
          </table:table-cell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3" office:value-type="date" office:date-value="2006-06-11">
            <text:p>06/11/0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0597.68">
            <text:p>30597.68</text:p>
          </table:table-cell>
          <table:table-cell table:style-name="ce2" office:value-type="float" office:value="373.8">
            <text:p>373.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4" office:value-type="date" office:date-value="2006-09-11">
            <text:p>09/11/0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02468.28">
            <text:p>302468.28</text:p>
          </table:table-cell>
          <table:table-cell office:value-type="float" office:value="729.59">
            <text:p>729.59</text:p>
          </table:table-cell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2" office:value-type="string">
            <text:p>13/11/200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67158.17">
            <text:p>1467158.17</text:p>
          </table:table-cell>
          <table:table-cell table:style-name="ce2" office:value-type="float" office:value="1628.97">
            <text:p>1628.9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16/11/200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73.03">
            <text:p>1973.03</text:p>
          </table:table-cell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2" office:value-type="string">
            <text:p>21/11/20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82496.82">
            <text:p>2382496.82</text:p>
          </table:table-cell>
          <table:table-cell table:style-name="ce2" office:value-type="float" office:value="894.98">
            <text:p>894.9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3/11/200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14073.05">
            <text:p>214073.05</text:p>
          </table:table-cell>
          <table:table-cell office:value-type="float" office:value="1369.34">
            <text:p>1369.34</text:p>
          </table:table-cell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2" office:value-type="string">
            <text:p>27/11/20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94736.87">
            <text:p>1294736.87</text:p>
          </table:table-cell>
          <table:table-cell table:style-name="ce2" office:value-type="float" office:value="1130.12">
            <text:p>1130.1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30/11/200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29.59">
            <text:p>1729.59</text:p>
          </table:table-cell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3" office:value-type="date" office:date-value="2006-04-12">
            <text:p>04/12/0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4220.21">
            <text:p>164220.21</text:p>
          </table:table-cell>
          <table:table-cell table:style-name="ce2" office:value-type="float" office:value="266.09">
            <text:p>266.0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4" office:value-type="date" office:date-value="2006-07-12">
            <text:p>07/12/0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40155.35">
            <text:p>640155.35</text:p>
          </table:table-cell>
          <table:table-cell office:value-type="float" office:value="2055.07">
            <text:p>2055.07</text:p>
          </table:table-cell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3" office:value-type="date" office:date-value="2006-11-12">
            <text:p>11/12/0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19699.48">
            <text:p>1219699.48</text:p>
          </table:table-cell>
          <table:table-cell table:style-name="ce2" office:value-type="float" office:value="645.28">
            <text:p>645.2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14/12/200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561611.08">
            <text:p>561611.08</text:p>
          </table:table-cell>
          <table:table-cell office:value-type="float" office:value="938.37">
            <text:p>938.37</text:p>
          </table:table-cell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2" office:value-type="string">
            <text:p>18/12/200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21659.37">
            <text:p>1521659.37</text:p>
          </table:table-cell>
          <table:table-cell table:style-name="ce2" office:value-type="float" office:value="2304.38">
            <text:p>2304.3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1/12/200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2980.1">
            <text:p>82980.1</text:p>
          </table:table-cell>
          <table:table-cell office:value-type="float" office:value="195.92">
            <text:p>195.92</text:p>
          </table:table-cell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2" office:value-type="string">
            <text:p>26/12/20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8697.01">
            <text:p>68697.01</text:p>
          </table:table-cell>
          <table:table-cell table:style-name="ce2" office:value-type="float" office:value="49.61">
            <text:p>49.6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8/12/200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648701.32">
            <text:p>648701.32</text:p>
          </table:table-cell>
          <table:table-cell office:value-type="float" office:value="1544.53">
            <text:p>1544.53</text:p>
          </table:table-cell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3" office:value-type="date" office:date-value="2007-02-01">
            <text:p>02/01/0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3505.82">
            <text:p>83505.82</text:p>
          </table:table-cell>
          <table:table-cell table:style-name="ce2" office:value-type="float" office:value="268.93">
            <text:p>268.9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style-name="ce4" office:value-type="date" office:date-value="2007-04-01">
            <text:p>04/01/0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8236.04">
            <text:p>218236.04</text:p>
          </table:table-cell>
          <table:table-cell office:value-type="float" office:value="882.35">
            <text:p>882.35</text:p>
          </table:table-cell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3" office:value-type="date" office:date-value="2007-08-01">
            <text:p>08/01/0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82071.9">
            <text:p>282071.9</text:p>
          </table:table-cell>
          <table:table-cell table:style-name="ce2" office:value-type="float" office:value="857.36">
            <text:p>857.3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style-name="ce4" office:value-type="date" office:date-value="2007-11-01">
            <text:p>11/01/0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98398.38">
            <text:p>298398.38</text:p>
          </table:table-cell>
          <table:table-cell office:value-type="float" office:value="781.59">
            <text:p>781.59</text:p>
          </table:table-cell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2" office:value-type="string">
            <text:p>15/01/20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28034.83">
            <text:p>628034.83</text:p>
          </table:table-cell>
          <table:table-cell table:style-name="ce2" office:value-type="float" office:value="1592.65">
            <text:p>1592.6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18/01/200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74968.4">
            <text:p>374968.4</text:p>
          </table:table-cell>
          <table:table-cell office:value-type="float" office:value="503.43">
            <text:p>503.43</text:p>
          </table:table-cell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2" office:value-type="string">
            <text:p>22/01/20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7432">
            <text:p>167432</text:p>
          </table:table-cell>
          <table:table-cell table:style-name="ce2" office:value-type="float" office:value="836">
            <text:p>83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5/01/200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97279.18">
            <text:p>497279.18</text:p>
          </table:table-cell>
          <table:table-cell office:value-type="float" office:value="1315.56">
            <text:p>1315.56</text:p>
          </table:table-cell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2" office:value-type="string">
            <text:p>29/01/20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50459.97">
            <text:p>350459.97</text:p>
          </table:table-cell>
          <table:table-cell table:style-name="ce2" office:value-type="float" office:value="769.96">
            <text:p>769.9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style-name="ce4" office:value-type="date" office:date-value="2007-01-02">
            <text:p>01/02/0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964343.13">
            <text:p>964343.13</text:p>
          </table:table-cell>
          <table:table-cell office:value-type="float" office:value="1003.13">
            <text:p>1003.13</text:p>
          </table:table-cell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3" office:value-type="date" office:date-value="2007-05-02">
            <text:p>05/02/0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35921.62">
            <text:p>435921.62</text:p>
          </table:table-cell>
          <table:table-cell table:style-name="ce2" office:value-type="float" office:value="740.51">
            <text:p>740.5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style-name="ce4" office:value-type="date" office:date-value="2007-08-02">
            <text:p>08/02/0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70419.19">
            <text:p>670419.19</text:p>
          </table:table-cell>
          <table:table-cell office:value-type="float" office:value="1818.5">
            <text:p>1818.5</text:p>
          </table:table-cell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3" office:value-type="date" office:date-value="2007-12-02">
            <text:p>12/02/0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97208.94">
            <text:p>1197208.94</text:p>
          </table:table-cell>
          <table:table-cell table:style-name="ce2" office:value-type="float" office:value="1449.4">
            <text:p>1449.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15/02/200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6522.69">
            <text:p>86522.69</text:p>
          </table:table-cell>
          <table:table-cell office:value-type="float" office:value="344.28">
            <text:p>344.28</text:p>
          </table:table-cell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2" office:value-type="string">
            <text:p>22/02/200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78818.47">
            <text:p>1278818.47</text:p>
          </table:table-cell>
          <table:table-cell table:style-name="ce2" office:value-type="float" office:value="1696.8">
            <text:p>1696.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6/02/200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27278.19">
            <text:p>327278.19</text:p>
          </table:table-cell>
          <table:table-cell office:value-type="float" office:value="1244.01">
            <text:p>1244.01</text:p>
          </table:table-cell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3" office:value-type="date" office:date-value="2007-01-03">
            <text:p>01/03/0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09715.3">
            <text:p>409715.3</text:p>
          </table:table-cell>
          <table:table-cell table:style-name="ce2" office:value-type="float" office:value="1861.4">
            <text:p>1861.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4" office:value-type="date" office:date-value="2007-05-03">
            <text:p>05/03/0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321388.89">
            <text:p>1321388.89</text:p>
          </table:table-cell>
          <table:table-cell office:value-type="float" office:value="1486.38">
            <text:p>1486.38</text:p>
          </table:table-cell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3" office:value-type="date" office:date-value="2007-08-03">
            <text:p>08/03/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19190.74">
            <text:p>519190.74</text:p>
          </table:table-cell>
          <table:table-cell table:style-name="ce2" office:value-type="float" office:value="1589.36">
            <text:p>1589.3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style-name="ce4" office:value-type="date" office:date-value="2007-12-03">
            <text:p>12/03/0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62310">
            <text:p>262310</text:p>
          </table:table-cell>
          <table:table-cell office:value-type="float" office:value="729.59">
            <text:p>729.59</text:p>
          </table:table-cell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2" office:value-type="string">
            <text:p>15/03/200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03.36">
            <text:p>1703.3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19/03/200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51893.08">
            <text:p>151893.08</text:p>
          </table:table-cell>
          <table:table-cell office:value-type="float" office:value="356.8">
            <text:p>356.8</text:p>
          </table:table-cell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2" office:value-type="string">
            <text:p>22/03/20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3188.57">
            <text:p>233188.57</text:p>
          </table:table-cell>
          <table:table-cell table:style-name="ce2" office:value-type="float" office:value="703.6">
            <text:p>703.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6/03/200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51759.41">
            <text:p>1651759.41</text:p>
          </table:table-cell>
          <table:table-cell office:value-type="float" office:value="2198.44">
            <text:p>2198.44</text:p>
          </table:table-cell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2" office:value-type="string">
            <text:p>29/03/200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90228.22">
            <text:p>590228.22</text:p>
          </table:table-cell>
          <table:table-cell table:style-name="ce2" office:value-type="float" office:value="1873.74">
            <text:p>1873.7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4" office:value-type="date" office:date-value="2007-02-04">
            <text:p>02/04/0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211903.7">
            <text:p>1211903.7</text:p>
          </table:table-cell>
          <table:table-cell office:value-type="float" office:value="1426.89">
            <text:p>1426.89</text:p>
          </table:table-cell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3" office:value-type="date" office:date-value="2007-05-04">
            <text:p>05/04/0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34367.26">
            <text:p>534367.26</text:p>
          </table:table-cell>
          <table:table-cell table:style-name="ce2" office:value-type="float" office:value="1202.18">
            <text:p>1202.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4" office:value-type="date" office:date-value="2007-09-04">
            <text:p>09/04/0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25084.14">
            <text:p>425084.14</text:p>
          </table:table-cell>
          <table:table-cell office:value-type="float" office:value="2046.96">
            <text:p>2046.96</text:p>
          </table:table-cell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3" office:value-type="date" office:date-value="2007-12-04">
            <text:p>12/04/0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7257.17">
            <text:p>467257.17</text:p>
          </table:table-cell>
          <table:table-cell table:style-name="ce2" office:value-type="float" office:value="748.57">
            <text:p>748.5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16/04/20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92363.73">
            <text:p>92363.73</text:p>
          </table:table-cell>
          <table:table-cell office:value-type="float" office:value="230.72">
            <text:p>230.72</text:p>
          </table:table-cell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19/04/20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56439.49">
            <text:p>356439.49</text:p>
          </table:table-cell>
          <table:table-cell table:style-name="ce2" office:value-type="float" office:value="922.09">
            <text:p>922.0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3/04/200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367.72">
            <text:p>1367.72</text:p>
          </table:table-cell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2" office:value-type="string">
            <text:p>26/04/20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99865.39">
            <text:p>1099865.39</text:p>
          </table:table-cell>
          <table:table-cell table:style-name="ce2" office:value-type="float" office:value="1269.5">
            <text:p>1269.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30/04/200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0486.33">
            <text:p>160486.33</text:p>
          </table:table-cell>
          <table:table-cell office:value-type="float" office:value="271.64">
            <text:p>271.64</text:p>
          </table:table-cell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3" office:value-type="date" office:date-value="2007-03-05">
            <text:p>03/05/0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92829.11">
            <text:p>292829.11</text:p>
          </table:table-cell>
          <table:table-cell table:style-name="ce2" office:value-type="float" office:value="783.02">
            <text:p>783.0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4" office:value-type="date" office:date-value="2007-07-05">
            <text:p>07/05/0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41708.91">
            <text:p>641708.91</text:p>
          </table:table-cell>
          <table:table-cell office:value-type="float" office:value="1003.71">
            <text:p>1003.71</text:p>
          </table:table-cell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3" office:value-type="date" office:date-value="2007-10-05">
            <text:p>10/05/0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95114.22">
            <text:p>1295114.22</text:p>
          </table:table-cell>
          <table:table-cell table:style-name="ce2" office:value-type="float" office:value="1590.4">
            <text:p>1590.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14/05/200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21125.73">
            <text:p>1321125.73</text:p>
          </table:table-cell>
          <table:table-cell office:value-type="float" office:value="1695.2">
            <text:p>1695.2</text:p>
          </table:table-cell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2" office:value-type="string">
            <text:p>17/05/200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47.51">
            <text:p>1847.5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1/05/200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31076.01">
            <text:p>1431076.01</text:p>
          </table:table-cell>
          <table:table-cell office:value-type="float" office:value="1881.08">
            <text:p>1881.08</text:p>
          </table:table-cell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2" office:value-type="string">
            <text:p>24/05/200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37537.2">
            <text:p>1137537.2</text:p>
          </table:table-cell>
          <table:table-cell table:style-name="ce2" office:value-type="float" office:value="2101.36">
            <text:p>2101.3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8/05/200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78.5">
            <text:p>1478.5</text:p>
          </table:table-cell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2" office:value-type="string">
            <text:p>31/05/200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74947.7">
            <text:p>674947.7</text:p>
          </table:table-cell>
          <table:table-cell table:style-name="ce2" office:value-type="float" office:value="1671.79">
            <text:p>1671.7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4" office:value-type="date" office:date-value="2007-04-06">
            <text:p>04/06/0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4688.25">
            <text:p>314688.25</text:p>
          </table:table-cell>
          <table:table-cell office:value-type="float" office:value="441.96">
            <text:p>441.96</text:p>
          </table:table-cell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3" office:value-type="date" office:date-value="2007-08-06">
            <text:p>08/06/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33333.31">
            <text:p>1033333.31</text:p>
          </table:table-cell>
          <table:table-cell table:style-name="ce2" office:value-type="float" office:value="1860.74">
            <text:p>1860.7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4" office:value-type="date" office:date-value="2007-11-06">
            <text:p>11/06/0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26727.9">
            <text:p>426727.9</text:p>
          </table:table-cell>
          <table:table-cell office:value-type="float" office:value="1752.87">
            <text:p>1752.87</text:p>
          </table:table-cell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2" office:value-type="string">
            <text:p>14/06/200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2006.7">
            <text:p>162006.7</text:p>
          </table:table-cell>
          <table:table-cell table:style-name="ce2" office:value-type="float" office:value="952.98">
            <text:p>952.9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18/06/200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51708.06">
            <text:p>451708.06</text:p>
          </table:table-cell>
          <table:table-cell office:value-type="float" office:value="1803.62">
            <text:p>1803.62</text:p>
          </table:table-cell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2" office:value-type="string">
            <text:p>21/06/20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12992.46">
            <text:p>912992.46</text:p>
          </table:table-cell>
          <table:table-cell table:style-name="ce2" office:value-type="float" office:value="594.21">
            <text:p>594.2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5/06/200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574316.19">
            <text:p>1574316.19</text:p>
          </table:table-cell>
          <table:table-cell office:value-type="float" office:value="1843.46">
            <text:p>1843.46</text:p>
          </table:table-cell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string">
            <text:p>28/06/200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97922.11">
            <text:p>1197922.11</text:p>
          </table:table-cell>
          <table:table-cell table:style-name="ce2" office:value-type="float" office:value="2037.28">
            <text:p>2037.2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style-name="ce4" office:value-type="date" office:date-value="2007-02-07">
            <text:p>02/07/0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2409.35">
            <text:p>122409.35</text:p>
          </table:table-cell>
          <table:table-cell office:value-type="float" office:value="509.88">
            <text:p>509.88</text:p>
          </table:table-cell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3" office:value-type="date" office:date-value="2007-05-07">
            <text:p>05/07/0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89594.53">
            <text:p>889594.53</text:p>
          </table:table-cell>
          <table:table-cell table:style-name="ce2" office:value-type="float" office:value="561.85">
            <text:p>561.8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4" office:value-type="date" office:date-value="2007-09-07">
            <text:p>09/07/0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48234.57">
            <text:p>248234.57</text:p>
          </table:table-cell>
          <table:table-cell office:value-type="float" office:value="895.89">
            <text:p>895.89</text:p>
          </table:table-cell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3" office:value-type="date" office:date-value="2007-12-07">
            <text:p>12/07/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98.37">
            <text:p>1298.3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16/07/200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545832.17">
            <text:p>545832.17</text:p>
          </table:table-cell>
          <table:table-cell office:value-type="float" office:value="926.91">
            <text:p>926.91</text:p>
          </table:table-cell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2" office:value-type="string">
            <text:p>19/07/200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58825.53">
            <text:p>1158825.53</text:p>
          </table:table-cell>
          <table:table-cell table:style-name="ce2" office:value-type="float" office:value="1556.87">
            <text:p>1556.8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3/07/200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8193.92">
            <text:p>268193.92</text:p>
          </table:table-cell>
          <table:table-cell office:value-type="float" office:value="622.31">
            <text:p>622.31</text:p>
          </table:table-cell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2" office:value-type="string">
            <text:p>26/07/20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76749.8">
            <text:p>1076749.8</text:p>
          </table:table-cell>
          <table:table-cell table:style-name="ce2" office:value-type="float" office:value="1168.26">
            <text:p>1168.2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30/07/200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62955.29">
            <text:p>162955.29</text:p>
          </table:table-cell>
          <table:table-cell office:value-type="float" office:value="758.98">
            <text:p>758.98</text:p>
          </table:table-cell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3" office:value-type="date" office:date-value="2007-02-08">
            <text:p>02/08/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53900.01">
            <text:p>553900.01</text:p>
          </table:table-cell>
          <table:table-cell table:style-name="ce2" office:value-type="float" office:value="949.54">
            <text:p>949.5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ce4" office:value-type="date" office:date-value="2007-06-08">
            <text:p>06/08/0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31.01">
            <text:p>1431.01</text:p>
          </table:table-cell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3" office:value-type="date" office:date-value="2007-09-08">
            <text:p>09/08/0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61115.43">
            <text:p>761115.43</text:p>
          </table:table-cell>
          <table:table-cell table:style-name="ce2" office:value-type="float" office:value="1130.76">
            <text:p>1130.7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13/08/2007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602862.09">
            <text:p>1602862.09</text:p>
          </table:table-cell>
          <table:table-cell office:value-type="float" office:value="1730.33">
            <text:p>1730.33</text:p>
          </table:table-cell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2" office:value-type="string">
            <text:p>16/08/20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14572.62">
            <text:p>514572.62</text:p>
          </table:table-cell>
          <table:table-cell table:style-name="ce2" office:value-type="float" office:value="680.17">
            <text:p>680.1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20/08/200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100400.4">
            <text:p>1100400.4</text:p>
          </table:table-cell>
          <table:table-cell office:value-type="float" office:value="629.77">
            <text:p>629.77</text:p>
          </table:table-cell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2" office:value-type="string">
            <text:p>23/08/200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5597.54">
            <text:p>205597.54</text:p>
          </table:table-cell>
          <table:table-cell table:style-name="ce2" office:value-type="float" office:value="772.71">
            <text:p>772.7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7/08/200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00690.74">
            <text:p>300690.74</text:p>
          </table:table-cell>
          <table:table-cell office:value-type="float" office:value="1130.42">
            <text:p>1130.42</text:p>
          </table:table-cell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2" office:value-type="string">
            <text:p>30/08/200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29124.59">
            <text:p>729124.59</text:p>
          </table:table-cell>
          <table:table-cell table:style-name="ce2" office:value-type="float" office:value="682.67">
            <text:p>682.6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style-name="ce4" office:value-type="date" office:date-value="2007-03-09">
            <text:p>03/09/0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88791.25">
            <text:p>388791.25</text:p>
          </table:table-cell>
          <table:table-cell office:value-type="float" office:value="915.52">
            <text:p>915.52</text:p>
          </table:table-cell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3" office:value-type="date" office:date-value="2007-06-09">
            <text:p>06/09/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45268.64">
            <text:p>1145268.64</text:p>
          </table:table-cell>
          <table:table-cell table:style-name="ce2" office:value-type="float" office:value="849.19">
            <text:p>849.1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4" office:value-type="date" office:date-value="2007-10-09">
            <text:p>10/09/0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84999.07">
            <text:p>384999.07</text:p>
          </table:table-cell>
          <table:table-cell office:value-type="float" office:value="1059.96">
            <text:p>1059.96</text:p>
          </table:table-cell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2" office:value-type="string">
            <text:p>13/09/2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9239.02">
            <text:p>309239.02</text:p>
          </table:table-cell>
          <table:table-cell table:style-name="ce2" office:value-type="float" office:value="1541.06">
            <text:p>1541.0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17/09/200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574134.62">
            <text:p>574134.62</text:p>
          </table:table-cell>
          <table:table-cell office:value-type="float" office:value="1732.8">
            <text:p>1732.8</text:p>
          </table:table-cell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2" office:value-type="string">
            <text:p>20/09/20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9836.27">
            <text:p>219836.27</text:p>
          </table:table-cell>
          <table:table-cell table:style-name="ce2" office:value-type="float" office:value="1234.27">
            <text:p>1234.2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24/09/200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656028.71">
            <text:p>656028.71</text:p>
          </table:table-cell>
          <table:table-cell office:value-type="float" office:value="937.19">
            <text:p>937.19</text:p>
          </table:table-cell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2" office:value-type="string">
            <text:p>27/09/20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8893.58">
            <text:p>198893.58</text:p>
          </table:table-cell>
          <table:table-cell table:style-name="ce2" office:value-type="float" office:value="580.96">
            <text:p>580.9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style-name="ce4" office:value-type="date" office:date-value="2007-01-10">
            <text:p>01/10/0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477.16">
            <text:p>2477.16</text:p>
          </table:table-cell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3" office:value-type="date" office:date-value="2007-04-10">
            <text:p>04/10/0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407439.83">
            <text:p>3407439.83</text:p>
          </table:table-cell>
          <table:table-cell table:style-name="ce2" office:value-type="float" office:value="1740.58">
            <text:p>1740.5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style-name="ce4" office:value-type="date" office:date-value="2007-08-10">
            <text:p>08/10/0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50009.12">
            <text:p>650009.12</text:p>
          </table:table-cell>
          <table:table-cell office:value-type="float" office:value="930.14">
            <text:p>930.14</text:p>
          </table:table-cell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3" office:value-type="date" office:date-value="2007-11-10">
            <text:p>11/10/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89723.12">
            <text:p>1189723.12</text:p>
          </table:table-cell>
          <table:table-cell table:style-name="ce2" office:value-type="float" office:value="1106.03">
            <text:p>1106.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15/10/2007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63.09">
            <text:p>963.09</text:p>
          </table:table-cell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2" office:value-type="string">
            <text:p>18/10/20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68787.91">
            <text:p>468787.91</text:p>
          </table:table-cell>
          <table:table-cell table:style-name="ce2" office:value-type="float" office:value="903.42">
            <text:p>903.4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2/10/200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49.5">
            <text:p>1649.5</text:p>
          </table:table-cell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2" office:value-type="string">
            <text:p>25/10/200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74831.7">
            <text:p>574831.7</text:p>
          </table:table-cell>
          <table:table-cell table:style-name="ce2" office:value-type="float" office:value="763.96">
            <text:p>763.9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9/10/200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2949.16">
            <text:p>512949.16</text:p>
          </table:table-cell>
          <table:table-cell office:value-type="float" office:value="755.18">
            <text:p>755.18</text:p>
          </table:table-cell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3" office:value-type="date" office:date-value="2007-01-11">
            <text:p>01/11/0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70248.98">
            <text:p>1270248.98</text:p>
          </table:table-cell>
          <table:table-cell table:style-name="ce2" office:value-type="float" office:value="1188.63">
            <text:p>1188.6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style-name="ce4" office:value-type="date" office:date-value="2007-05-11">
            <text:p>05/11/0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30336.28">
            <text:p>1330336.28</text:p>
          </table:table-cell>
          <table:table-cell office:value-type="float" office:value="1597.04">
            <text:p>1597.04</text:p>
          </table:table-cell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3" office:value-type="date" office:date-value="2007-08-11">
            <text:p>08/11/0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6.78">
            <text:p>1086.7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style-name="ce4" office:value-type="date" office:date-value="2007-12-11">
            <text:p>12/11/0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13005.15">
            <text:p>513005.15</text:p>
          </table:table-cell>
          <table:table-cell office:value-type="float" office:value="1834.26">
            <text:p>1834.26</text:p>
          </table:table-cell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2" office:value-type="string">
            <text:p>16/11/200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1266.52">
            <text:p>131266.52</text:p>
          </table:table-cell>
          <table:table-cell table:style-name="ce2" office:value-type="float" office:value="385.62">
            <text:p>385.62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19/11/200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24498.58">
            <text:p>724498.58</text:p>
          </table:table-cell>
          <table:table-cell office:value-type="float" office:value="135.95">
            <text:p>135.95</text:p>
          </table:table-cell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2" office:value-type="string">
            <text:p>22/11/200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2825.36">
            <text:p>312825.36</text:p>
          </table:table-cell>
          <table:table-cell table:style-name="ce2" office:value-type="float" office:value="831.43">
            <text:p>831.4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26/11/200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58502.59">
            <text:p>658502.59</text:p>
          </table:table-cell>
          <table:table-cell office:value-type="float" office:value="859.11">
            <text:p>859.11</text:p>
          </table:table-cell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2" office:value-type="string">
            <text:p>29/11/20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11743.68">
            <text:p>411743.68</text:p>
          </table:table-cell>
          <table:table-cell table:style-name="ce2" office:value-type="float" office:value="1696.75">
            <text:p>1696.7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style-name="ce4" office:value-type="date" office:date-value="2007-03-12">
            <text:p>03/12/0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344720.36">
            <text:p>344720.36</text:p>
          </table:table-cell>
          <table:table-cell office:value-type="float" office:value="1125.62">
            <text:p>1125.62</text:p>
          </table:table-cell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3" office:value-type="date" office:date-value="2007-06-12">
            <text:p>06/12/0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182.21">
            <text:p>14182.21</text:p>
          </table:table-cell>
          <table:table-cell table:style-name="ce2" office:value-type="float" office:value="35.13">
            <text:p>35.1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style-name="ce4" office:value-type="date" office:date-value="2007-10-12">
            <text:p>10/12/0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84377.54">
            <text:p>384377.54</text:p>
          </table:table-cell>
          <table:table-cell office:value-type="float" office:value="612.34">
            <text:p>612.34</text:p>
          </table:table-cell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2" office:value-type="string">
            <text:p>13/12/200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6308.88">
            <text:p>186308.88</text:p>
          </table:table-cell>
          <table:table-cell table:style-name="ce2" office:value-type="float" office:value="312.99">
            <text:p>312.9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17/12/20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66444.42">
            <text:p>166444.42</text:p>
          </table:table-cell>
          <table:table-cell office:value-type="float" office:value="624.27">
            <text:p>624.27</text:p>
          </table:table-cell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2" office:value-type="string">
            <text:p>20/12/200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1399.2">
            <text:p>311399.2</text:p>
          </table:table-cell>
          <table:table-cell table:style-name="ce2" office:value-type="float" office:value="1407.77">
            <text:p>1407.7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22/12/200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5730.62">
            <text:p>125730.62</text:p>
          </table:table-cell>
          <table:table-cell office:value-type="float" office:value="747.63">
            <text:p>747.63</text:p>
          </table:table-cell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2" office:value-type="string">
            <text:p>27/12/200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1508.88">
            <text:p>51508.88</text:p>
          </table:table-cell>
          <table:table-cell table:style-name="ce2" office:value-type="float" office:value="45.39">
            <text:p>45.3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9/12/200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31166.67">
            <text:p>231166.67</text:p>
          </table:table-cell>
          <table:table-cell office:value-type="float" office:value="879.33">
            <text:p>879.33</text:p>
          </table:table-cell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3" office:value-type="date" office:date-value="2008-03-01">
            <text:p>03/01/0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4820.4">
            <text:p>224820.4</text:p>
          </table:table-cell>
          <table:table-cell table:style-name="ce2" office:value-type="float" office:value="396.51">
            <text:p>396.5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style-name="ce4" office:value-type="date" office:date-value="2008-07-01">
            <text:p>07/01/0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70692.9">
            <text:p>270692.9</text:p>
          </table:table-cell>
          <table:table-cell office:value-type="float" office:value="1098.59">
            <text:p>1098.59</text:p>
          </table:table-cell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3" office:value-type="date" office:date-value="2008-10-01">
            <text:p>10/01/0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12109.33">
            <text:p>1112109.33</text:p>
          </table:table-cell>
          <table:table-cell table:style-name="ce2" office:value-type="float" office:value="945.67">
            <text:p>945.6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14/01/20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63211.34">
            <text:p>63211.34</text:p>
          </table:table-cell>
          <table:table-cell office:value-type="float" office:value="266.9">
            <text:p>266.9</text:p>
          </table:table-cell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2" office:value-type="string">
            <text:p>17/01/200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4730.42">
            <text:p>244730.42</text:p>
          </table:table-cell>
          <table:table-cell table:style-name="ce2" office:value-type="float" office:value="1200.05">
            <text:p>1200.0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21/01/200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36637.79">
            <text:p>236637.79</text:p>
          </table:table-cell>
          <table:table-cell office:value-type="float" office:value="915.31">
            <text:p>915.31</text:p>
          </table:table-cell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2" office:value-type="string">
            <text:p>24/01/200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10021.45">
            <text:p>1210021.45</text:p>
          </table:table-cell>
          <table:table-cell table:style-name="ce2" office:value-type="float" office:value="1010.88">
            <text:p>1010.8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8/01/200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11274.88">
            <text:p>311274.88</text:p>
          </table:table-cell>
          <table:table-cell office:value-type="float" office:value="554.31">
            <text:p>554.31</text:p>
          </table:table-cell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2" office:value-type="string">
            <text:p>31/01/200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23387.36">
            <text:p>423387.36</text:p>
          </table:table-cell>
          <table:table-cell table:style-name="ce2" office:value-type="float" office:value="1206.99">
            <text:p>1206.9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style-name="ce4" office:value-type="date" office:date-value="2008-07-02">
            <text:p>07/02/08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710326.08">
            <text:p>710326.08</text:p>
          </table:table-cell>
          <table:table-cell office:value-type="float" office:value="1812.06">
            <text:p>1812.06</text:p>
          </table:table-cell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3" office:value-type="date" office:date-value="2008-11-02">
            <text:p>11/02/0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17206.8">
            <text:p>317206.8</text:p>
          </table:table-cell>
          <table:table-cell table:style-name="ce2" office:value-type="float" office:value="2130.81">
            <text:p>2130.8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14/02/200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388.76">
            <text:p>2388.76</text:p>
          </table:table-cell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2" office:value-type="string">
            <text:p>18/02/2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12831.75">
            <text:p>1712831.75</text:p>
          </table:table-cell>
          <table:table-cell table:style-name="ce2" office:value-type="float" office:value="1972.31">
            <text:p>1972.3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1/02/200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400709.24">
            <text:p>1400709.24</text:p>
          </table:table-cell>
          <table:table-cell office:value-type="float" office:value="2300.02">
            <text:p>2300.02</text:p>
          </table:table-cell>
        </table:table-row>
        <table:table-row table:style-name="ro1">
          <table:table-cell table:style-name="ce2" office:value-type="float" office:value="300">
            <text:p>300</text:p>
          </table:table-cell>
          <table:table-cell table:style-name="ce2" office:value-type="string">
            <text:p>25/02/200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6323.91">
            <text:p>236323.91</text:p>
          </table:table-cell>
          <table:table-cell table:style-name="ce2" office:value-type="float" office:value="754.71">
            <text:p>754.7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28/02/200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7255.79">
            <text:p>207255.79</text:p>
          </table:table-cell>
          <table:table-cell office:value-type="float" office:value="543.27">
            <text:p>543.27</text:p>
          </table:table-cell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3" office:value-type="date" office:date-value="2008-03-03">
            <text:p>03/03/0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4317.67">
            <text:p>154317.67</text:p>
          </table:table-cell>
          <table:table-cell table:style-name="ce2" office:value-type="float" office:value="656.98">
            <text:p>656.9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4" office:value-type="date" office:date-value="2008-06-03">
            <text:p>06/03/0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52508.66">
            <text:p>452508.66</text:p>
          </table:table-cell>
          <table:table-cell office:value-type="float" office:value="1696.2">
            <text:p>1696.2</text:p>
          </table:table-cell>
        </table:table-row>
        <table:table-row table:style-name="ro1">
          <table:table-cell table:style-name="ce2" office:value-type="float" office:value="304">
            <text:p>304</text:p>
          </table:table-cell>
          <table:table-cell table:style-name="ce3" office:value-type="date" office:date-value="2008-10-03">
            <text:p>10/03/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02.1">
            <text:p>2902.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13/03/200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088299.38">
            <text:p>1088299.38</text:p>
          </table:table-cell>
          <table:table-cell office:value-type="float" office:value="1108.9">
            <text:p>1108.9</text:p>
          </table:table-cell>
        </table:table-row>
        <table:table-row table:style-name="ro1">
          <table:table-cell table:style-name="ce2" office:value-type="float" office:value="306">
            <text:p>306</text:p>
          </table:table-cell>
          <table:table-cell table:style-name="ce2" office:value-type="string">
            <text:p>17/03/200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52.02">
            <text:p>1852.0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/03/200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0368.22">
            <text:p>120368.22</text:p>
          </table:table-cell>
          <table:table-cell office:value-type="float" office:value="383.76">
            <text:p>383.76</text:p>
          </table:table-cell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2" office:value-type="string">
            <text:p>24/03/200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06005.32">
            <text:p>506005.32</text:p>
          </table:table-cell>
          <table:table-cell table:style-name="ce2" office:value-type="float" office:value="1060.44">
            <text:p>1060.4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7/03/200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94576.96">
            <text:p>694576.96</text:p>
          </table:table-cell>
          <table:table-cell office:value-type="float" office:value="1473.64">
            <text:p>1473.64</text:p>
          </table:table-cell>
        </table:table-row>
        <table:table-row table:style-name="ro1">
          <table:table-cell table:style-name="ce2" office:value-type="float" office:value="310">
            <text:p>310</text:p>
          </table:table-cell>
          <table:table-cell table:style-name="ce2" office:value-type="string">
            <text:p>31/03/200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96694.91">
            <text:p>1396694.91</text:p>
          </table:table-cell>
          <table:table-cell table:style-name="ce2" office:value-type="float" office:value="1408.43">
            <text:p>1408.4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4" office:value-type="date" office:date-value="2008-03-04">
            <text:p>03/04/0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3572.09">
            <text:p>133572.09</text:p>
          </table:table-cell>
          <table:table-cell office:value-type="float" office:value="791.41">
            <text:p>791.41</text:p>
          </table:table-cell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3" office:value-type="date" office:date-value="2008-07-04">
            <text:p>07/04/0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58512.89">
            <text:p>1458512.89</text:p>
          </table:table-cell>
          <table:table-cell table:style-name="ce2" office:value-type="float" office:value="1619.37">
            <text:p>1619.3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4" office:value-type="date" office:date-value="2008-10-04">
            <text:p>10/04/0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81993.94">
            <text:p>381993.94</text:p>
          </table:table-cell>
          <table:table-cell office:value-type="float" office:value="1077.05">
            <text:p>1077.05</text:p>
          </table:table-cell>
        </table:table-row>
        <table:table-row table:style-name="ro1">
          <table:table-cell table:style-name="ce2" office:value-type="float" office:value="314">
            <text:p>314</text:p>
          </table:table-cell>
          <table:table-cell table:style-name="ce2" office:value-type="string">
            <text:p>14/04/200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64366.67">
            <text:p>1364366.67</text:p>
          </table:table-cell>
          <table:table-cell table:style-name="ce2" office:value-type="float" office:value="1249.42">
            <text:p>1249.4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17/04/200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25445.39">
            <text:p>125445.39</text:p>
          </table:table-cell>
          <table:table-cell office:value-type="float" office:value="497.8">
            <text:p>497.8</text:p>
          </table:table-cell>
        </table:table-row>
        <table:table-row table:style-name="ro1">
          <table:table-cell table:style-name="ce2" office:value-type="float" office:value="316">
            <text:p>316</text:p>
          </table:table-cell>
          <table:table-cell table:style-name="ce2" office:value-type="string">
            <text:p>22/04/200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7060.95">
            <text:p>847060.95</text:p>
          </table:table-cell>
          <table:table-cell table:style-name="ce2" office:value-type="float" office:value="836.47">
            <text:p>836.4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4/04/200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67450.06">
            <text:p>367450.06</text:p>
          </table:table-cell>
          <table:table-cell office:value-type="float" office:value="1024.8">
            <text:p>1024.8</text:p>
          </table:table-cell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2" office:value-type="string">
            <text:p>28/04/200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90530.52">
            <text:p>290530.52</text:p>
          </table:table-cell>
          <table:table-cell table:style-name="ce2" office:value-type="float" office:value="1160.96">
            <text:p>1160.9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style-name="ce4" office:value-type="date" office:date-value="2008-02-05">
            <text:p>02/05/0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9225.31">
            <text:p>129225.31</text:p>
          </table:table-cell>
          <table:table-cell office:value-type="float" office:value="516.21">
            <text:p>516.21</text:p>
          </table:table-cell>
        </table:table-row>
        <table:table-row table:style-name="ro1">
          <table:table-cell table:style-name="ce2" office:value-type="float" office:value="320">
            <text:p>320</text:p>
          </table:table-cell>
          <table:table-cell table:style-name="ce3" office:value-type="date" office:date-value="2008-05-05">
            <text:p>05/05/0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16958.56">
            <text:p>316958.56</text:p>
          </table:table-cell>
          <table:table-cell table:style-name="ce2" office:value-type="float" office:value="826.61">
            <text:p>826.6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4" office:value-type="date" office:date-value="2008-08-05">
            <text:p>08/05/0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08152.15">
            <text:p>1308152.15</text:p>
          </table:table-cell>
          <table:table-cell office:value-type="float" office:value="1544.46">
            <text:p>1544.46</text:p>
          </table:table-cell>
        </table:table-row>
        <table:table-row table:style-name="ro1">
          <table:table-cell table:style-name="ce2" office:value-type="float" office:value="322">
            <text:p>322</text:p>
          </table:table-cell>
          <table:table-cell table:style-name="ce3" office:value-type="date" office:date-value="2008-12-05">
            <text:p>12/05/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06827.96">
            <text:p>606827.96</text:p>
          </table:table-cell>
          <table:table-cell table:style-name="ce2" office:value-type="float" office:value="1021.89">
            <text:p>1021.8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15/05/200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207120.36">
            <text:p>1207120.36</text:p>
          </table:table-cell>
          <table:table-cell office:value-type="float" office:value="1429.11">
            <text:p>1429.11</text:p>
          </table:table-cell>
        </table:table-row>
        <table:table-row table:style-name="ro1">
          <table:table-cell table:style-name="ce2" office:value-type="float" office:value="324">
            <text:p>324</text:p>
          </table:table-cell>
          <table:table-cell table:style-name="ce2" office:value-type="string">
            <text:p>19/05/200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77040.37">
            <text:p>377040.37</text:p>
          </table:table-cell>
          <table:table-cell table:style-name="ce2" office:value-type="float" office:value="2228.81">
            <text:p>2228.8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3/05/200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41.78">
            <text:p>2041.78</text:p>
          </table:table-cell>
        </table:table-row>
        <table:table-row table:style-name="ro1">
          <table:table-cell table:style-name="ce2" office:value-type="float" office:value="326">
            <text:p>326</text:p>
          </table:table-cell>
          <table:table-cell table:style-name="ce2" office:value-type="string">
            <text:p>26/05/200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45942.74">
            <text:p>845942.74</text:p>
          </table:table-cell>
          <table:table-cell table:style-name="ce2" office:value-type="float" office:value="1125.39">
            <text:p>1125.3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9/05/200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1255.81">
            <text:p>241255.81</text:p>
          </table:table-cell>
          <table:table-cell office:value-type="float" office:value="989.43">
            <text:p>989.43</text:p>
          </table:table-cell>
        </table:table-row>
        <table:table-row table:style-name="ro1">
          <table:table-cell table:style-name="ce2" office:value-type="float" office:value="328">
            <text:p>328</text:p>
          </table:table-cell>
          <table:table-cell table:style-name="ce3" office:value-type="date" office:date-value="2008-02-06">
            <text:p>02/06/0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57712.09">
            <text:p>557712.09</text:p>
          </table:table-cell>
          <table:table-cell table:style-name="ce2" office:value-type="float" office:value="726.51">
            <text:p>726.5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style-name="ce4" office:value-type="date" office:date-value="2008-05-06">
            <text:p>05/06/0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14440.72">
            <text:p>214440.72</text:p>
          </table:table-cell>
          <table:table-cell office:value-type="float" office:value="758.28">
            <text:p>758.28</text:p>
          </table:table-cell>
        </table:table-row>
        <table:table-row table:style-name="ro1">
          <table:table-cell table:style-name="ce2" office:value-type="float" office:value="330">
            <text:p>330</text:p>
          </table:table-cell>
          <table:table-cell table:style-name="ce3" office:value-type="date" office:date-value="2008-09-06">
            <text:p>09/06/0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2346.13">
            <text:p>232346.13</text:p>
          </table:table-cell>
          <table:table-cell table:style-name="ce2" office:value-type="float" office:value="674.64">
            <text:p>674.6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style-name="ce4" office:value-type="date" office:date-value="2008-12-06">
            <text:p>12/06/0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26426.54">
            <text:p>126426.54</text:p>
          </table:table-cell>
          <table:table-cell office:value-type="float" office:value="312.16">
            <text:p>312.16</text:p>
          </table:table-cell>
        </table:table-row>
        <table:table-row table:style-name="ro1">
          <table:table-cell table:style-name="ce2" office:value-type="float" office:value="332">
            <text:p>332</text:p>
          </table:table-cell>
          <table:table-cell table:style-name="ce2" office:value-type="string">
            <text:p>16/06/200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92555.41">
            <text:p>392555.41</text:p>
          </table:table-cell>
          <table:table-cell table:style-name="ce2" office:value-type="float" office:value="1316.94">
            <text:p>1316.9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19/06/200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149.3">
            <text:p>69149.3</text:p>
          </table:table-cell>
          <table:table-cell office:value-type="float" office:value="454.85">
            <text:p>454.85</text:p>
          </table:table-cell>
        </table:table-row>
        <table:table-row table:style-name="ro1">
          <table:table-cell table:style-name="ce2" office:value-type="float" office:value="334">
            <text:p>334</text:p>
          </table:table-cell>
          <table:table-cell table:style-name="ce2" office:value-type="string">
            <text:p>23/06/200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9447.01">
            <text:p>249447.01</text:p>
          </table:table-cell>
          <table:table-cell table:style-name="ce2" office:value-type="float" office:value="947.75">
            <text:p>947.7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6/06/200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69504.44">
            <text:p>469504.44</text:p>
          </table:table-cell>
          <table:table-cell office:value-type="float" office:value="1653.83">
            <text:p>1653.83</text:p>
          </table:table-cell>
        </table:table-row>
        <table:table-row table:style-name="ro1">
          <table:table-cell table:style-name="ce2" office:value-type="float" office:value="336">
            <text:p>336</text:p>
          </table:table-cell>
          <table:table-cell table:style-name="ce2" office:value-type="string">
            <text:p>30/06/200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9505.51">
            <text:p>199505.51</text:p>
          </table:table-cell>
          <table:table-cell table:style-name="ce2" office:value-type="float" office:value="913.76">
            <text:p>913.7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style-name="ce4" office:value-type="date" office:date-value="2008-03-07">
            <text:p>03/07/0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33926.54">
            <text:p>433926.54</text:p>
          </table:table-cell>
          <table:table-cell office:value-type="float" office:value="1245.33">
            <text:p>1245.33</text:p>
          </table:table-cell>
        </table:table-row>
        <table:table-row table:style-name="ro1">
          <table:table-cell table:style-name="ce2" office:value-type="float" office:value="338">
            <text:p>338</text:p>
          </table:table-cell>
          <table:table-cell table:style-name="ce3" office:value-type="date" office:date-value="2008-07-07">
            <text:p>07/07/0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21253.58">
            <text:p>721253.58</text:p>
          </table:table-cell>
          <table:table-cell table:style-name="ce2" office:value-type="float" office:value="1269.44">
            <text:p>1269.44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4" office:value-type="date" office:date-value="2008-10-07">
            <text:p>10/07/0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6278.06">
            <text:p>296278.06</text:p>
          </table:table-cell>
          <table:table-cell office:value-type="float" office:value="857.95">
            <text:p>857.95</text:p>
          </table:table-cell>
        </table:table-row>
        <table:table-row table:style-name="ro1">
          <table:table-cell table:style-name="ce2" office:value-type="float" office:value="340">
            <text:p>340</text:p>
          </table:table-cell>
          <table:table-cell table:style-name="ce2" office:value-type="string">
            <text:p>14/07/200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87296.66">
            <text:p>1687296.66</text:p>
          </table:table-cell>
          <table:table-cell table:style-name="ce2" office:value-type="float" office:value="2211.4">
            <text:p>2211.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17/07/200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260439.81">
            <text:p>1260439.81</text:p>
          </table:table-cell>
          <table:table-cell office:value-type="float" office:value="1149.34">
            <text:p>1149.34</text:p>
          </table:table-cell>
        </table:table-row>
        <table:table-row table:style-name="ro1">
          <table:table-cell table:style-name="ce2" office:value-type="float" office:value="342">
            <text:p>342</text:p>
          </table:table-cell>
          <table:table-cell table:style-name="ce2" office:value-type="string">
            <text:p>21/07/200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85056">
            <text:p>385056</text:p>
          </table:table-cell>
          <table:table-cell table:style-name="ce2" office:value-type="float" office:value="941.2">
            <text:p>941.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24/07/200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30781.71">
            <text:p>1130781.71</text:p>
          </table:table-cell>
          <table:table-cell office:value-type="float" office:value="1285.47">
            <text:p>1285.47</text:p>
          </table:table-cell>
        </table:table-row>
        <table:table-row table:style-name="ro1">
          <table:table-cell table:style-name="ce2" office:value-type="float" office:value="344">
            <text:p>344</text:p>
          </table:table-cell>
          <table:table-cell table:style-name="ce2" office:value-type="string">
            <text:p>28/07/200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82078.39">
            <text:p>482078.39</text:p>
          </table:table-cell>
          <table:table-cell table:style-name="ce2" office:value-type="float" office:value="1229.79">
            <text:p>1229.79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31/07/200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623887.52">
            <text:p>623887.52</text:p>
          </table:table-cell>
          <table:table-cell office:value-type="float" office:value="1098.07">
            <text:p>1098.07</text:p>
          </table:table-cell>
        </table:table-row>
        <table:table-row table:style-name="ro1">
          <table:table-cell table:style-name="ce2" office:value-type="float" office:value="346">
            <text:p>346</text:p>
          </table:table-cell>
          <table:table-cell table:style-name="ce3" office:value-type="date" office:date-value="2008-04-08">
            <text:p>04/08/0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6257.48">
            <text:p>136257.48</text:p>
          </table:table-cell>
          <table:table-cell table:style-name="ce2" office:value-type="float" office:value="448.43">
            <text:p>448.4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4" office:value-type="date" office:date-value="2008-07-08">
            <text:p>07/08/0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352922.32">
            <text:p>1352922.32</text:p>
          </table:table-cell>
          <table:table-cell office:value-type="float" office:value="1228.44">
            <text:p>1228.44</text:p>
          </table:table-cell>
        </table:table-row>
        <table:table-row table:style-name="ro1">
          <table:table-cell table:style-name="ce2" office:value-type="float" office:value="348">
            <text:p>348</text:p>
          </table:table-cell>
          <table:table-cell table:style-name="ce3" office:value-type="date" office:date-value="2008-11-08">
            <text:p>11/08/0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92793.03">
            <text:p>492793.03</text:p>
          </table:table-cell>
          <table:table-cell table:style-name="ce2" office:value-type="float" office:value="1235.07">
            <text:p>1235.0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14/08/20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6966.12">
            <text:p>36966.12</text:p>
          </table:table-cell>
          <table:table-cell office:value-type="float" office:value="18.51">
            <text:p>18.51</text:p>
          </table:table-cell>
        </table:table-row>
        <table:table-row table:style-name="ro1">
          <table:table-cell table:style-name="ce2" office:value-type="float" office:value="350">
            <text:p>350</text:p>
          </table:table-cell>
          <table:table-cell table:style-name="ce2" office:value-type="string">
            <text:p>18/08/200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8458.22">
            <text:p>218458.22</text:p>
          </table:table-cell>
          <table:table-cell table:style-name="ce2" office:value-type="float" office:value="1197.76">
            <text:p>1197.7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1/08/20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15440.05">
            <text:p>615440.05</text:p>
          </table:table-cell>
          <table:table-cell office:value-type="float" office:value="1296.12">
            <text:p>1296.12</text:p>
          </table:table-cell>
        </table:table-row>
        <table:table-row table:style-name="ro1">
          <table:table-cell table:style-name="ce2" office:value-type="float" office:value="352">
            <text:p>352</text:p>
          </table:table-cell>
          <table:table-cell table:style-name="ce2" office:value-type="string">
            <text:p>25/08/200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57121.53">
            <text:p>657121.53</text:p>
          </table:table-cell>
          <table:table-cell table:style-name="ce2" office:value-type="float" office:value="996.9">
            <text:p>996.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8/08/2008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67443.44">
            <text:p>67443.44</text:p>
          </table:table-cell>
          <table:table-cell office:value-type="float" office:value="202.33">
            <text:p>202.33</text:p>
          </table:table-cell>
        </table:table-row>
        <table:table-row table:style-name="ro1">
          <table:table-cell table:style-name="ce2" office:value-type="float" office:value="354">
            <text:p>354</text:p>
          </table:table-cell>
          <table:table-cell table:style-name="ce3" office:value-type="date" office:date-value="2008-01-09">
            <text:p>01/09/0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66707.15">
            <text:p>1466707.15</text:p>
          </table:table-cell>
          <table:table-cell table:style-name="ce2" office:value-type="float" office:value="1441.72">
            <text:p>1441.7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4" office:value-type="date" office:date-value="2008-04-09">
            <text:p>04/09/0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89376.69">
            <text:p>289376.69</text:p>
          </table:table-cell>
          <table:table-cell office:value-type="float" office:value="839.38">
            <text:p>839.38</text:p>
          </table:table-cell>
        </table:table-row>
        <table:table-row table:style-name="ro1">
          <table:table-cell table:style-name="ce2" office:value-type="float" office:value="356">
            <text:p>356</text:p>
          </table:table-cell>
          <table:table-cell table:style-name="ce3" office:value-type="date" office:date-value="2008-08-09">
            <text:p>08/09/0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95239.96">
            <text:p>695239.96</text:p>
          </table:table-cell>
          <table:table-cell table:style-name="ce2" office:value-type="float" office:value="725.85">
            <text:p>725.8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style-name="ce4" office:value-type="date" office:date-value="2008-11-09">
            <text:p>11/09/0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68827.59">
            <text:p>168827.59</text:p>
          </table:table-cell>
          <table:table-cell office:value-type="float" office:value="299.81">
            <text:p>299.81</text:p>
          </table:table-cell>
        </table:table-row>
        <table:table-row table:style-name="ro1">
          <table:table-cell table:style-name="ce2" office:value-type="float" office:value="358">
            <text:p>358</text:p>
          </table:table-cell>
          <table:table-cell table:style-name="ce2" office:value-type="string">
            <text:p>15/09/200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21234.78">
            <text:p>721234.78</text:p>
          </table:table-cell>
          <table:table-cell table:style-name="ce2" office:value-type="float" office:value="1119.93">
            <text:p>1119.9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18/09/200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481108.4">
            <text:p>1481108.4</text:p>
          </table:table-cell>
          <table:table-cell office:value-type="float" office:value="2115.87">
            <text:p>2115.87</text:p>
          </table:table-cell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string">
            <text:p>22/09/200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82532.86">
            <text:p>682532.86</text:p>
          </table:table-cell>
          <table:table-cell table:style-name="ce2" office:value-type="float" office:value="1402.94">
            <text:p>1402.9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25/09/20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2794.76">
            <text:p>312794.76</text:p>
          </table:table-cell>
          <table:table-cell office:value-type="float" office:value="1107.89">
            <text:p>1107.89</text:p>
          </table:table-cell>
        </table:table-row>
        <table:table-row table:style-name="ro1">
          <table:table-cell table:style-name="ce2" office:value-type="float" office:value="362">
            <text:p>362</text:p>
          </table:table-cell>
          <table:table-cell table:style-name="ce2" office:value-type="string">
            <text:p>29/09/200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8748.37">
            <text:p>168748.37</text:p>
          </table:table-cell>
          <table:table-cell table:style-name="ce2" office:value-type="float" office:value="906.85">
            <text:p>906.8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style-name="ce4" office:value-type="date" office:date-value="2008-02-10">
            <text:p>02/10/0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74166.02">
            <text:p>274166.02</text:p>
          </table:table-cell>
          <table:table-cell office:value-type="float" office:value="879.49">
            <text:p>879.49</text:p>
          </table:table-cell>
        </table:table-row>
        <table:table-row table:style-name="ro1">
          <table:table-cell table:style-name="ce2" office:value-type="float" office:value="364">
            <text:p>364</text:p>
          </table:table-cell>
          <table:table-cell table:style-name="ce3" office:value-type="date" office:date-value="2008-06-10">
            <text:p>06/10/0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7199.37">
            <text:p>447199.37</text:p>
          </table:table-cell>
          <table:table-cell table:style-name="ce2" office:value-type="float" office:value="860.74">
            <text:p>860.7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style-name="ce4" office:value-type="date" office:date-value="2008-09-10">
            <text:p>09/10/0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51227.17">
            <text:p>651227.17</text:p>
          </table:table-cell>
          <table:table-cell office:value-type="float" office:value="993.23">
            <text:p>993.23</text:p>
          </table:table-cell>
        </table:table-row>
        <table:table-row table:style-name="ro1">
          <table:table-cell table:style-name="ce2" office:value-type="float" office:value="366">
            <text:p>366</text:p>
          </table:table-cell>
          <table:table-cell table:style-name="ce2" office:value-type="string">
            <text:p>13/10/200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6071.97">
            <text:p>56071.97</text:p>
          </table:table-cell>
          <table:table-cell table:style-name="ce2" office:value-type="float" office:value="220.85">
            <text:p>220.8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16/10/2008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5430.52">
            <text:p>25430.52</text:p>
          </table:table-cell>
          <table:table-cell office:value-type="float" office:value="291.33">
            <text:p>291.33</text:p>
          </table:table-cell>
        </table:table-row>
        <table:table-row table:style-name="ro1">
          <table:table-cell table:style-name="ce2" office:value-type="float" office:value="368">
            <text:p>368</text:p>
          </table:table-cell>
          <table:table-cell table:style-name="ce2" office:value-type="string">
            <text:p>20/10/200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75514.68">
            <text:p>675514.68</text:p>
          </table:table-cell>
          <table:table-cell table:style-name="ce2" office:value-type="float" office:value="1391.86">
            <text:p>1391.8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3/10/200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415661.08">
            <text:p>1415661.08</text:p>
          </table:table-cell>
          <table:table-cell office:value-type="float" office:value="1866.81">
            <text:p>1866.81</text:p>
          </table:table-cell>
        </table:table-row>
        <table:table-row table:style-name="ro1">
          <table:table-cell table:style-name="ce2" office:value-type="float" office:value="370">
            <text:p>370</text:p>
          </table:table-cell>
          <table:table-cell table:style-name="ce2" office:value-type="string">
            <text:p>27/10/200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69470.63">
            <text:p>269470.63</text:p>
          </table:table-cell>
          <table:table-cell table:style-name="ce2" office:value-type="float" office:value="1173.65">
            <text:p>1173.6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30/10/200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8.48">
            <text:p>508.48</text:p>
          </table:table-cell>
        </table:table-row>
        <table:table-row table:style-name="ro1">
          <table:table-cell table:style-name="ce2" office:value-type="float" office:value="372">
            <text:p>372</text:p>
          </table:table-cell>
          <table:table-cell table:style-name="ce3" office:value-type="date" office:date-value="2008-03-11">
            <text:p>03/11/0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54941.62">
            <text:p>554941.62</text:p>
          </table:table-cell>
          <table:table-cell table:style-name="ce2" office:value-type="float" office:value="1250.57">
            <text:p>1250.5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style-name="ce4" office:value-type="date" office:date-value="2008-06-11">
            <text:p>06/11/0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65177.68">
            <text:p>265177.68</text:p>
          </table:table-cell>
          <table:table-cell office:value-type="float" office:value="618.49">
            <text:p>618.49</text:p>
          </table:table-cell>
        </table:table-row>
        <table:table-row table:style-name="ro1">
          <table:table-cell table:style-name="ce2" office:value-type="float" office:value="374">
            <text:p>374</text:p>
          </table:table-cell>
          <table:table-cell table:style-name="ce3" office:value-type="date" office:date-value="2008-10-11">
            <text:p>10/11/0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18004.06">
            <text:p>518004.06</text:p>
          </table:table-cell>
          <table:table-cell table:style-name="ce2" office:value-type="float" office:value="1348.19">
            <text:p>1348.1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13/11/20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93090.48">
            <text:p>393090.48</text:p>
          </table:table-cell>
          <table:table-cell office:value-type="float" office:value="2125.77">
            <text:p>2125.77</text:p>
          </table:table-cell>
        </table:table-row>
        <table:table-row table:style-name="ro1">
          <table:table-cell table:style-name="ce2" office:value-type="float" office:value="376">
            <text:p>376</text:p>
          </table:table-cell>
          <table:table-cell table:style-name="ce2" office:value-type="string">
            <text:p>17/11/200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68121.68">
            <text:p>1268121.68</text:p>
          </table:table-cell>
          <table:table-cell table:style-name="ce2" office:value-type="float" office:value="1059.42">
            <text:p>1059.4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/11/200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20234.6">
            <text:p>320234.6</text:p>
          </table:table-cell>
          <table:table-cell office:value-type="float" office:value="396.66">
            <text:p>396.66</text:p>
          </table:table-cell>
        </table:table-row>
        <table:table-row table:style-name="ro1">
          <table:table-cell table:style-name="ce2" office:value-type="float" office:value="378">
            <text:p>378</text:p>
          </table:table-cell>
          <table:table-cell table:style-name="ce2" office:value-type="string">
            <text:p>24/11/200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14795.43">
            <text:p>614795.43</text:p>
          </table:table-cell>
          <table:table-cell table:style-name="ce2" office:value-type="float" office:value="891.66">
            <text:p>891.6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7/11/200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83155.69">
            <text:p>1583155.69</text:p>
          </table:table-cell>
          <table:table-cell office:value-type="float" office:value="1790.23">
            <text:p>1790.23</text:p>
          </table:table-cell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3" office:value-type="date" office:date-value="2008-01-12">
            <text:p>01/12/0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96209.7">
            <text:p>1596209.7</text:p>
          </table:table-cell>
          <table:table-cell table:style-name="ce2" office:value-type="float" office:value="1503.49">
            <text:p>1503.4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style-name="ce4" office:value-type="date" office:date-value="2008-04-12">
            <text:p>04/12/0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5578.88">
            <text:p>65578.88</text:p>
          </table:table-cell>
          <table:table-cell office:value-type="float" office:value="352.87">
            <text:p>352.87</text:p>
          </table:table-cell>
        </table:table-row>
        <table:table-row table:style-name="ro1">
          <table:table-cell table:style-name="ce2" office:value-type="float" office:value="382">
            <text:p>382</text:p>
          </table:table-cell>
          <table:table-cell table:style-name="ce3" office:value-type="date" office:date-value="2008-08-12">
            <text:p>08/12/0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68787.34">
            <text:p>768787.34</text:p>
          </table:table-cell>
          <table:table-cell table:style-name="ce2" office:value-type="float" office:value="1949.59">
            <text:p>1949.5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style-name="ce4" office:value-type="date" office:date-value="2008-11-12">
            <text:p>11/12/0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49610.03">
            <text:p>349610.03</text:p>
          </table:table-cell>
          <table:table-cell office:value-type="float" office:value="979.3">
            <text:p>979.3</text:p>
          </table:table-cell>
        </table:table-row>
        <table:table-row table:style-name="ro1">
          <table:table-cell table:style-name="ce2" office:value-type="float" office:value="384">
            <text:p>384</text:p>
          </table:table-cell>
          <table:table-cell table:style-name="ce2" office:value-type="string">
            <text:p>15/12/200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12832.13">
            <text:p>412832.13</text:p>
          </table:table-cell>
          <table:table-cell table:style-name="ce2" office:value-type="float" office:value="527.1">
            <text:p>527.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18/12/200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56752.12">
            <text:p>156752.12</text:p>
          </table:table-cell>
          <table:table-cell office:value-type="float" office:value="572.79">
            <text:p>572.79</text:p>
          </table:table-cell>
        </table:table-row>
        <table:table-row table:style-name="ro1">
          <table:table-cell table:style-name="ce2" office:value-type="float" office:value="386">
            <text:p>386</text:p>
          </table:table-cell>
          <table:table-cell table:style-name="ce2" office:value-type="string">
            <text:p>22/12/200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90605">
            <text:p>490605</text:p>
          </table:table-cell>
          <table:table-cell table:style-name="ce2" office:value-type="float" office:value="1330.75">
            <text:p>1330.7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6/12/200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6423.68">
            <text:p>86423.68</text:p>
          </table:table-cell>
          <table:table-cell office:value-type="float" office:value="643.64">
            <text:p>643.64</text:p>
          </table:table-cell>
        </table:table-row>
        <table:table-row table:style-name="ro1">
          <table:table-cell table:style-name="ce2" office:value-type="float" office:value="388">
            <text:p>388</text:p>
          </table:table-cell>
          <table:table-cell table:style-name="ce2" office:value-type="string">
            <text:p>29/12/20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12.45">
            <text:p>1812.4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style-name="ce4" office:value-type="date" office:date-value="2009-02-01">
            <text:p>02/01/0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08398.23">
            <text:p>508398.23</text:p>
          </table:table-cell>
          <table:table-cell office:value-type="float" office:value="223.02">
            <text:p>223.02</text:p>
          </table:table-cell>
        </table:table-row>
        <table:table-row table:style-name="ro1">
          <table:table-cell table:style-name="ce2" office:value-type="float" office:value="390">
            <text:p>390</text:p>
          </table:table-cell>
          <table:table-cell table:style-name="ce3" office:value-type="date" office:date-value="2009-05-01">
            <text:p>05/01/0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76763.37">
            <text:p>676763.37</text:p>
          </table:table-cell>
          <table:table-cell table:style-name="ce2" office:value-type="float" office:value="1559.37">
            <text:p>1559.3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style-name="ce4" office:value-type="date" office:date-value="2009-08-01">
            <text:p>08/01/0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5856.68">
            <text:p>55856.68</text:p>
          </table:table-cell>
          <table:table-cell office:value-type="float" office:value="142.76">
            <text:p>142.76</text:p>
          </table:table-cell>
        </table:table-row>
        <table:table-row table:style-name="ro1">
          <table:table-cell table:style-name="ce2" office:value-type="float" office:value="392">
            <text:p>392</text:p>
          </table:table-cell>
          <table:table-cell table:style-name="ce3" office:value-type="date" office:date-value="2009-12-01">
            <text:p>12/01/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97.41">
            <text:p>1397.4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15/01/200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134703.22">
            <text:p>1134703.22</text:p>
          </table:table-cell>
          <table:table-cell office:value-type="float" office:value="1684.37">
            <text:p>1684.37</text:p>
          </table:table-cell>
        </table:table-row>
        <table:table-row table:style-name="ro1">
          <table:table-cell table:style-name="ce2" office:value-type="float" office:value="394">
            <text:p>394</text:p>
          </table:table-cell>
          <table:table-cell table:style-name="ce2" office:value-type="string">
            <text:p>19/01/20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3660.08">
            <text:p>363660.08</text:p>
          </table:table-cell>
          <table:table-cell table:style-name="ce2" office:value-type="float" office:value="904.82">
            <text:p>904.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2/01/200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95471.33">
            <text:p>195471.33</text:p>
          </table:table-cell>
          <table:table-cell office:value-type="float" office:value="697.14">
            <text:p>697.14</text:p>
          </table:table-cell>
        </table:table-row>
        <table:table-row table:style-name="ro1">
          <table:table-cell table:style-name="ce2" office:value-type="float" office:value="396">
            <text:p>396</text:p>
          </table:table-cell>
          <table:table-cell table:style-name="ce2" office:value-type="string">
            <text:p>26/01/200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8868.7">
            <text:p>98868.7</text:p>
          </table:table-cell>
          <table:table-cell table:style-name="ce2" office:value-type="float" office:value="362.42">
            <text:p>362.4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9/01/200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23217.58">
            <text:p>423217.58</text:p>
          </table:table-cell>
          <table:table-cell office:value-type="float" office:value="952.96">
            <text:p>952.96</text:p>
          </table:table-cell>
        </table:table-row>
        <table:table-row table:style-name="ro1">
          <table:table-cell table:style-name="ce2" office:value-type="float" office:value="398">
            <text:p>398</text:p>
          </table:table-cell>
          <table:table-cell table:style-name="ce3" office:value-type="date" office:date-value="2009-02-02">
            <text:p>02/02/0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84199.91">
            <text:p>484199.91</text:p>
          </table:table-cell>
          <table:table-cell table:style-name="ce2" office:value-type="float" office:value="1402.13">
            <text:p>1402.1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style-name="ce4" office:value-type="date" office:date-value="2009-05-02">
            <text:p>05/02/0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41918.74">
            <text:p>241918.74</text:p>
          </table:table-cell>
          <table:table-cell office:value-type="float" office:value="689.67">
            <text:p>689.67</text:p>
          </table:table-cell>
        </table:table-row>
        <table:table-row table:style-name="ro1">
          <table:table-cell table:style-name="ce2" office:value-type="float" office:value="400">
            <text:p>400</text:p>
          </table:table-cell>
          <table:table-cell table:style-name="ce3" office:value-type="date" office:date-value="2009-09-02">
            <text:p>09/02/0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69374.43">
            <text:p>869374.43</text:p>
          </table:table-cell>
          <table:table-cell table:style-name="ce2" office:value-type="float" office:value="1891.31">
            <text:p>1891.3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style-name="ce4" office:value-type="date" office:date-value="2009-12-02">
            <text:p>12/02/0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21490.77">
            <text:p>421490.77</text:p>
          </table:table-cell>
          <table:table-cell office:value-type="float" office:value="2131.43">
            <text:p>2131.43</text:p>
          </table:table-cell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2" office:value-type="string">
            <text:p>16/02/200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40021.04">
            <text:p>640021.04</text:p>
          </table:table-cell>
          <table:table-cell table:style-name="ce2" office:value-type="float" office:value="2761.36">
            <text:p>2761.3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19/02/2009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72832.11">
            <text:p>1372832.11</text:p>
          </table:table-cell>
          <table:table-cell office:value-type="float" office:value="1844.38">
            <text:p>1844.38</text:p>
          </table:table-cell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2" office:value-type="string">
            <text:p>26/02/200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0051.17">
            <text:p>140051.17</text:p>
          </table:table-cell>
          <table:table-cell table:style-name="ce2" office:value-type="float" office:value="308.6">
            <text:p>308.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style-name="ce4" office:value-type="date" office:date-value="2009-02-03">
            <text:p>02/03/0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94040.4">
            <text:p>394040.4</text:p>
          </table:table-cell>
          <table:table-cell office:value-type="float" office:value="1294.06">
            <text:p>1294.06</text:p>
          </table:table-cell>
        </table:table-row>
        <table:table-row table:style-name="ro1">
          <table:table-cell table:style-name="ce2" office:value-type="float" office:value="406">
            <text:p>406</text:p>
          </table:table-cell>
          <table:table-cell table:style-name="ce3" office:value-type="date" office:date-value="2009-05-03">
            <text:p>05/03/0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10235.41">
            <text:p>810235.41</text:p>
          </table:table-cell>
          <table:table-cell table:style-name="ce2" office:value-type="float" office:value="1978.6">
            <text:p>1978.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style-name="ce4" office:value-type="date" office:date-value="2009-09-03">
            <text:p>09/03/0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2750.73">
            <text:p>482750.73</text:p>
          </table:table-cell>
          <table:table-cell office:value-type="float" office:value="1612.15">
            <text:p>1612.15</text:p>
          </table:table-cell>
        </table:table-row>
        <table:table-row table:style-name="ro1">
          <table:table-cell table:style-name="ce2" office:value-type="float" office:value="408">
            <text:p>408</text:p>
          </table:table-cell>
          <table:table-cell table:style-name="ce3" office:value-type="date" office:date-value="2009-12-03">
            <text:p>12/03/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6627.48">
            <text:p>246627.48</text:p>
          </table:table-cell>
          <table:table-cell table:style-name="ce2" office:value-type="float" office:value="897.01">
            <text:p>897.0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16/03/200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17932.87">
            <text:p>217932.87</text:p>
          </table:table-cell>
          <table:table-cell office:value-type="float" office:value="914.41">
            <text:p>914.41</text:p>
          </table:table-cell>
        </table:table-row>
        <table:table-row table:style-name="ro1">
          <table:table-cell table:style-name="ce2" office:value-type="float" office:value="410">
            <text:p>410</text:p>
          </table:table-cell>
          <table:table-cell table:style-name="ce2" office:value-type="string">
            <text:p>19/03/200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83338.36">
            <text:p>383338.36</text:p>
          </table:table-cell>
          <table:table-cell table:style-name="ce2" office:value-type="float" office:value="909.35">
            <text:p>909.3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23/03/200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81115.94">
            <text:p>381115.94</text:p>
          </table:table-cell>
          <table:table-cell office:value-type="float" office:value="852.93">
            <text:p>852.93</text:p>
          </table:table-cell>
        </table:table-row>
        <table:table-row table:style-name="ro1">
          <table:table-cell table:style-name="ce2" office:value-type="float" office:value="412">
            <text:p>412</text:p>
          </table:table-cell>
          <table:table-cell table:style-name="ce2" office:value-type="string">
            <text:p>26/03/200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10946.58">
            <text:p>1710946.58</text:p>
          </table:table-cell>
          <table:table-cell table:style-name="ce2" office:value-type="float" office:value="1965.86">
            <text:p>1965.8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30/03/200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97925.72">
            <text:p>397925.72</text:p>
          </table:table-cell>
          <table:table-cell office:value-type="float" office:value="1150.35">
            <text:p>1150.35</text:p>
          </table:table-cell>
        </table:table-row>
        <table:table-row table:style-name="ro1">
          <table:table-cell table:style-name="ce2" office:value-type="float" office:value="414">
            <text:p>414</text:p>
          </table:table-cell>
          <table:table-cell table:style-name="ce3" office:value-type="date" office:date-value="2009-02-04">
            <text:p>02/04/0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38329.9">
            <text:p>1338329.9</text:p>
          </table:table-cell>
          <table:table-cell table:style-name="ce2" office:value-type="float" office:value="1220.36">
            <text:p>1220.3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style-name="ce4" office:value-type="date" office:date-value="2009-06-04">
            <text:p>06/04/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3888.86">
            <text:p>253888.86</text:p>
          </table:table-cell>
          <table:table-cell office:value-type="float" office:value="888.97">
            <text:p>888.97</text:p>
          </table:table-cell>
        </table:table-row>
        <table:table-row table:style-name="ro1">
          <table:table-cell table:style-name="ce2" office:value-type="float" office:value="416">
            <text:p>416</text:p>
          </table:table-cell>
          <table:table-cell table:style-name="ce3" office:value-type="date" office:date-value="2009-09-04">
            <text:p>09/04/0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63504.24">
            <text:p>363504.24</text:p>
          </table:table-cell>
          <table:table-cell table:style-name="ce2" office:value-type="float" office:value="1256.35">
            <text:p>1256.35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15/04/200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93879.81">
            <text:p>1093879.81</text:p>
          </table:table-cell>
          <table:table-cell office:value-type="float" office:value="906.78">
            <text:p>906.78</text:p>
          </table:table-cell>
        </table:table-row>
        <table:table-row table:style-name="ro1">
          <table:table-cell table:style-name="ce2" office:value-type="float" office:value="418">
            <text:p>418</text:p>
          </table:table-cell>
          <table:table-cell table:style-name="ce2" office:value-type="string">
            <text:p>16/04/200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99058.14">
            <text:p>299058.14</text:p>
          </table:table-cell>
          <table:table-cell table:style-name="ce2" office:value-type="float" office:value="876.36">
            <text:p>876.3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20/04/200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0853.39">
            <text:p>170853.39</text:p>
          </table:table-cell>
          <table:table-cell office:value-type="float" office:value="1094.51">
            <text:p>1094.51</text:p>
          </table:table-cell>
        </table:table-row>
        <table:table-row table:style-name="ro1">
          <table:table-cell table:style-name="ce2" office:value-type="float" office:value="420">
            <text:p>420</text:p>
          </table:table-cell>
          <table:table-cell table:style-name="ce2" office:value-type="string">
            <text:p>23/04/200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40611.68">
            <text:p>440611.68</text:p>
          </table:table-cell>
          <table:table-cell table:style-name="ce2" office:value-type="float" office:value="1213.06">
            <text:p>1213.0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27/04/200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656440.63">
            <text:p>656440.63</text:p>
          </table:table-cell>
          <table:table-cell office:value-type="float" office:value="983.68">
            <text:p>983.68</text:p>
          </table:table-cell>
        </table:table-row>
        <table:table-row table:style-name="ro1">
          <table:table-cell table:style-name="ce2" office:value-type="float" office:value="422">
            <text:p>422</text:p>
          </table:table-cell>
          <table:table-cell table:style-name="ce2" office:value-type="string">
            <text:p>30/04/200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1352.8">
            <text:p>91352.8</text:p>
          </table:table-cell>
          <table:table-cell table:style-name="ce2" office:value-type="float" office:value="555.26">
            <text:p>555.2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style-name="ce4" office:value-type="date" office:date-value="2009-04-05">
            <text:p>04/05/0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216110.88">
            <text:p>1216110.88</text:p>
          </table:table-cell>
          <table:table-cell office:value-type="float" office:value="1271.2">
            <text:p>1271.2</text:p>
          </table:table-cell>
        </table:table-row>
        <table:table-row table:style-name="ro1">
          <table:table-cell table:style-name="ce2" office:value-type="float" office:value="424">
            <text:p>424</text:p>
          </table:table-cell>
          <table:table-cell table:style-name="ce3" office:value-type="date" office:date-value="2009-07-05">
            <text:p>07/05/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62.75">
            <text:p>2162.75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style-name="ce4" office:value-type="date" office:date-value="2009-11-05">
            <text:p>11/05/0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78407.86">
            <text:p>578407.86</text:p>
          </table:table-cell>
          <table:table-cell office:value-type="float" office:value="1095.75">
            <text:p>1095.75</text:p>
          </table:table-cell>
        </table:table-row>
        <table:table-row table:style-name="ro1">
          <table:table-cell table:style-name="ce2" office:value-type="float" office:value="426">
            <text:p>426</text:p>
          </table:table-cell>
          <table:table-cell table:style-name="ce2" office:value-type="string">
            <text:p>14/05/20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26104.9">
            <text:p>726104.9</text:p>
          </table:table-cell>
          <table:table-cell table:style-name="ce2" office:value-type="float" office:value="934.91">
            <text:p>934.9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18/05/200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886616.18">
            <text:p>886616.18</text:p>
          </table:table-cell>
          <table:table-cell office:value-type="float" office:value="1751.05">
            <text:p>1751.05</text:p>
          </table:table-cell>
        </table:table-row>
        <table:table-row table:style-name="ro1">
          <table:table-cell table:style-name="ce2" office:value-type="float" office:value="428">
            <text:p>428</text:p>
          </table:table-cell>
          <table:table-cell table:style-name="ce2" office:value-type="string">
            <text:p>21/05/200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66581.88">
            <text:p>666581.88</text:p>
          </table:table-cell>
          <table:table-cell table:style-name="ce2" office:value-type="float" office:value="1495.69">
            <text:p>1495.6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25/05/200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8970.74">
            <text:p>168970.74</text:p>
          </table:table-cell>
          <table:table-cell office:value-type="float" office:value="679.32">
            <text:p>679.32</text:p>
          </table:table-cell>
        </table:table-row>
        <table:table-row table:style-name="ro1">
          <table:table-cell table:style-name="ce2" office:value-type="float" office:value="430">
            <text:p>430</text:p>
          </table:table-cell>
          <table:table-cell table:style-name="ce2" office:value-type="string">
            <text:p>28/05/200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75129.3">
            <text:p>1275129.3</text:p>
          </table:table-cell>
          <table:table-cell table:style-name="ce2" office:value-type="float" office:value="1342.72">
            <text:p>1342.7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style-name="ce4" office:value-type="date" office:date-value="2009-01-06">
            <text:p>01/06/0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55534.38">
            <text:p>355534.38</text:p>
          </table:table-cell>
          <table:table-cell office:value-type="float" office:value="898.24">
            <text:p>898.24</text:p>
          </table:table-cell>
        </table:table-row>
        <table:table-row table:style-name="ro1">
          <table:table-cell table:style-name="ce2" office:value-type="float" office:value="432">
            <text:p>432</text:p>
          </table:table-cell>
          <table:table-cell table:style-name="ce3" office:value-type="date" office:date-value="2009-04-06">
            <text:p>04/06/0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9469.82">
            <text:p>119469.82</text:p>
          </table:table-cell>
          <table:table-cell table:style-name="ce2" office:value-type="float" office:value="762.58">
            <text:p>762.5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style-name="ce4" office:value-type="date" office:date-value="2009-08-06">
            <text:p>08/06/0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45730.12">
            <text:p>345730.12</text:p>
          </table:table-cell>
          <table:table-cell office:value-type="float" office:value="1250.38">
            <text:p>1250.38</text:p>
          </table:table-cell>
        </table:table-row>
        <table:table-row table:style-name="ro1">
          <table:table-cell table:style-name="ce2" office:value-type="float" office:value="434">
            <text:p>434</text:p>
          </table:table-cell>
          <table:table-cell table:style-name="ce3" office:value-type="date" office:date-value="2009-12-06">
            <text:p>12/06/0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88361.81">
            <text:p>388361.81</text:p>
          </table:table-cell>
          <table:table-cell table:style-name="ce2" office:value-type="float" office:value="1198.85">
            <text:p>1198.8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15/06/200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90715.03">
            <text:p>690715.03</text:p>
          </table:table-cell>
          <table:table-cell office:value-type="float" office:value="1649.14">
            <text:p>1649.14</text:p>
          </table:table-cell>
        </table:table-row>
        <table:table-row table:style-name="ro1">
          <table:table-cell table:style-name="ce2" office:value-type="float" office:value="436">
            <text:p>436</text:p>
          </table:table-cell>
          <table:table-cell table:style-name="ce2" office:value-type="string">
            <text:p>18/06/20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5002.23">
            <text:p>375002.23</text:p>
          </table:table-cell>
          <table:table-cell table:style-name="ce2" office:value-type="float" office:value="1135.8">
            <text:p>1135.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22/06/200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23920.99">
            <text:p>1623920.99</text:p>
          </table:table-cell>
          <table:table-cell office:value-type="float" office:value="1417.45">
            <text:p>1417.45</text:p>
          </table:table-cell>
        </table:table-row>
        <table:table-row table:style-name="ro1">
          <table:table-cell table:style-name="ce2" office:value-type="float" office:value="438">
            <text:p>438</text:p>
          </table:table-cell>
          <table:table-cell table:style-name="ce2" office:value-type="string">
            <text:p>25/06/200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63833.28">
            <text:p>463833.28</text:p>
          </table:table-cell>
          <table:table-cell table:style-name="ce2" office:value-type="float" office:value="805.61">
            <text:p>805.6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29/06/200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31827.03">
            <text:p>331827.03</text:p>
          </table:table-cell>
          <table:table-cell office:value-type="float" office:value="580.45">
            <text:p>580.45</text:p>
          </table:table-cell>
        </table:table-row>
        <table:table-row table:style-name="ro1">
          <table:table-cell table:style-name="ce2" office:value-type="float" office:value="440">
            <text:p>440</text:p>
          </table:table-cell>
          <table:table-cell table:style-name="ce3" office:value-type="date" office:date-value="2009-02-07">
            <text:p>02/07/0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24801.29">
            <text:p>324801.29</text:p>
          </table:table-cell>
          <table:table-cell table:style-name="ce2" office:value-type="float" office:value="1282.95">
            <text:p>1282.9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style-name="ce4" office:value-type="date" office:date-value="2009-06-07">
            <text:p>06/07/0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478453.2">
            <text:p>1478453.2</text:p>
          </table:table-cell>
          <table:table-cell office:value-type="float" office:value="1331.14">
            <text:p>1331.14</text:p>
          </table:table-cell>
        </table:table-row>
        <table:table-row table:style-name="ro1">
          <table:table-cell table:style-name="ce2" office:value-type="float" office:value="442">
            <text:p>442</text:p>
          </table:table-cell>
          <table:table-cell table:style-name="ce3" office:value-type="date" office:date-value="2009-09-07">
            <text:p>09/07/0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8181.99">
            <text:p>158181.99</text:p>
          </table:table-cell>
          <table:table-cell table:style-name="ce2" office:value-type="float" office:value="1156.37">
            <text:p>1156.3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13/07/200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7926.72">
            <text:p>417926.72</text:p>
          </table:table-cell>
          <table:table-cell office:value-type="float" office:value="1410.33">
            <text:p>1410.33</text:p>
          </table:table-cell>
        </table:table-row>
        <table:table-row table:style-name="ro1">
          <table:table-cell table:style-name="ce2" office:value-type="float" office:value="444">
            <text:p>444</text:p>
          </table:table-cell>
          <table:table-cell table:style-name="ce2" office:value-type="string">
            <text:p>16/07/200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58498.53">
            <text:p>458498.53</text:p>
          </table:table-cell>
          <table:table-cell table:style-name="ce2" office:value-type="float" office:value="1742.79">
            <text:p>1742.79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20/07/200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90412.33">
            <text:p>390412.33</text:p>
          </table:table-cell>
          <table:table-cell office:value-type="float" office:value="1109.92">
            <text:p>1109.92</text:p>
          </table:table-cell>
        </table:table-row>
        <table:table-row table:style-name="ro1">
          <table:table-cell table:style-name="ce2" office:value-type="float" office:value="446">
            <text:p>446</text:p>
          </table:table-cell>
          <table:table-cell table:style-name="ce2" office:value-type="string">
            <text:p>23/07/200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2724.08">
            <text:p>302724.08</text:p>
          </table:table-cell>
          <table:table-cell table:style-name="ce2" office:value-type="float" office:value="1423.51">
            <text:p>1423.5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27/07/200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89834.33">
            <text:p>589834.33</text:p>
          </table:table-cell>
          <table:table-cell office:value-type="float" office:value="1854.18">
            <text:p>1854.18</text:p>
          </table:table-cell>
        </table:table-row>
        <table:table-row table:style-name="ro1">
          <table:table-cell table:style-name="ce2" office:value-type="float" office:value="448">
            <text:p>448</text:p>
          </table:table-cell>
          <table:table-cell table:style-name="ce2" office:value-type="string">
            <text:p>30/07/200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29469.54">
            <text:p>1329469.54</text:p>
          </table:table-cell>
          <table:table-cell table:style-name="ce2" office:value-type="float" office:value="1309.82">
            <text:p>1309.82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style-name="ce4" office:value-type="date" office:date-value="2009-03-08">
            <text:p>03/08/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433.44">
            <text:p>1433.44</text:p>
          </table:table-cell>
        </table:table-row>
        <table:table-row table:style-name="ro1">
          <table:table-cell table:style-name="ce2" office:value-type="float" office:value="450">
            <text:p>450</text:p>
          </table:table-cell>
          <table:table-cell table:style-name="ce3" office:value-type="date" office:date-value="2009-06-08">
            <text:p>06/08/0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03449.06">
            <text:p>1403449.06</text:p>
          </table:table-cell>
          <table:table-cell table:style-name="ce2" office:value-type="float" office:value="2296.05">
            <text:p>2296.0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style-name="ce4" office:value-type="date" office:date-value="2009-10-08">
            <text:p>10/08/09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5083.09">
            <text:p>155083.09</text:p>
          </table:table-cell>
          <table:table-cell office:value-type="float" office:value="795.66">
            <text:p>795.66</text:p>
          </table:table-cell>
        </table:table-row>
        <table:table-row table:style-name="ro1">
          <table:table-cell table:style-name="ce2" office:value-type="float" office:value="452">
            <text:p>452</text:p>
          </table:table-cell>
          <table:table-cell table:style-name="ce2" office:value-type="string">
            <text:p>13/08/200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59.27">
            <text:p>2659.2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17/08/200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057914.21">
            <text:p>1057914.21</text:p>
          </table:table-cell>
          <table:table-cell office:value-type="float" office:value="1178.05">
            <text:p>1178.05</text:p>
          </table:table-cell>
        </table:table-row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string">
            <text:p>20/08/200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20.19">
            <text:p>1420.1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24/08/200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57924.97">
            <text:p>457924.97</text:p>
          </table:table-cell>
          <table:table-cell office:value-type="float" office:value="1208.83">
            <text:p>1208.83</text:p>
          </table:table-cell>
        </table:table-row>
        <table:table-row table:style-name="ro1">
          <table:table-cell table:style-name="ce2" office:value-type="float" office:value="456">
            <text:p>456</text:p>
          </table:table-cell>
          <table:table-cell table:style-name="ce2" office:value-type="string">
            <text:p>27/08/200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8670.79">
            <text:p>178670.79</text:p>
          </table:table-cell>
          <table:table-cell table:style-name="ce2" office:value-type="float" office:value="975.45">
            <text:p>975.45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31/08/200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41731.78">
            <text:p>1741731.78</text:p>
          </table:table-cell>
          <table:table-cell office:value-type="float" office:value="1834.05">
            <text:p>1834.05</text:p>
          </table:table-cell>
        </table:table-row>
        <table:table-row table:style-name="ro1">
          <table:table-cell table:style-name="ce2" office:value-type="float" office:value="458">
            <text:p>458</text:p>
          </table:table-cell>
          <table:table-cell table:style-name="ce3" office:value-type="date" office:date-value="2009-03-09">
            <text:p>03/09/0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11957.52">
            <text:p>311957.52</text:p>
          </table:table-cell>
          <table:table-cell table:style-name="ce2" office:value-type="float" office:value="1116.92">
            <text:p>1116.92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style-name="ce4" office:value-type="date" office:date-value="2009-08-09">
            <text:p>08/09/0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7854.54">
            <text:p>367854.54</text:p>
          </table:table-cell>
          <table:table-cell office:value-type="float" office:value="892.53">
            <text:p>892.53</text:p>
          </table:table-cell>
        </table:table-row>
        <table:table-row table:style-name="ro1">
          <table:table-cell table:style-name="ce2" office:value-type="float" office:value="460">
            <text:p>460</text:p>
          </table:table-cell>
          <table:table-cell table:style-name="ce3" office:value-type="date" office:date-value="2009-10-09">
            <text:p>10/09/0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4569.91">
            <text:p>214569.91</text:p>
          </table:table-cell>
          <table:table-cell table:style-name="ce2" office:value-type="float" office:value="1140.57">
            <text:p>1140.5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14/09/200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87640.29">
            <text:p>287640.29</text:p>
          </table:table-cell>
          <table:table-cell office:value-type="float" office:value="1261.5">
            <text:p>1261.5</text:p>
          </table:table-cell>
        </table:table-row>
        <table:table-row table:style-name="ro1">
          <table:table-cell table:style-name="ce2" office:value-type="float" office:value="462">
            <text:p>462</text:p>
          </table:table-cell>
          <table:table-cell table:style-name="ce2" office:value-type="string">
            <text:p>17/09/200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85.88">
            <text:p>1285.8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21/09/200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15681.63">
            <text:p>515681.63</text:p>
          </table:table-cell>
          <table:table-cell office:value-type="float" office:value="990.83">
            <text:p>990.83</text:p>
          </table:table-cell>
        </table:table-row>
        <table:table-row table:style-name="ro1">
          <table:table-cell table:style-name="ce2" office:value-type="float" office:value="464">
            <text:p>464</text:p>
          </table:table-cell>
          <table:table-cell table:style-name="ce2" office:value-type="string">
            <text:p>24/09/200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66866.22">
            <text:p>966866.22</text:p>
          </table:table-cell>
          <table:table-cell table:style-name="ce2" office:value-type="float" office:value="1563.66">
            <text:p>1563.6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28/09/200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30150.42">
            <text:p>830150.42</text:p>
          </table:table-cell>
          <table:table-cell office:value-type="float" office:value="1563.86">
            <text:p>1563.86</text:p>
          </table:table-cell>
        </table:table-row>
        <table:table-row table:style-name="ro1">
          <table:table-cell table:style-name="ce2" office:value-type="float" office:value="466">
            <text:p>466</text:p>
          </table:table-cell>
          <table:table-cell table:style-name="ce3" office:value-type="date" office:date-value="2009-01-10">
            <text:p>01/10/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76545.27">
            <text:p>1976545.27</text:p>
          </table:table-cell>
          <table:table-cell table:style-name="ce2" office:value-type="float" office:value="2582.6">
            <text:p>2582.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style-name="ce4" office:value-type="date" office:date-value="2009-05-10">
            <text:p>05/10/0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96907.31">
            <text:p>396907.31</text:p>
          </table:table-cell>
          <table:table-cell office:value-type="float" office:value="1505.34">
            <text:p>1505.34</text:p>
          </table:table-cell>
        </table:table-row>
        <table:table-row table:style-name="ro1">
          <table:table-cell table:style-name="ce2" office:value-type="float" office:value="468">
            <text:p>468</text:p>
          </table:table-cell>
          <table:table-cell table:style-name="ce3" office:value-type="date" office:date-value="2009-08-10">
            <text:p>08/10/0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1492.28">
            <text:p>191492.28</text:p>
          </table:table-cell>
          <table:table-cell table:style-name="ce2" office:value-type="float" office:value="983.14">
            <text:p>983.14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13/10/2009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5357.53">
            <text:p>465357.53</text:p>
          </table:table-cell>
          <table:table-cell office:value-type="float" office:value="1385.31">
            <text:p>1385.31</text:p>
          </table:table-cell>
        </table:table-row>
        <table:table-row table:style-name="ro1">
          <table:table-cell table:style-name="ce2" office:value-type="float" office:value="470">
            <text:p>470</text:p>
          </table:table-cell>
          <table:table-cell table:style-name="ce2" office:value-type="string">
            <text:p>15/10/20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90100.47">
            <text:p>390100.47</text:p>
          </table:table-cell>
          <table:table-cell table:style-name="ce2" office:value-type="float" office:value="1243.94">
            <text:p>1243.94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19/10/200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27808.67">
            <text:p>1727808.67</text:p>
          </table:table-cell>
          <table:table-cell office:value-type="float" office:value="2358.25">
            <text:p>2358.25</text:p>
          </table:table-cell>
        </table:table-row>
        <table:table-row table:style-name="ro1">
          <table:table-cell table:style-name="ce2" office:value-type="float" office:value="472">
            <text:p>472</text:p>
          </table:table-cell>
          <table:table-cell table:style-name="ce2" office:value-type="string">
            <text:p>22/10/200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52536.31">
            <text:p>552536.31</text:p>
          </table:table-cell>
          <table:table-cell table:style-name="ce2" office:value-type="float" office:value="1592.83">
            <text:p>1592.8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27/10/200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54499.63">
            <text:p>154499.63</text:p>
          </table:table-cell>
          <table:table-cell office:value-type="float" office:value="1045.21">
            <text:p>1045.21</text:p>
          </table:table-cell>
        </table:table-row>
        <table:table-row table:style-name="ro1">
          <table:table-cell table:style-name="ce2" office:value-type="float" office:value="474">
            <text:p>474</text:p>
          </table:table-cell>
          <table:table-cell table:style-name="ce2" office:value-type="string">
            <text:p>29/10/200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33503.8">
            <text:p>733503.8</text:p>
          </table:table-cell>
          <table:table-cell table:style-name="ce2" office:value-type="float" office:value="1363.81">
            <text:p>1363.8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style-name="ce4" office:value-type="date" office:date-value="2009-03-11">
            <text:p>03/11/0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04.84">
            <text:p>1204.84</text:p>
          </table:table-cell>
        </table:table-row>
        <table:table-row table:style-name="ro1">
          <table:table-cell table:style-name="ce2" office:value-type="float" office:value="476">
            <text:p>476</text:p>
          </table:table-cell>
          <table:table-cell table:style-name="ce3" office:value-type="date" office:date-value="2009-05-11">
            <text:p>05/11/0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59556.64">
            <text:p>2359556.64</text:p>
          </table:table-cell>
          <table:table-cell table:style-name="ce2" office:value-type="float" office:value="1523.7">
            <text:p>1523.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style-name="ce4" office:value-type="date" office:date-value="2009-09-11">
            <text:p>09/11/0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85196.45">
            <text:p>185196.45</text:p>
          </table:table-cell>
          <table:table-cell office:value-type="float" office:value="656.35">
            <text:p>656.35</text:p>
          </table:table-cell>
        </table:table-row>
        <table:table-row table:style-name="ro1">
          <table:table-cell table:style-name="ce2" office:value-type="float" office:value="478">
            <text:p>478</text:p>
          </table:table-cell>
          <table:table-cell table:style-name="ce3" office:value-type="date" office:date-value="2009-12-11">
            <text:p>12/11/0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82665.53">
            <text:p>182665.53</text:p>
          </table:table-cell>
          <table:table-cell table:style-name="ce2" office:value-type="float" office:value="1105.72">
            <text:p>1105.72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16/11/200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50813.46">
            <text:p>1250813.46</text:p>
          </table:table-cell>
          <table:table-cell office:value-type="float" office:value="1261.62">
            <text:p>1261.62</text:p>
          </table:table-cell>
        </table:table-row>
        <table:table-row table:style-name="ro1">
          <table:table-cell table:style-name="ce2" office:value-type="float" office:value="480">
            <text:p>480</text:p>
          </table:table-cell>
          <table:table-cell table:style-name="ce2" office:value-type="string">
            <text:p>19/11/200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52129.78">
            <text:p>752129.78</text:p>
          </table:table-cell>
          <table:table-cell table:style-name="ce2" office:value-type="float" office:value="1331.99">
            <text:p>1331.9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23/11/200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1112.53">
            <text:p>181112.53</text:p>
          </table:table-cell>
          <table:table-cell office:value-type="float" office:value="718.03">
            <text:p>718.03</text:p>
          </table:table-cell>
        </table:table-row>
        <table:table-row table:style-name="ro1">
          <table:table-cell table:style-name="ce2" office:value-type="float" office:value="482">
            <text:p>482</text:p>
          </table:table-cell>
          <table:table-cell table:style-name="ce2" office:value-type="string">
            <text:p>26/11/200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33783.11">
            <text:p>433783.11</text:p>
          </table:table-cell>
          <table:table-cell table:style-name="ce2" office:value-type="float" office:value="3072.84">
            <text:p>3072.84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30/11/200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20893.49">
            <text:p>320893.49</text:p>
          </table:table-cell>
          <table:table-cell office:value-type="float" office:value="1353.6">
            <text:p>1353.6</text:p>
          </table:table-cell>
        </table:table-row>
        <table:table-row table:style-name="ro1">
          <table:table-cell table:style-name="ce2" office:value-type="float" office:value="484">
            <text:p>484</text:p>
          </table:table-cell>
          <table:table-cell table:style-name="ce3" office:value-type="date" office:date-value="2009-03-12">
            <text:p>03/12/0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51482.24">
            <text:p>551482.24</text:p>
          </table:table-cell>
          <table:table-cell table:style-name="ce2" office:value-type="float" office:value="1020.21">
            <text:p>1020.2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style-name="ce4" office:value-type="date" office:date-value="2009-07-12">
            <text:p>07/12/0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47362.19">
            <text:p>1047362.19</text:p>
          </table:table-cell>
          <table:table-cell office:value-type="float" office:value="4254.69">
            <text:p>4254.69</text:p>
          </table:table-cell>
        </table:table-row>
        <table:table-row table:style-name="ro1">
          <table:table-cell table:style-name="ce2" office:value-type="float" office:value="486">
            <text:p>486</text:p>
          </table:table-cell>
          <table:table-cell table:style-name="ce3" office:value-type="date" office:date-value="2009-10-12">
            <text:p>10/12/0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84852.57">
            <text:p>384852.57</text:p>
          </table:table-cell>
          <table:table-cell table:style-name="ce2" office:value-type="float" office:value="1196.06">
            <text:p>1196.06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14/12/200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75735.37">
            <text:p>375735.37</text:p>
          </table:table-cell>
          <table:table-cell office:value-type="float" office:value="2432.47">
            <text:p>2432.47</text:p>
          </table:table-cell>
        </table:table-row>
        <table:table-row table:style-name="ro1">
          <table:table-cell table:style-name="ce2" office:value-type="float" office:value="488">
            <text:p>488</text:p>
          </table:table-cell>
          <table:table-cell table:style-name="ce2" office:value-type="string">
            <text:p>17/12/200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0000.26">
            <text:p>240000.26</text:p>
          </table:table-cell>
          <table:table-cell table:style-name="ce2" office:value-type="float" office:value="1353.38">
            <text:p>1353.38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21/12/200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314020.28">
            <text:p>1314020.28</text:p>
          </table:table-cell>
          <table:table-cell office:value-type="float" office:value="1040.75">
            <text:p>1040.75</text:p>
          </table:table-cell>
        </table:table-row>
        <table:table-row table:style-name="ro1">
          <table:table-cell table:style-name="ce2" office:value-type="float" office:value="490">
            <text:p>490</text:p>
          </table:table-cell>
          <table:table-cell table:style-name="ce2" office:value-type="string">
            <text:p>24/12/200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20057.19">
            <text:p>420057.19</text:p>
          </table:table-cell>
          <table:table-cell table:style-name="ce2" office:value-type="float" office:value="1500.2">
            <text:p>1500.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28/12/200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5888.45">
            <text:p>125888.45</text:p>
          </table:table-cell>
          <table:table-cell office:value-type="float" office:value="1340.42">
            <text:p>1340.42</text:p>
          </table:table-cell>
        </table:table-row>
        <table:table-row table:style-name="ro1">
          <table:table-cell table:style-name="ce2" office:value-type="float" office:value="492">
            <text:p>492</text:p>
          </table:table-cell>
          <table:table-cell table:style-name="ce2" office:value-type="string">
            <text:p>31/12/200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71428.57">
            <text:p>571428.57</text:p>
          </table:table-cell>
          <table:table-cell table:style-name="ce2" office:value-type="float" office:value="1794.13">
            <text:p>1794.1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style-name="ce4" office:value-type="date" office:date-value="2010-04-01">
            <text:p>04/01/1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53381.96">
            <text:p>1153381.96</text:p>
          </table:table-cell>
          <table:table-cell office:value-type="float" office:value="1352.78">
            <text:p>1352.78</text:p>
          </table:table-cell>
        </table:table-row>
        <table:table-row table:style-name="ro1">
          <table:table-cell table:style-name="ce2" office:value-type="float" office:value="494">
            <text:p>494</text:p>
          </table:table-cell>
          <table:table-cell table:style-name="ce3" office:value-type="date" office:date-value="2010-07-01">
            <text:p>07/01/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16972.81">
            <text:p>1616972.81</text:p>
          </table:table-cell>
          <table:table-cell table:style-name="ce2" office:value-type="float" office:value="1690.22">
            <text:p>1690.2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style-name="ce4" office:value-type="date" office:date-value="2010-11-01">
            <text:p>11/01/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69850.67">
            <text:p>69850.67</text:p>
          </table:table-cell>
          <table:table-cell office:value-type="float" office:value="339.6">
            <text:p>339.6</text:p>
          </table:table-cell>
        </table:table-row>
        <table:table-row table:style-name="ro1">
          <table:table-cell table:style-name="ce2" office:value-type="float" office:value="496">
            <text:p>496</text:p>
          </table:table-cell>
          <table:table-cell table:style-name="ce2" office:value-type="string">
            <text:p>14/01/20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0015.19">
            <text:p>270015.19</text:p>
          </table:table-cell>
          <table:table-cell table:style-name="ce2" office:value-type="float" office:value="598.96">
            <text:p>598.9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18/01/20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1452743.77">
            <text:p>1452743.77</text:p>
          </table:table-cell>
          <table:table-cell office:value-type="float" office:value="1347.62">
            <text:p>1347.62</text:p>
          </table:table-cell>
        </table:table-row>
        <table:table-row table:style-name="ro1">
          <table:table-cell table:style-name="ce2" office:value-type="float" office:value="498">
            <text:p>498</text:p>
          </table:table-cell>
          <table:table-cell table:style-name="ce2" office:value-type="string">
            <text:p>21/01/20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00332.47">
            <text:p>1500332.47</text:p>
          </table:table-cell>
          <table:table-cell table:style-name="ce2" office:value-type="float" office:value="1631.98">
            <text:p>1631.9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25/01/201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59345.38">
            <text:p>259345.38</text:p>
          </table:table-cell>
          <table:table-cell office:value-type="float" office:value="1188.49">
            <text:p>1188.49</text:p>
          </table:table-cell>
        </table:table-row>
        <table:table-row table:style-name="ro1">
          <table:table-cell table:style-name="ce2" office:value-type="float" office:value="500">
            <text:p>500</text:p>
          </table:table-cell>
          <table:table-cell table:style-name="ce2" office:value-type="string">
            <text:p>28/01/20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9248.36">
            <text:p>99248.36</text:p>
          </table:table-cell>
          <table:table-cell table:style-name="ce2" office:value-type="float" office:value="379.56">
            <text:p>379.56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style-name="ce4" office:value-type="date" office:date-value="2010-01-02">
            <text:p>01/02/1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8820.58">
            <text:p>148820.58</text:p>
          </table:table-cell>
          <table:table-cell office:value-type="float" office:value="1185.01">
            <text:p>1185.01</text:p>
          </table:table-cell>
        </table:table-row>
        <table:table-row table:style-name="ro1">
          <table:table-cell table:style-name="ce2" office:value-type="float" office:value="502">
            <text:p>502</text:p>
          </table:table-cell>
          <table:table-cell table:style-name="ce3" office:value-type="date" office:date-value="2010-04-02">
            <text:p>04/02/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39979.76">
            <text:p>739979.76</text:p>
          </table:table-cell>
          <table:table-cell table:style-name="ce2" office:value-type="float" office:value="1387.89">
            <text:p>1387.8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style-name="ce4" office:value-type="date" office:date-value="2010-08-02">
            <text:p>08/02/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422012.08">
            <text:p>422012.08</text:p>
          </table:table-cell>
          <table:table-cell office:value-type="float" office:value="1298.36">
            <text:p>1298.36</text:p>
          </table:table-cell>
        </table:table-row>
        <table:table-row table:style-name="ro1">
          <table:table-cell table:style-name="ce2" office:value-type="float" office:value="504">
            <text:p>504</text:p>
          </table:table-cell>
          <table:table-cell table:style-name="ce3" office:value-type="date" office:date-value="2010-11-02">
            <text:p>11/02/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99.58">
            <text:p>3099.5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13/02/20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246835.18">
            <text:p>3246835.18</text:p>
          </table:table-cell>
          <table:table-cell office:value-type="float" office:value="2581.99">
            <text:p>2581.99</text:p>
          </table:table-cell>
        </table:table-row>
        <table:table-row table:style-name="ro1">
          <table:table-cell table:style-name="ce2" office:value-type="float" office:value="506">
            <text:p>506</text:p>
          </table:table-cell>
          <table:table-cell table:style-name="ce2" office:value-type="string">
            <text:p>18/02/20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26982.41">
            <text:p>1526982.41</text:p>
          </table:table-cell>
          <table:table-cell table:style-name="ce2" office:value-type="float" office:value="1656.76">
            <text:p>1656.7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22/02/20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54800.4">
            <text:p>254800.4</text:p>
          </table:table-cell>
          <table:table-cell office:value-type="float" office:value="1613.8">
            <text:p>1613.8</text:p>
          </table:table-cell>
        </table:table-row>
        <table:table-row table:style-name="ro1">
          <table:table-cell table:style-name="ce2" office:value-type="float" office:value="508">
            <text:p>508</text:p>
          </table:table-cell>
          <table:table-cell table:style-name="ce2" office:value-type="string">
            <text:p>25/02/20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81746.45">
            <text:p>281746.45</text:p>
          </table:table-cell>
          <table:table-cell table:style-name="ce2" office:value-type="float" office:value="1219.68">
            <text:p>1219.6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style-name="ce4" office:value-type="date" office:date-value="2010-01-03">
            <text:p>01/03/1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0612.17">
            <text:p>160612.17</text:p>
          </table:table-cell>
          <table:table-cell office:value-type="float" office:value="985.52">
            <text:p>985.52</text:p>
          </table:table-cell>
        </table:table-row>
        <table:table-row table:style-name="ro1">
          <table:table-cell table:style-name="ce2" office:value-type="float" office:value="510">
            <text:p>510</text:p>
          </table:table-cell>
          <table:table-cell table:style-name="ce3" office:value-type="date" office:date-value="2010-04-03">
            <text:p>04/03/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13048.98">
            <text:p>413048.98</text:p>
          </table:table-cell>
          <table:table-cell table:style-name="ce2" office:value-type="float" office:value="1391.13">
            <text:p>1391.13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style-name="ce4" office:value-type="date" office:date-value="2010-08-03">
            <text:p>08/03/10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94214.41">
            <text:p>294214.41</text:p>
          </table:table-cell>
          <table:table-cell office:value-type="float" office:value="1199.27">
            <text:p>1199.27</text:p>
          </table:table-cell>
        </table:table-row>
        <table:table-row table:style-name="ro1">
          <table:table-cell table:style-name="ce2" office:value-type="float" office:value="512">
            <text:p>512</text:p>
          </table:table-cell>
          <table:table-cell table:style-name="ce3" office:value-type="date" office:date-value="2010-12-03">
            <text:p>12/03/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61076.85">
            <text:p>1661076.85</text:p>
          </table:table-cell>
          <table:table-cell table:style-name="ce2" office:value-type="float" office:value="2524.44">
            <text:p>2524.44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15/03/20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36824.24">
            <text:p>236824.24</text:p>
          </table:table-cell>
          <table:table-cell office:value-type="float" office:value="697.08">
            <text:p>697.08</text:p>
          </table:table-cell>
        </table:table-row>
        <table:table-row table:style-name="ro1">
          <table:table-cell table:style-name="ce2" office:value-type="float" office:value="514">
            <text:p>514</text:p>
          </table:table-cell>
          <table:table-cell table:style-name="ce2" office:value-type="string">
            <text:p>18/03/2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63862.2">
            <text:p>763862.2</text:p>
          </table:table-cell>
          <table:table-cell table:style-name="ce2" office:value-type="float" office:value="1100.4">
            <text:p>1100.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22/03/20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02043.33">
            <text:p>202043.33</text:p>
          </table:table-cell>
          <table:table-cell office:value-type="float" office:value="839.59">
            <text:p>839.59</text:p>
          </table:table-cell>
        </table:table-row>
        <table:table-row table:style-name="ro1">
          <table:table-cell table:style-name="ce2" office:value-type="float" office:value="516">
            <text:p>516</text:p>
          </table:table-cell>
          <table:table-cell table:style-name="ce2" office:value-type="string">
            <text:p>25/03/20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64230.58">
            <text:p>1564230.58</text:p>
          </table:table-cell>
          <table:table-cell table:style-name="ce2" office:value-type="float" office:value="1420.3">
            <text:p>1420.3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29/03/20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93222.34">
            <text:p>1293222.34</text:p>
          </table:table-cell>
          <table:table-cell office:value-type="float" office:value="1223.49">
            <text:p>1223.49</text:p>
          </table:table-cell>
        </table:table-row>
        <table:table-row table:style-name="ro1">
          <table:table-cell table:style-name="ce2" office:value-type="float" office:value="518">
            <text:p>518</text:p>
          </table:table-cell>
          <table:table-cell table:style-name="ce3" office:value-type="date" office:date-value="2010-01-04">
            <text:p>01/04/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04237.56">
            <text:p>1704237.56</text:p>
          </table:table-cell>
          <table:table-cell table:style-name="ce2" office:value-type="float" office:value="2363.72">
            <text:p>2363.72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style-name="ce4" office:value-type="date" office:date-value="2010-05-04">
            <text:p>05/04/10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0254.06">
            <text:p>70254.06</text:p>
          </table:table-cell>
          <table:table-cell office:value-type="float" office:value="307.23">
            <text:p>307.23</text:p>
          </table:table-cell>
        </table:table-row>
        <table:table-row table:style-name="ro1">
          <table:table-cell table:style-name="ce2" office:value-type="float" office:value="520">
            <text:p>520</text:p>
          </table:table-cell>
          <table:table-cell table:style-name="ce3" office:value-type="date" office:date-value="2010-08-04">
            <text:p>08/04/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04073.8">
            <text:p>304073.8</text:p>
          </table:table-cell>
          <table:table-cell table:style-name="ce2" office:value-type="float" office:value="1182.76">
            <text:p>1182.7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style-name="ce4" office:value-type="date" office:date-value="2010-12-04">
            <text:p>12/04/1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0079.25">
            <text:p>320079.25</text:p>
          </table:table-cell>
          <table:table-cell office:value-type="float" office:value="1270.44">
            <text:p>1270.44</text:p>
          </table:table-cell>
        </table:table-row>
        <table:table-row table:style-name="ro1">
          <table:table-cell table:style-name="ce2" office:value-type="float" office:value="522">
            <text:p>522</text:p>
          </table:table-cell>
          <table:table-cell table:style-name="ce2" office:value-type="string">
            <text:p>15/04/20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79817.9">
            <text:p>1779817.9</text:p>
          </table:table-cell>
          <table:table-cell table:style-name="ce2" office:value-type="float" office:value="2236.89">
            <text:p>2236.89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19/04/201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77355.86">
            <text:p>777355.86</text:p>
          </table:table-cell>
          <table:table-cell office:value-type="float" office:value="1410.16">
            <text:p>1410.16</text:p>
          </table:table-cell>
        </table:table-row>
        <table:table-row table:style-name="ro1">
          <table:table-cell table:style-name="ce2" office:value-type="float" office:value="524">
            <text:p>524</text:p>
          </table:table-cell>
          <table:table-cell table:style-name="ce2" office:value-type="string">
            <text:p>22/04/20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33599.98">
            <text:p>333599.98</text:p>
          </table:table-cell>
          <table:table-cell table:style-name="ce2" office:value-type="float" office:value="1482.72">
            <text:p>1482.7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26/04/20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22783.22">
            <text:p>422783.22</text:p>
          </table:table-cell>
          <table:table-cell office:value-type="float" office:value="1467.15">
            <text:p>1467.15</text:p>
          </table:table-cell>
        </table:table-row>
        <table:table-row table:style-name="ro1">
          <table:table-cell table:style-name="ce2" office:value-type="float" office:value="526">
            <text:p>526</text:p>
          </table:table-cell>
          <table:table-cell table:style-name="ce2" office:value-type="string">
            <text:p>29/04/20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48184.93">
            <text:p>348184.93</text:p>
          </table:table-cell>
          <table:table-cell table:style-name="ce2" office:value-type="float" office:value="1455.83">
            <text:p>1455.8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style-name="ce4" office:value-type="date" office:date-value="2010-03-05">
            <text:p>03/05/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64997.39">
            <text:p>464997.39</text:p>
          </table:table-cell>
          <table:table-cell office:value-type="float" office:value="1301.94">
            <text:p>1301.94</text:p>
          </table:table-cell>
        </table:table-row>
        <table:table-row table:style-name="ro1">
          <table:table-cell table:style-name="ce2" office:value-type="float" office:value="528">
            <text:p>528</text:p>
          </table:table-cell>
          <table:table-cell table:style-name="ce3" office:value-type="date" office:date-value="2010-06-05">
            <text:p>06/05/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26533.47">
            <text:p>1526533.47</text:p>
          </table:table-cell>
          <table:table-cell table:style-name="ce2" office:value-type="float" office:value="1497.09">
            <text:p>1497.0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style-name="ce4" office:value-type="date" office:date-value="2010-10-05">
            <text:p>10/05/1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744474.56">
            <text:p>1744474.56</text:p>
          </table:table-cell>
          <table:table-cell office:value-type="float" office:value="2148.37">
            <text:p>2148.37</text:p>
          </table:table-cell>
        </table:table-row>
        <table:table-row table:style-name="ro1">
          <table:table-cell table:style-name="ce2" office:value-type="float" office:value="530">
            <text:p>530</text:p>
          </table:table-cell>
          <table:table-cell table:style-name="ce2" office:value-type="string">
            <text:p>13/05/20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21212.78">
            <text:p>921212.78</text:p>
          </table:table-cell>
          <table:table-cell table:style-name="ce2" office:value-type="float" office:value="2378.35">
            <text:p>2378.35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17/05/20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50987">
            <text:p>1750987</text:p>
          </table:table-cell>
          <table:table-cell office:value-type="float" office:value="2102.03">
            <text:p>2102.03</text:p>
          </table:table-cell>
        </table:table-row>
        <table:table-row table:style-name="ro1">
          <table:table-cell table:style-name="ce2" office:value-type="float" office:value="532">
            <text:p>532</text:p>
          </table:table-cell>
          <table:table-cell table:style-name="ce2" office:value-type="string">
            <text:p>20/05/20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60411.23">
            <text:p>260411.23</text:p>
          </table:table-cell>
          <table:table-cell table:style-name="ce2" office:value-type="float" office:value="745.02">
            <text:p>745.0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24/05/20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25816.73">
            <text:p>825816.73</text:p>
          </table:table-cell>
          <table:table-cell office:value-type="float" office:value="1257.27">
            <text:p>1257.27</text:p>
          </table:table-cell>
        </table:table-row>
        <table:table-row table:style-name="ro1">
          <table:table-cell table:style-name="ce2" office:value-type="float" office:value="534">
            <text:p>534</text:p>
          </table:table-cell>
          <table:table-cell table:style-name="ce2" office:value-type="string">
            <text:p>27/05/20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1434.12">
            <text:p>141434.12</text:p>
          </table:table-cell>
          <table:table-cell table:style-name="ce2" office:value-type="float" office:value="1064.11">
            <text:p>1064.1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31/05/20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5001.52">
            <text:p>105001.52</text:p>
          </table:table-cell>
          <table:table-cell office:value-type="float" office:value="343.31">
            <text:p>343.31</text:p>
          </table:table-cell>
        </table:table-row>
        <table:table-row table:style-name="ro1">
          <table:table-cell table:style-name="ce2" office:value-type="float" office:value="536">
            <text:p>536</text:p>
          </table:table-cell>
          <table:table-cell table:style-name="ce3" office:value-type="date" office:date-value="2010-04-06">
            <text:p>04/06/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58144.31">
            <text:p>358144.31</text:p>
          </table:table-cell>
          <table:table-cell table:style-name="ce2" office:value-type="float" office:value="1211.77">
            <text:p>1211.77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style-name="ce4" office:value-type="date" office:date-value="2010-07-06">
            <text:p>07/06/1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5475.29">
            <text:p>505475.29</text:p>
          </table:table-cell>
          <table:table-cell office:value-type="float" office:value="1305.01">
            <text:p>1305.01</text:p>
          </table:table-cell>
        </table:table-row>
        <table:table-row table:style-name="ro1">
          <table:table-cell table:style-name="ce2" office:value-type="float" office:value="538">
            <text:p>538</text:p>
          </table:table-cell>
          <table:table-cell table:style-name="ce3" office:value-type="date" office:date-value="2010-10-06">
            <text:p>10/06/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64843.03">
            <text:p>864843.03</text:p>
          </table:table-cell>
          <table:table-cell table:style-name="ce2" office:value-type="float" office:value="2406.8">
            <text:p>2406.8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14/06/20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01454.48">
            <text:p>701454.48</text:p>
          </table:table-cell>
          <table:table-cell office:value-type="float" office:value="1493.78">
            <text:p>1493.78</text:p>
          </table:table-cell>
        </table:table-row>
        <table:table-row table:style-name="ro1">
          <table:table-cell table:style-name="ce2" office:value-type="float" office:value="540">
            <text:p>540</text:p>
          </table:table-cell>
          <table:table-cell table:style-name="ce2" office:value-type="string">
            <text:p>17/06/20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24630.15">
            <text:p>724630.15</text:p>
          </table:table-cell>
          <table:table-cell table:style-name="ce2" office:value-type="float" office:value="1759.52">
            <text:p>1759.52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21/06/20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06439.22">
            <text:p>106439.22</text:p>
          </table:table-cell>
          <table:table-cell office:value-type="float" office:value="1215.45">
            <text:p>1215.45</text:p>
          </table:table-cell>
        </table:table-row>
        <table:table-row table:style-name="ro1">
          <table:table-cell table:style-name="ce2" office:value-type="float" office:value="542">
            <text:p>542</text:p>
          </table:table-cell>
          <table:table-cell table:style-name="ce2" office:value-type="string">
            <text:p>24/06/20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80319.96">
            <text:p>780319.96</text:p>
          </table:table-cell>
          <table:table-cell table:style-name="ce2" office:value-type="float" office:value="2664.72">
            <text:p>2664.7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28/06/20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58973.12">
            <text:p>1258973.12</text:p>
          </table:table-cell>
          <table:table-cell office:value-type="float" office:value="1361.83">
            <text:p>1361.83</text:p>
          </table:table-cell>
        </table:table-row>
        <table:table-row table:style-name="ro1">
          <table:table-cell table:style-name="ce2" office:value-type="float" office:value="544">
            <text:p>544</text:p>
          </table:table-cell>
          <table:table-cell table:style-name="ce3" office:value-type="date" office:date-value="2010-01-07">
            <text:p>01/07/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1506.97">
            <text:p>131506.97</text:p>
          </table:table-cell>
          <table:table-cell table:style-name="ce2" office:value-type="float" office:value="542.18">
            <text:p>542.18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style-name="ce4" office:value-type="date" office:date-value="2010-05-07">
            <text:p>05/07/1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43944">
            <text:p>243944</text:p>
          </table:table-cell>
          <table:table-cell office:value-type="float" office:value="1335.89">
            <text:p>1335.89</text:p>
          </table:table-cell>
        </table:table-row>
        <table:table-row table:style-name="ro1">
          <table:table-cell table:style-name="ce2" office:value-type="float" office:value="546">
            <text:p>546</text:p>
          </table:table-cell>
          <table:table-cell table:style-name="ce3" office:value-type="date" office:date-value="2010-08-07">
            <text:p>08/07/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9495.51">
            <text:p>99495.51</text:p>
          </table:table-cell>
          <table:table-cell table:style-name="ce2" office:value-type="float" office:value="447.25">
            <text:p>447.2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style-name="ce4" office:value-type="date" office:date-value="2010-12-07">
            <text:p>12/07/1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64055.2">
            <text:p>364055.2</text:p>
          </table:table-cell>
          <table:table-cell office:value-type="float" office:value="1188.75">
            <text:p>1188.75</text:p>
          </table:table-cell>
        </table:table-row>
        <table:table-row table:style-name="ro1">
          <table:table-cell table:style-name="ce2" office:value-type="float" office:value="548">
            <text:p>548</text:p>
          </table:table-cell>
          <table:table-cell table:style-name="ce2" office:value-type="string">
            <text:p>15/07/20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11311.21">
            <text:p>511311.21</text:p>
          </table:table-cell>
          <table:table-cell table:style-name="ce2" office:value-type="float" office:value="1317.44">
            <text:p>1317.44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19/07/201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547465.83">
            <text:p>547465.83</text:p>
          </table:table-cell>
          <table:table-cell office:value-type="float" office:value="1364.12">
            <text:p>1364.12</text:p>
          </table:table-cell>
        </table:table-row>
        <table:table-row table:style-name="ro1">
          <table:table-cell table:style-name="ce2" office:value-type="float" office:value="550">
            <text:p>550</text:p>
          </table:table-cell>
          <table:table-cell table:style-name="ce2" office:value-type="string">
            <text:p>22/07/20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28.59">
            <text:p>2128.59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26/07/20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006624.34">
            <text:p>1006624.34</text:p>
          </table:table-cell>
          <table:table-cell office:value-type="float" office:value="1842.71">
            <text:p>1842.71</text:p>
          </table:table-cell>
        </table:table-row>
        <table:table-row table:style-name="ro1">
          <table:table-cell table:style-name="ce2" office:value-type="float" office:value="552">
            <text:p>552</text:p>
          </table:table-cell>
          <table:table-cell table:style-name="ce2" office:value-type="string">
            <text:p>29/07/2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00996.01">
            <text:p>300996.01</text:p>
          </table:table-cell>
          <table:table-cell table:style-name="ce2" office:value-type="float" office:value="1207.85">
            <text:p>1207.8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style-name="ce4" office:value-type="date" office:date-value="2010-02-08">
            <text:p>02/08/10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36490.57">
            <text:p>236490.57</text:p>
          </table:table-cell>
          <table:table-cell office:value-type="float" office:value="1101.66">
            <text:p>1101.66</text:p>
          </table:table-cell>
        </table:table-row>
        <table:table-row table:style-name="ro1">
          <table:table-cell table:style-name="ce2" office:value-type="float" office:value="554">
            <text:p>554</text:p>
          </table:table-cell>
          <table:table-cell table:style-name="ce3" office:value-type="date" office:date-value="2010-05-08">
            <text:p>05/08/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08008">
            <text:p>808008</text:p>
          </table:table-cell>
          <table:table-cell table:style-name="ce2" office:value-type="float" office:value="1074.26">
            <text:p>1074.26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style-name="ce4" office:value-type="date" office:date-value="2010-09-08">
            <text:p>09/08/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934301.32">
            <text:p>934301.32</text:p>
          </table:table-cell>
          <table:table-cell office:value-type="float" office:value="2182.1">
            <text:p>2182.1</text:p>
          </table:table-cell>
        </table:table-row>
        <table:table-row table:style-name="ro1">
          <table:table-cell table:style-name="ce2" office:value-type="float" office:value="556">
            <text:p>556</text:p>
          </table:table-cell>
          <table:table-cell table:style-name="ce3" office:value-type="date" office:date-value="2010-12-08">
            <text:p>12/08/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49889.5">
            <text:p>1649889.5</text:p>
          </table:table-cell>
          <table:table-cell table:style-name="ce2" office:value-type="float" office:value="1724.62">
            <text:p>1724.6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16/08/20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0268.59">
            <text:p>190268.59</text:p>
          </table:table-cell>
          <table:table-cell office:value-type="float" office:value="1082.37">
            <text:p>1082.37</text:p>
          </table:table-cell>
        </table:table-row>
        <table:table-row table:style-name="ro1">
          <table:table-cell table:style-name="ce2" office:value-type="float" office:value="558">
            <text:p>558</text:p>
          </table:table-cell>
          <table:table-cell table:style-name="ce2" office:value-type="string">
            <text:p>19/08/20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3422.6">
            <text:p>363422.6</text:p>
          </table:table-cell>
          <table:table-cell table:style-name="ce2" office:value-type="float" office:value="1113.91">
            <text:p>1113.9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23/08/201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01461.22">
            <text:p>201461.22</text:p>
          </table:table-cell>
          <table:table-cell office:value-type="float" office:value="1438.4">
            <text:p>1438.4</text:p>
          </table:table-cell>
        </table:table-row>
        <table:table-row table:style-name="ro1">
          <table:table-cell table:style-name="ce2" office:value-type="float" office:value="560">
            <text:p>560</text:p>
          </table:table-cell>
          <table:table-cell table:style-name="ce2" office:value-type="string">
            <text:p>26/08/20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14489.59">
            <text:p>314489.59</text:p>
          </table:table-cell>
          <table:table-cell table:style-name="ce2" office:value-type="float" office:value="1275.13">
            <text:p>1275.1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30/08/20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755984.07">
            <text:p>755984.07</text:p>
          </table:table-cell>
          <table:table-cell office:value-type="float" office:value="1294.67">
            <text:p>1294.67</text:p>
          </table:table-cell>
        </table:table-row>
        <table:table-row table:style-name="ro1">
          <table:table-cell table:style-name="ce2" office:value-type="float" office:value="562">
            <text:p>562</text:p>
          </table:table-cell>
          <table:table-cell table:style-name="ce3" office:value-type="date" office:date-value="2010-02-09">
            <text:p>02/09/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83.32">
            <text:p>1683.32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style-name="ce4" office:value-type="date" office:date-value="2010-06-09">
            <text:p>06/09/1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849193.68">
            <text:p>3849193.68</text:p>
          </table:table-cell>
          <table:table-cell office:value-type="float" office:value="1698.66">
            <text:p>1698.66</text:p>
          </table:table-cell>
        </table:table-row>
        <table:table-row table:style-name="ro1">
          <table:table-cell table:style-name="ce2" office:value-type="float" office:value="564">
            <text:p>564</text:p>
          </table:table-cell>
          <table:table-cell table:style-name="ce3" office:value-type="date" office:date-value="2010-09-09">
            <text:p>09/09/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4322.76">
            <text:p>174322.76</text:p>
          </table:table-cell>
          <table:table-cell table:style-name="ce2" office:value-type="float" office:value="431.51">
            <text:p>431.5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13/09/201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87484.25">
            <text:p>387484.25</text:p>
          </table:table-cell>
          <table:table-cell office:value-type="float" office:value="1363.42">
            <text:p>1363.42</text:p>
          </table:table-cell>
        </table:table-row>
        <table:table-row table:style-name="ro1">
          <table:table-cell table:style-name="ce2" office:value-type="float" office:value="566">
            <text:p>566</text:p>
          </table:table-cell>
          <table:table-cell table:style-name="ce2" office:value-type="string">
            <text:p>16/09/20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42873.72">
            <text:p>1442873.72</text:p>
          </table:table-cell>
          <table:table-cell table:style-name="ce2" office:value-type="float" office:value="1479.71">
            <text:p>1479.7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20/09/20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396811.92">
            <text:p>1396811.92</text:p>
          </table:table-cell>
          <table:table-cell office:value-type="float" office:value="1236.85">
            <text:p>1236.85</text:p>
          </table:table-cell>
        </table:table-row>
        <table:table-row table:style-name="ro1">
          <table:table-cell table:style-name="ce2" office:value-type="float" office:value="568">
            <text:p>568</text:p>
          </table:table-cell>
          <table:table-cell table:style-name="ce2" office:value-type="string">
            <text:p>23/09/20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45550.01">
            <text:p>945550.01</text:p>
          </table:table-cell>
          <table:table-cell table:style-name="ce2" office:value-type="float" office:value="2738.08">
            <text:p>2738.08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27/09/201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649261.12">
            <text:p>649261.12</text:p>
          </table:table-cell>
          <table:table-cell office:value-type="float" office:value="1968.78">
            <text:p>1968.78</text:p>
          </table:table-cell>
        </table:table-row>
        <table:table-row table:style-name="ro1">
          <table:table-cell table:style-name="ce2" office:value-type="float" office:value="570">
            <text:p>570</text:p>
          </table:table-cell>
          <table:table-cell table:style-name="ce2" office:value-type="string">
            <text:p>30/09/20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0385.74">
            <text:p>340385.74</text:p>
          </table:table-cell>
          <table:table-cell table:style-name="ce2" office:value-type="float" office:value="860.44">
            <text:p>860.44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style-name="ce4" office:value-type="date" office:date-value="2010-04-10">
            <text:p>04/10/1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000714.6">
            <text:p>2000714.6</text:p>
          </table:table-cell>
          <table:table-cell office:value-type="float" office:value="2096.46">
            <text:p>2096.46</text:p>
          </table:table-cell>
        </table:table-row>
        <table:table-row table:style-name="ro1">
          <table:table-cell table:style-name="ce2" office:value-type="float" office:value="572">
            <text:p>572</text:p>
          </table:table-cell>
          <table:table-cell table:style-name="ce3" office:value-type="date" office:date-value="2010-07-10">
            <text:p>07/10/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8278.57">
            <text:p>208278.57</text:p>
          </table:table-cell>
          <table:table-cell table:style-name="ce2" office:value-type="float" office:value="1329.79">
            <text:p>1329.79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style-name="ce4" office:value-type="date" office:date-value="2010-11-10">
            <text:p>11/10/1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44750.16">
            <text:p>144750.16</text:p>
          </table:table-cell>
          <table:table-cell office:value-type="float" office:value="1200.84">
            <text:p>1200.84</text:p>
          </table:table-cell>
        </table:table-row>
        <table:table-row table:style-name="ro1">
          <table:table-cell table:style-name="ce2" office:value-type="float" office:value="574">
            <text:p>574</text:p>
          </table:table-cell>
          <table:table-cell table:style-name="ce2" office:value-type="string">
            <text:p>14/10/20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95020.07">
            <text:p>895020.07</text:p>
          </table:table-cell>
          <table:table-cell table:style-name="ce2" office:value-type="float" office:value="3250.68">
            <text:p>3250.6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18/10/201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88591.66">
            <text:p>488591.66</text:p>
          </table:table-cell>
          <table:table-cell office:value-type="float" office:value="1117.78">
            <text:p>1117.78</text:p>
          </table:table-cell>
        </table:table-row>
        <table:table-row table:style-name="ro1">
          <table:table-cell table:style-name="ce2" office:value-type="float" office:value="576">
            <text:p>576</text:p>
          </table:table-cell>
          <table:table-cell table:style-name="ce2" office:value-type="string">
            <text:p>21/10/20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61051.27">
            <text:p>761051.27</text:p>
          </table:table-cell>
          <table:table-cell table:style-name="ce2" office:value-type="float" office:value="1424.3">
            <text:p>1424.3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25/10/201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28762.36">
            <text:p>828762.36</text:p>
          </table:table-cell>
          <table:table-cell office:value-type="float" office:value="1401.12">
            <text:p>1401.12</text:p>
          </table:table-cell>
        </table:table-row>
        <table:table-row table:style-name="ro1">
          <table:table-cell table:style-name="ce2" office:value-type="float" office:value="578">
            <text:p>578</text:p>
          </table:table-cell>
          <table:table-cell table:style-name="ce2" office:value-type="string">
            <text:p>28/10/20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04717.13">
            <text:p>904717.13</text:p>
          </table:table-cell>
          <table:table-cell table:style-name="ce2" office:value-type="float" office:value="1953.33">
            <text:p>1953.3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style-name="ce4" office:value-type="date" office:date-value="2010-01-11">
            <text:p>01/11/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9931.8">
            <text:p>359931.8</text:p>
          </table:table-cell>
          <table:table-cell office:value-type="float" office:value="1010.85">
            <text:p>1010.85</text:p>
          </table:table-cell>
        </table:table-row>
        <table:table-row table:style-name="ro1">
          <table:table-cell table:style-name="ce2" office:value-type="float" office:value="580">
            <text:p>580</text:p>
          </table:table-cell>
          <table:table-cell table:style-name="ce3" office:value-type="date" office:date-value="2010-04-11">
            <text:p>04/11/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38982.21">
            <text:p>438982.21</text:p>
          </table:table-cell>
          <table:table-cell table:style-name="ce2" office:value-type="float" office:value="2467.35">
            <text:p>2467.3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style-name="ce4" office:value-type="date" office:date-value="2010-08-11">
            <text:p>08/11/1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60241.06">
            <text:p>160241.06</text:p>
          </table:table-cell>
          <table:table-cell office:value-type="float" office:value="728.74">
            <text:p>728.74</text:p>
          </table:table-cell>
        </table:table-row>
        <table:table-row table:style-name="ro1">
          <table:table-cell table:style-name="ce2" office:value-type="float" office:value="582">
            <text:p>582</text:p>
          </table:table-cell>
          <table:table-cell table:style-name="ce3" office:value-type="date" office:date-value="2010-11-11">
            <text:p>11/11/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5093.87">
            <text:p>125093.87</text:p>
          </table:table-cell>
          <table:table-cell table:style-name="ce2" office:value-type="float" office:value="327.85">
            <text:p>327.8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16/11/20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66644.04">
            <text:p>1266644.04</text:p>
          </table:table-cell>
          <table:table-cell office:value-type="float" office:value="971.79">
            <text:p>971.79</text:p>
          </table:table-cell>
        </table:table-row>
        <table:table-row table:style-name="ro1">
          <table:table-cell table:style-name="ce2" office:value-type="float" office:value="584">
            <text:p>584</text:p>
          </table:table-cell>
          <table:table-cell table:style-name="ce2" office:value-type="string">
            <text:p>18/11/20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62616.1">
            <text:p>562616.1</text:p>
          </table:table-cell>
          <table:table-cell table:style-name="ce2" office:value-type="float" office:value="1640.28">
            <text:p>1640.2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22/11/20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2480.27">
            <text:p>502480.27</text:p>
          </table:table-cell>
          <table:table-cell office:value-type="float" office:value="1435.66">
            <text:p>1435.66</text:p>
          </table:table-cell>
        </table:table-row>
        <table:table-row table:style-name="ro1">
          <table:table-cell table:style-name="ce2" office:value-type="float" office:value="586">
            <text:p>586</text:p>
          </table:table-cell>
          <table:table-cell table:style-name="ce2" office:value-type="string">
            <text:p>25/11/20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6653.62">
            <text:p>226653.62</text:p>
          </table:table-cell>
          <table:table-cell table:style-name="ce2" office:value-type="float" office:value="1077.59">
            <text:p>1077.59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29/11/20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10422.78">
            <text:p>210422.78</text:p>
          </table:table-cell>
          <table:table-cell office:value-type="float" office:value="525.83">
            <text:p>525.83</text:p>
          </table:table-cell>
        </table:table-row>
        <table:table-row table:style-name="ro1">
          <table:table-cell table:style-name="ce2" office:value-type="float" office:value="588">
            <text:p>588</text:p>
          </table:table-cell>
          <table:table-cell table:style-name="ce3" office:value-type="date" office:date-value="2010-02-12">
            <text:p>02/12/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11241.44">
            <text:p>711241.44</text:p>
          </table:table-cell>
          <table:table-cell table:style-name="ce2" office:value-type="float" office:value="1404.69">
            <text:p>1404.6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style-name="ce4" office:value-type="date" office:date-value="2010-06-12">
            <text:p>06/12/1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634634.41">
            <text:p>634634.41</text:p>
          </table:table-cell>
          <table:table-cell office:value-type="float" office:value="2272.86">
            <text:p>2272.86</text:p>
          </table:table-cell>
        </table:table-row>
        <table:table-row table:style-name="ro1">
          <table:table-cell table:style-name="ce2" office:value-type="float" office:value="590">
            <text:p>590</text:p>
          </table:table-cell>
          <table:table-cell table:style-name="ce3" office:value-type="date" office:date-value="2010-09-12">
            <text:p>09/12/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00878.09">
            <text:p>900878.09</text:p>
          </table:table-cell>
          <table:table-cell table:style-name="ce2" office:value-type="float" office:value="1532.11">
            <text:p>1532.1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13/12/201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43400.89">
            <text:p>543400.89</text:p>
          </table:table-cell>
          <table:table-cell office:value-type="float" office:value="1253.87">
            <text:p>1253.87</text:p>
          </table:table-cell>
        </table:table-row>
        <table:table-row table:style-name="ro1">
          <table:table-cell table:style-name="ce2" office:value-type="float" office:value="592">
            <text:p>592</text:p>
          </table:table-cell>
          <table:table-cell table:style-name="ce2" office:value-type="string">
            <text:p>16/12/20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67.78">
            <text:p>2567.7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20/12/201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934664.56">
            <text:p>934664.56</text:p>
          </table:table-cell>
          <table:table-cell office:value-type="float" office:value="1275.61">
            <text:p>1275.61</text:p>
          </table:table-cell>
        </table:table-row>
        <table:table-row table:style-name="ro1">
          <table:table-cell table:style-name="ce2" office:value-type="float" office:value="594">
            <text:p>594</text:p>
          </table:table-cell>
          <table:table-cell table:style-name="ce2" office:value-type="string">
            <text:p>23/12/20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68981.88">
            <text:p>368981.88</text:p>
          </table:table-cell>
          <table:table-cell table:style-name="ce2" office:value-type="float" office:value="1441.19">
            <text:p>1441.1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27/12/20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3768.38">
            <text:p>403768.38</text:p>
          </table:table-cell>
          <table:table-cell office:value-type="float" office:value="1177.17">
            <text:p>1177.17</text:p>
          </table:table-cell>
        </table:table-row>
        <table:table-row table:style-name="ro1">
          <table:table-cell table:style-name="ce2" office:value-type="float" office:value="596">
            <text:p>596</text:p>
          </table:table-cell>
          <table:table-cell table:style-name="ce2" office:value-type="string">
            <text:p>30/12/20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0409.07">
            <text:p>200409.07</text:p>
          </table:table-cell>
          <table:table-cell table:style-name="ce2" office:value-type="float" office:value="1054.79">
            <text:p>1054.79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style-name="ce4" office:value-type="date" office:date-value="2011-03-01">
            <text:p>03/01/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93731.66">
            <text:p>293731.66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table:style-name="ce2" office:value-type="float" office:value="598">
            <text:p>598</text:p>
          </table:table-cell>
          <table:table-cell table:style-name="ce3" office:value-type="date" office:date-value="2011-06-01">
            <text:p>06/01/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79761.64">
            <text:p>879761.64</text:p>
          </table:table-cell>
          <table:table-cell table:style-name="ce2" office:value-type="float" office:value="2054.72">
            <text:p>2054.7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style-name="ce4" office:value-type="date" office:date-value="2011-10-01">
            <text:p>10/01/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806835.12">
            <text:p>806835.12</text:p>
          </table:table-cell>
          <table:table-cell office:value-type="float" office:value="1122.68">
            <text:p>1122.68</text:p>
          </table:table-cell>
        </table:table-row>
        <table:table-row table:style-name="ro1">
          <table:table-cell table:style-name="ce2" office:value-type="float" office:value="600">
            <text:p>600</text:p>
          </table:table-cell>
          <table:table-cell table:style-name="ce2" office:value-type="string">
            <text:p>13/01/20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08680.72">
            <text:p>1508680.72</text:p>
          </table:table-cell>
          <table:table-cell table:style-name="ce2" office:value-type="float" office:value="1449.73">
            <text:p>1449.73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17/01/20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49579.97">
            <text:p>1549579.97</text:p>
          </table:table-cell>
          <table:table-cell office:value-type="float" office:value="1611.91">
            <text:p>1611.91</text:p>
          </table:table-cell>
        </table:table-row>
        <table:table-row table:style-name="ro1">
          <table:table-cell table:style-name="ce2" office:value-type="float" office:value="602">
            <text:p>602</text:p>
          </table:table-cell>
          <table:table-cell table:style-name="ce2" office:value-type="string">
            <text:p>20/01/20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31250.27">
            <text:p>531250.27</text:p>
          </table:table-cell>
          <table:table-cell table:style-name="ce2" office:value-type="float" office:value="1797.46">
            <text:p>1797.4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24/01/20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3128.62">
            <text:p>173128.62</text:p>
          </table:table-cell>
          <table:table-cell office:value-type="float" office:value="903.38">
            <text:p>903.38</text:p>
          </table:table-cell>
        </table:table-row>
        <table:table-row table:style-name="ro1">
          <table:table-cell table:style-name="ce2" office:value-type="float" office:value="604">
            <text:p>604</text:p>
          </table:table-cell>
          <table:table-cell table:style-name="ce2" office:value-type="string">
            <text:p>27/01/20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9733.2">
            <text:p>549733.2</text:p>
          </table:table-cell>
          <table:table-cell table:style-name="ce2" office:value-type="float" office:value="1396.84">
            <text:p>1396.8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31/01/201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92423.3">
            <text:p>692423.3</text:p>
          </table:table-cell>
          <table:table-cell office:value-type="float" office:value="1261.7">
            <text:p>1261.7</text:p>
          </table:table-cell>
        </table:table-row>
        <table:table-row table:style-name="ro1">
          <table:table-cell table:style-name="ce2" office:value-type="float" office:value="606">
            <text:p>606</text:p>
          </table:table-cell>
          <table:table-cell table:style-name="ce3" office:value-type="date" office:date-value="2011-03-02">
            <text:p>03/02/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5752.09">
            <text:p>805752.09</text:p>
          </table:table-cell>
          <table:table-cell table:style-name="ce2" office:value-type="float" office:value="1293.35">
            <text:p>1293.3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style-name="ce4" office:value-type="date" office:date-value="2011-07-02">
            <text:p>07/02/1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21465.47">
            <text:p>521465.47</text:p>
          </table:table-cell>
          <table:table-cell office:value-type="float" office:value="1281.94">
            <text:p>1281.94</text:p>
          </table:table-cell>
        </table:table-row>
        <table:table-row table:style-name="ro1">
          <table:table-cell table:style-name="ce2" office:value-type="float" office:value="608">
            <text:p>608</text:p>
          </table:table-cell>
          <table:table-cell table:style-name="ce3" office:value-type="date" office:date-value="2011-10-02">
            <text:p>10/02/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420262.01">
            <text:p>420262.01</text:p>
          </table:table-cell>
          <table:table-cell table:style-name="ce2" office:value-type="float" office:value="1337.79">
            <text:p>1337.79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14/02/2011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86997.78">
            <text:p>786997.78</text:p>
          </table:table-cell>
          <table:table-cell office:value-type="float" office:value="1241.84">
            <text:p>1241.84</text:p>
          </table:table-cell>
        </table:table-row>
        <table:table-row table:style-name="ro1">
          <table:table-cell table:style-name="ce2" office:value-type="float" office:value="610">
            <text:p>610</text:p>
          </table:table-cell>
          <table:table-cell table:style-name="ce2" office:value-type="string">
            <text:p>17/02/20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26468.2">
            <text:p>926468.2</text:p>
          </table:table-cell>
          <table:table-cell table:style-name="ce2" office:value-type="float" office:value="2384.73">
            <text:p>2384.7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21/02/201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40371.73">
            <text:p>840371.73</text:p>
          </table:table-cell>
          <table:table-cell office:value-type="float" office:value="1404.13">
            <text:p>1404.13</text:p>
          </table:table-cell>
        </table:table-row>
        <table:table-row table:style-name="ro1">
          <table:table-cell table:style-name="ce2" office:value-type="float" office:value="612">
            <text:p>612</text:p>
          </table:table-cell>
          <table:table-cell table:style-name="ce2" office:value-type="string">
            <text:p>24/02/20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13013.65">
            <text:p>413013.65</text:p>
          </table:table-cell>
          <table:table-cell table:style-name="ce2" office:value-type="float" office:value="1434.01">
            <text:p>1434.0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28/02/20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732890.56">
            <text:p>1732890.56</text:p>
          </table:table-cell>
          <table:table-cell office:value-type="float" office:value="1350.3">
            <text:p>1350.3</text:p>
          </table:table-cell>
        </table:table-row>
        <table:table-row table:style-name="ro1">
          <table:table-cell table:style-name="ce2" office:value-type="float" office:value="614">
            <text:p>614</text:p>
          </table:table-cell>
          <table:table-cell table:style-name="ce3" office:value-type="date" office:date-value="2011-03-03">
            <text:p>03/03/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61393.86">
            <text:p>1661393.86</text:p>
          </table:table-cell>
          <table:table-cell table:style-name="ce2" office:value-type="float" office:value="1675.36">
            <text:p>1675.3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style-name="ce4" office:value-type="date" office:date-value="2011-05-03">
            <text:p>05/03/1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50.86">
            <text:p>1550.86</text:p>
          </table:table-cell>
        </table:table-row>
        <table:table-row table:style-name="ro1">
          <table:table-cell table:style-name="ce2" office:value-type="float" office:value="616">
            <text:p>616</text:p>
          </table:table-cell>
          <table:table-cell table:style-name="ce3" office:value-type="date" office:date-value="2011-10-03">
            <text:p>10/03/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19332.3">
            <text:p>1419332.3</text:p>
          </table:table-cell>
          <table:table-cell table:style-name="ce2" office:value-type="float" office:value="2452.66">
            <text:p>2452.6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14/03/20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39.17">
            <text:p>2639.17</text:p>
          </table:table-cell>
        </table:table-row>
        <table:table-row table:style-name="ro1">
          <table:table-cell table:style-name="ce2" office:value-type="float" office:value="618">
            <text:p>618</text:p>
          </table:table-cell>
          <table:table-cell table:style-name="ce2" office:value-type="string">
            <text:p>17/03/20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41554.45">
            <text:p>641554.45</text:p>
          </table:table-cell>
          <table:table-cell table:style-name="ce2" office:value-type="float" office:value="783.17">
            <text:p>783.17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21/03/201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97456.25">
            <text:p>197456.25</text:p>
          </table:table-cell>
          <table:table-cell office:value-type="float" office:value="602.95">
            <text:p>602.95</text:p>
          </table:table-cell>
        </table:table-row>
        <table:table-row table:style-name="ro1">
          <table:table-cell table:style-name="ce2" office:value-type="float" office:value="620">
            <text:p>620</text:p>
          </table:table-cell>
          <table:table-cell table:style-name="ce2" office:value-type="string">
            <text:p>24/03/20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07601.77">
            <text:p>607601.77</text:p>
          </table:table-cell>
          <table:table-cell table:style-name="ce2" office:value-type="float" office:value="1736">
            <text:p>1736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28/03/20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15408.29">
            <text:p>515408.29</text:p>
          </table:table-cell>
          <table:table-cell office:value-type="float" office:value="1352.38">
            <text:p>1352.38</text:p>
          </table:table-cell>
        </table:table-row>
        <table:table-row table:style-name="ro1">
          <table:table-cell table:style-name="ce2" office:value-type="float" office:value="622">
            <text:p>622</text:p>
          </table:table-cell>
          <table:table-cell table:style-name="ce2" office:value-type="string">
            <text:p>31/03/20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91391.81">
            <text:p>291391.81</text:p>
          </table:table-cell>
          <table:table-cell table:style-name="ce2" office:value-type="float" office:value="409.74">
            <text:p>409.74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style-name="ce4" office:value-type="date" office:date-value="2011-04-04">
            <text:p>04/04/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44970.17">
            <text:p>844970.17</text:p>
          </table:table-cell>
          <table:table-cell office:value-type="float" office:value="1524.76">
            <text:p>1524.76</text:p>
          </table:table-cell>
        </table:table-row>
        <table:table-row table:style-name="ro1">
          <table:table-cell table:style-name="ce2" office:value-type="float" office:value="624">
            <text:p>624</text:p>
          </table:table-cell>
          <table:table-cell table:style-name="ce3" office:value-type="date" office:date-value="2011-07-04">
            <text:p>07/04/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08089.47">
            <text:p>308089.47</text:p>
          </table:table-cell>
          <table:table-cell table:style-name="ce2" office:value-type="float" office:value="1613.5">
            <text:p>1613.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style-name="ce4" office:value-type="date" office:date-value="2011-11-04">
            <text:p>11/04/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642873.99">
            <text:p>642873.99</text:p>
          </table:table-cell>
          <table:table-cell office:value-type="float" office:value="1513.83">
            <text:p>1513.83</text:p>
          </table:table-cell>
        </table:table-row>
        <table:table-row table:style-name="ro1">
          <table:table-cell table:style-name="ce2" office:value-type="float" office:value="626">
            <text:p>626</text:p>
          </table:table-cell>
          <table:table-cell table:style-name="ce2" office:value-type="string">
            <text:p>14/04/20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8682.17">
            <text:p>148682.17</text:p>
          </table:table-cell>
          <table:table-cell table:style-name="ce2" office:value-type="float" office:value="335.9">
            <text:p>335.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18/04/201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76485.44">
            <text:p>476485.44</text:p>
          </table:table-cell>
          <table:table-cell office:value-type="float" office:value="2552.6">
            <text:p>2552.6</text:p>
          </table:table-cell>
        </table:table-row>
        <table:table-row table:style-name="ro1">
          <table:table-cell table:style-name="ce2" office:value-type="float" office:value="628">
            <text:p>628</text:p>
          </table:table-cell>
          <table:table-cell table:style-name="ce2" office:value-type="string">
            <text:p>20/04/20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7714.18">
            <text:p>167714.18</text:p>
          </table:table-cell>
          <table:table-cell table:style-name="ce2" office:value-type="float" office:value="610.29">
            <text:p>610.29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25/04/20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5261.15">
            <text:p>125261.15</text:p>
          </table:table-cell>
          <table:table-cell office:value-type="float" office:value="460.6">
            <text:p>460.6</text:p>
          </table:table-cell>
        </table:table-row>
        <table:table-row table:style-name="ro1">
          <table:table-cell table:style-name="ce2" office:value-type="float" office:value="630">
            <text:p>630</text:p>
          </table:table-cell>
          <table:table-cell table:style-name="ce2" office:value-type="string">
            <text:p>28/04/20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82676.15">
            <text:p>782676.15</text:p>
          </table:table-cell>
          <table:table-cell table:style-name="ce2" office:value-type="float" office:value="1502.16">
            <text:p>1502.1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style-name="ce4" office:value-type="date" office:date-value="2011-02-05">
            <text:p>02/05/1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19149.6">
            <text:p>619149.6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table:style-name="ce2" office:value-type="float" office:value="632">
            <text:p>632</text:p>
          </table:table-cell>
          <table:table-cell table:style-name="ce3" office:value-type="date" office:date-value="2011-05-05">
            <text:p>05/05/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06328">
            <text:p>506328</text:p>
          </table:table-cell>
          <table:table-cell table:style-name="ce2" office:value-type="float" office:value="1139.09">
            <text:p>1139.0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style-name="ce4" office:value-type="date" office:date-value="2011-09-05">
            <text:p>09/05/1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033224.45">
            <text:p>1033224.45</text:p>
          </table:table-cell>
          <table:table-cell office:value-type="float" office:value="2282.53">
            <text:p>2282.53</text:p>
          </table:table-cell>
        </table:table-row>
        <table:table-row table:style-name="ro1">
          <table:table-cell table:style-name="ce2" office:value-type="float" office:value="634">
            <text:p>634</text:p>
          </table:table-cell>
          <table:table-cell table:style-name="ce3" office:value-type="date" office:date-value="2011-12-05">
            <text:p>12/05/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22554.76">
            <text:p>622554.76</text:p>
          </table:table-cell>
          <table:table-cell table:style-name="ce2" office:value-type="float" office:value="1210.93">
            <text:p>1210.9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16/05/20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09031.24">
            <text:p>909031.24</text:p>
          </table:table-cell>
          <table:table-cell office:value-type="float" office:value="1313.95">
            <text:p>1313.95</text:p>
          </table:table-cell>
        </table:table-row>
        <table:table-row table:style-name="ro1">
          <table:table-cell table:style-name="ce2" office:value-type="float" office:value="636">
            <text:p>636</text:p>
          </table:table-cell>
          <table:table-cell table:style-name="ce2" office:value-type="string">
            <text:p>19/05/20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84469.17">
            <text:p>584469.17</text:p>
          </table:table-cell>
          <table:table-cell table:style-name="ce2" office:value-type="float" office:value="1304.62">
            <text:p>1304.6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23/05/201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939050.68">
            <text:p>939050.68</text:p>
          </table:table-cell>
          <table:table-cell office:value-type="float" office:value="1734.7">
            <text:p>1734.7</text:p>
          </table:table-cell>
        </table:table-row>
        <table:table-row table:style-name="ro1">
          <table:table-cell table:style-name="ce2" office:value-type="float" office:value="638">
            <text:p>638</text:p>
          </table:table-cell>
          <table:table-cell table:style-name="ce2" office:value-type="string">
            <text:p>26/05/20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73114.35">
            <text:p>773114.35</text:p>
          </table:table-cell>
          <table:table-cell table:style-name="ce2" office:value-type="float" office:value="1259.83">
            <text:p>1259.83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30/05/20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38323.82">
            <text:p>338323.82</text:p>
          </table:table-cell>
          <table:table-cell office:value-type="float" office:value="1473.54">
            <text:p>1473.54</text:p>
          </table:table-cell>
        </table:table-row>
        <table:table-row table:style-name="ro1">
          <table:table-cell table:style-name="ce2" office:value-type="float" office:value="640">
            <text:p>640</text:p>
          </table:table-cell>
          <table:table-cell table:style-name="ce3" office:value-type="date" office:date-value="2011-02-06">
            <text:p>02/06/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31638.01">
            <text:p>831638.01</text:p>
          </table:table-cell>
          <table:table-cell table:style-name="ce2" office:value-type="float" office:value="1529.69">
            <text:p>1529.69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style-name="ce4" office:value-type="date" office:date-value="2011-06-06">
            <text:p>06/06/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813203.5">
            <text:p>1813203.5</text:p>
          </table:table-cell>
          <table:table-cell office:value-type="float" office:value="1569.87">
            <text:p>1569.87</text:p>
          </table:table-cell>
        </table:table-row>
        <table:table-row table:style-name="ro1">
          <table:table-cell table:style-name="ce2" office:value-type="float" office:value="642">
            <text:p>642</text:p>
          </table:table-cell>
          <table:table-cell table:style-name="ce3" office:value-type="date" office:date-value="2011-09-06">
            <text:p>09/06/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5056.78">
            <text:p>375056.78</text:p>
          </table:table-cell>
          <table:table-cell table:style-name="ce2" office:value-type="float" office:value="1090.86">
            <text:p>1090.8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13/06/201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45294.64">
            <text:p>545294.64</text:p>
          </table:table-cell>
          <table:table-cell office:value-type="float" office:value="1568.44">
            <text:p>1568.44</text:p>
          </table:table-cell>
        </table:table-row>
        <table:table-row table:style-name="ro1">
          <table:table-cell table:style-name="ce2" office:value-type="float" office:value="644">
            <text:p>644</text:p>
          </table:table-cell>
          <table:table-cell table:style-name="ce2" office:value-type="string">
            <text:p>16/06/20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93104.27">
            <text:p>793104.27</text:p>
          </table:table-cell>
          <table:table-cell table:style-name="ce2" office:value-type="float" office:value="1196.84">
            <text:p>1196.84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20/06/201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71838">
            <text:p>371838</text:p>
          </table:table-cell>
          <table:table-cell office:value-type="float" office:value="1113.23">
            <text:p>1113.23</text:p>
          </table:table-cell>
        </table:table-row>
        <table:table-row table:style-name="ro1">
          <table:table-cell table:style-name="ce2" office:value-type="float" office:value="646">
            <text:p>646</text:p>
          </table:table-cell>
          <table:table-cell table:style-name="ce2" office:value-type="string">
            <text:p>24/06/2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70.5">
            <text:p>1470.5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27/06/201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72342.03">
            <text:p>972342.03</text:p>
          </table:table-cell>
          <table:table-cell office:value-type="float" office:value="1400.36">
            <text:p>1400.36</text:p>
          </table:table-cell>
        </table:table-row>
        <table:table-row table:style-name="ro1">
          <table:table-cell table:style-name="ce2" office:value-type="float" office:value="648">
            <text:p>648</text:p>
          </table:table-cell>
          <table:table-cell table:style-name="ce2" office:value-type="string">
            <text:p>30/06/20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3892.67">
            <text:p>103892.67</text:p>
          </table:table-cell>
          <table:table-cell table:style-name="ce2" office:value-type="float" office:value="386.56">
            <text:p>386.56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style-name="ce4" office:value-type="date" office:date-value="2011-04-07">
            <text:p>04/07/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024655.84">
            <text:p>1024655.84</text:p>
          </table:table-cell>
          <table:table-cell office:value-type="float" office:value="1960.44">
            <text:p>1960.44</text:p>
          </table:table-cell>
        </table:table-row>
        <table:table-row table:style-name="ro1">
          <table:table-cell table:style-name="ce2" office:value-type="float" office:value="650">
            <text:p>650</text:p>
          </table:table-cell>
          <table:table-cell table:style-name="ce3" office:value-type="date" office:date-value="2011-07-07">
            <text:p>07/07/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2743.91">
            <text:p>242743.91</text:p>
          </table:table-cell>
          <table:table-cell table:style-name="ce2" office:value-type="float" office:value="1507.72">
            <text:p>1507.72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style-name="ce4" office:value-type="date" office:date-value="2011-11-07">
            <text:p>11/07/1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17201.67">
            <text:p>317201.67</text:p>
          </table:table-cell>
          <table:table-cell office:value-type="float" office:value="1965.45">
            <text:p>1965.45</text:p>
          </table:table-cell>
        </table:table-row>
        <table:table-row table:style-name="ro1">
          <table:table-cell table:style-name="ce2" office:value-type="float" office:value="652">
            <text:p>652</text:p>
          </table:table-cell>
          <table:table-cell table:style-name="ce2" office:value-type="string">
            <text:p>14/07/20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8907.38">
            <text:p>168907.38</text:p>
          </table:table-cell>
          <table:table-cell table:style-name="ce2" office:value-type="float" office:value="1002.78">
            <text:p>1002.7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18/07/20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46044.31">
            <text:p>346044.31</text:p>
          </table:table-cell>
          <table:table-cell office:value-type="float" office:value="1363.34">
            <text:p>1363.34</text:p>
          </table:table-cell>
        </table:table-row>
        <table:table-row table:style-name="ro1">
          <table:table-cell table:style-name="ce2" office:value-type="float" office:value="654">
            <text:p>654</text:p>
          </table:table-cell>
          <table:table-cell table:style-name="ce2" office:value-type="string">
            <text:p>21/07/20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27610.86">
            <text:p>727610.86</text:p>
          </table:table-cell>
          <table:table-cell table:style-name="ce2" office:value-type="float" office:value="1094.53">
            <text:p>1094.5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25/07/201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79836.12">
            <text:p>1579836.12</text:p>
          </table:table-cell>
          <table:table-cell office:value-type="float" office:value="1450.14">
            <text:p>1450.14</text:p>
          </table:table-cell>
        </table:table-row>
        <table:table-row table:style-name="ro1">
          <table:table-cell table:style-name="ce2" office:value-type="float" office:value="656">
            <text:p>656</text:p>
          </table:table-cell>
          <table:table-cell table:style-name="ce2" office:value-type="string">
            <text:p>28/07/20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8304.55">
            <text:p>108304.55</text:p>
          </table:table-cell>
          <table:table-cell table:style-name="ce2" office:value-type="float" office:value="503.03">
            <text:p>503.0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style-name="ce4" office:value-type="date" office:date-value="2011-01-08">
            <text:p>01/08/1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5150.47">
            <text:p>165150.47</text:p>
          </table:table-cell>
          <table:table-cell office:value-type="float" office:value="505.84">
            <text:p>505.84</text:p>
          </table:table-cell>
        </table:table-row>
        <table:table-row table:style-name="ro1">
          <table:table-cell table:style-name="ce2" office:value-type="float" office:value="658">
            <text:p>658</text:p>
          </table:table-cell>
          <table:table-cell table:style-name="ce3" office:value-type="date" office:date-value="2011-04-08">
            <text:p>04/08/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08.7">
            <text:p>1608.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style-name="ce4" office:value-type="date" office:date-value="2011-08-08">
            <text:p>08/08/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10540.18">
            <text:p>710540.18</text:p>
          </table:table-cell>
          <table:table-cell office:value-type="float" office:value="1557.18">
            <text:p>1557.18</text:p>
          </table:table-cell>
        </table:table-row>
        <table:table-row table:style-name="ro1">
          <table:table-cell table:style-name="ce2" office:value-type="float" office:value="660">
            <text:p>660</text:p>
          </table:table-cell>
          <table:table-cell table:style-name="ce3" office:value-type="date" office:date-value="2011-11-08">
            <text:p>11/08/1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55.24">
            <text:p>1455.2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15/08/20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979.88">
            <text:p>1979.88</text:p>
          </table:table-cell>
        </table:table-row>
        <table:table-row table:style-name="ro1">
          <table:table-cell table:style-name="ce2" office:value-type="float" office:value="662">
            <text:p>662</text:p>
          </table:table-cell>
          <table:table-cell table:style-name="ce2" office:value-type="string">
            <text:p>18/08/20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08663.25">
            <text:p>1008663.25</text:p>
          </table:table-cell>
          <table:table-cell table:style-name="ce2" office:value-type="float" office:value="1928.08">
            <text:p>1928.08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22/08/20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03431.69">
            <text:p>203431.69</text:p>
          </table:table-cell>
          <table:table-cell office:value-type="float" office:value="758.29">
            <text:p>758.29</text:p>
          </table:table-cell>
        </table:table-row>
        <table:table-row table:style-name="ro1">
          <table:table-cell table:style-name="ce2" office:value-type="float" office:value="664">
            <text:p>664</text:p>
          </table:table-cell>
          <table:table-cell table:style-name="ce2" office:value-type="string">
            <text:p>25/08/20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61652.63">
            <text:p>661652.63</text:p>
          </table:table-cell>
          <table:table-cell table:style-name="ce2" office:value-type="float" office:value="1199.85">
            <text:p>1199.8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29/08/20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19467.64">
            <text:p>519467.64</text:p>
          </table:table-cell>
          <table:table-cell office:value-type="float" office:value="1799.03">
            <text:p>1799.03</text:p>
          </table:table-cell>
        </table:table-row>
        <table:table-row table:style-name="ro1">
          <table:table-cell table:style-name="ce2" office:value-type="float" office:value="666">
            <text:p>666</text:p>
          </table:table-cell>
          <table:table-cell table:style-name="ce3" office:value-type="date" office:date-value="2011-01-09">
            <text:p>01/09/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39710.75">
            <text:p>739710.75</text:p>
          </table:table-cell>
          <table:table-cell table:style-name="ce2" office:value-type="float" office:value="1686.27">
            <text:p>1686.2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style-name="ce4" office:value-type="date" office:date-value="2011-05-09">
            <text:p>05/09/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11.57">
            <text:p>1411.57</text:p>
          </table:table-cell>
        </table:table-row>
        <table:table-row table:style-name="ro1">
          <table:table-cell table:style-name="ce2" office:value-type="float" office:value="668">
            <text:p>668</text:p>
          </table:table-cell>
          <table:table-cell table:style-name="ce3" office:value-type="date" office:date-value="2011-08-09">
            <text:p>08/09/1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87.81">
            <text:p>1087.8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13/09/20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264469.72">
            <text:p>2264469.72</text:p>
          </table:table-cell>
          <table:table-cell office:value-type="float" office:value="1234.18">
            <text:p>1234.18</text:p>
          </table:table-cell>
        </table:table-row>
        <table:table-row table:style-name="ro1">
          <table:table-cell table:style-name="ce2" office:value-type="float" office:value="670">
            <text:p>670</text:p>
          </table:table-cell>
          <table:table-cell table:style-name="ce2" office:value-type="string">
            <text:p>15/09/2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69250.25">
            <text:p>1869250.25</text:p>
          </table:table-cell>
          <table:table-cell table:style-name="ce2" office:value-type="float" office:value="1469.92">
            <text:p>1469.9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19/09/20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65698.86">
            <text:p>365698.86</text:p>
          </table:table-cell>
          <table:table-cell office:value-type="float" office:value="1249.83">
            <text:p>1249.83</text:p>
          </table:table-cell>
        </table:table-row>
        <table:table-row table:style-name="ro1">
          <table:table-cell table:style-name="ce2" office:value-type="float" office:value="672">
            <text:p>672</text:p>
          </table:table-cell>
          <table:table-cell table:style-name="ce2" office:value-type="string">
            <text:p>22/09/201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8253.87">
            <text:p>78253.87</text:p>
          </table:table-cell>
          <table:table-cell table:style-name="ce2" office:value-type="float" office:value="465.65">
            <text:p>465.6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26/09/20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64187.73">
            <text:p>264187.73</text:p>
          </table:table-cell>
          <table:table-cell office:value-type="float" office:value="1037.95">
            <text:p>1037.95</text:p>
          </table:table-cell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2" office:value-type="string">
            <text:p>29/09/20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77614.26">
            <text:p>677614.26</text:p>
          </table:table-cell>
          <table:table-cell table:style-name="ce2" office:value-type="float" office:value="1869.57">
            <text:p>1869.5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style-name="ce4" office:value-type="date" office:date-value="2011-03-10">
            <text:p>03/10/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51.08">
            <text:p>1951.08</text:p>
          </table:table-cell>
        </table:table-row>
        <table:table-row table:style-name="ro1">
          <table:table-cell table:style-name="ce2" office:value-type="float" office:value="676">
            <text:p>676</text:p>
          </table:table-cell>
          <table:table-cell table:style-name="ce3" office:value-type="date" office:date-value="2011-06-10">
            <text:p>06/10/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2453.75">
            <text:p>152453.75</text:p>
          </table:table-cell>
          <table:table-cell table:style-name="ce2" office:value-type="float" office:value="671.36">
            <text:p>671.3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style-name="ce4" office:value-type="date" office:date-value="2011-10-10">
            <text:p>10/10/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08645.24">
            <text:p>408645.24</text:p>
          </table:table-cell>
          <table:table-cell office:value-type="float" office:value="1439.94">
            <text:p>1439.94</text:p>
          </table:table-cell>
        </table:table-row>
        <table:table-row table:style-name="ro1">
          <table:table-cell table:style-name="ce2" office:value-type="float" office:value="678">
            <text:p>678</text:p>
          </table:table-cell>
          <table:table-cell table:style-name="ce2" office:value-type="string">
            <text:p>13/10/20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1575.83">
            <text:p>201575.83</text:p>
          </table:table-cell>
          <table:table-cell table:style-name="ce2" office:value-type="float" office:value="839.54">
            <text:p>839.5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17/10/201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596431.89">
            <text:p>596431.89</text:p>
          </table:table-cell>
          <table:table-cell office:value-type="float" office:value="1455.11">
            <text:p>1455.11</text:p>
          </table:table-cell>
        </table:table-row>
        <table:table-row table:style-name="ro1">
          <table:table-cell table:style-name="ce2" office:value-type="float" office:value="680">
            <text:p>680</text:p>
          </table:table-cell>
          <table:table-cell table:style-name="ce2" office:value-type="string">
            <text:p>20/10/20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32843.41">
            <text:p>332843.41</text:p>
          </table:table-cell>
          <table:table-cell table:style-name="ce2" office:value-type="float" office:value="1123.21">
            <text:p>1123.2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24/10/20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75599.18">
            <text:p>175599.18</text:p>
          </table:table-cell>
          <table:table-cell office:value-type="float" office:value="1334.77">
            <text:p>1334.77</text:p>
          </table:table-cell>
        </table:table-row>
        <table:table-row table:style-name="ro1">
          <table:table-cell table:style-name="ce2" office:value-type="float" office:value="682">
            <text:p>682</text:p>
          </table:table-cell>
          <table:table-cell table:style-name="ce2" office:value-type="string">
            <text:p>27/10/2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35993.67">
            <text:p>435993.67</text:p>
          </table:table-cell>
          <table:table-cell table:style-name="ce2" office:value-type="float" office:value="1608.04">
            <text:p>1608.04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31/10/20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61489.23">
            <text:p>561489.23</text:p>
          </table:table-cell>
          <table:table-cell office:value-type="float" office:value="1525.6">
            <text:p>1525.6</text:p>
          </table:table-cell>
        </table:table-row>
        <table:table-row table:style-name="ro1">
          <table:table-cell table:style-name="ce2" office:value-type="float" office:value="684">
            <text:p>684</text:p>
          </table:table-cell>
          <table:table-cell table:style-name="ce3" office:value-type="date" office:date-value="2011-03-11">
            <text:p>03/11/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55224.81">
            <text:p>1055224.81</text:p>
          </table:table-cell>
          <table:table-cell table:style-name="ce2" office:value-type="float" office:value="2405.53">
            <text:p>2405.5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style-name="ce4" office:value-type="date" office:date-value="2011-07-11">
            <text:p>07/11/1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261793.8">
            <text:p>261793.8</text:p>
          </table:table-cell>
          <table:table-cell office:value-type="float" office:value="1057.96">
            <text:p>1057.96</text:p>
          </table:table-cell>
        </table:table-row>
        <table:table-row table:style-name="ro1">
          <table:table-cell table:style-name="ce2" office:value-type="float" office:value="686">
            <text:p>686</text:p>
          </table:table-cell>
          <table:table-cell table:style-name="ce3" office:value-type="date" office:date-value="2011-10-11">
            <text:p>10/11/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83465.87">
            <text:p>283465.87</text:p>
          </table:table-cell>
          <table:table-cell table:style-name="ce2" office:value-type="float" office:value="1228.68">
            <text:p>1228.68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14/11/201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31410.14">
            <text:p>531410.14</text:p>
          </table:table-cell>
          <table:table-cell office:value-type="float" office:value="1119.33">
            <text:p>1119.33</text:p>
          </table:table-cell>
        </table:table-row>
        <table:table-row table:style-name="ro1">
          <table:table-cell table:style-name="ce2" office:value-type="float" office:value="688">
            <text:p>688</text:p>
          </table:table-cell>
          <table:table-cell table:style-name="ce2" office:value-type="string">
            <text:p>17/11/20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15207.4">
            <text:p>615207.4</text:p>
          </table:table-cell>
          <table:table-cell table:style-name="ce2" office:value-type="float" office:value="1164.92">
            <text:p>1164.92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21/11/201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24427.21">
            <text:p>324427.21</text:p>
          </table:table-cell>
          <table:table-cell office:value-type="float" office:value="1143.43">
            <text:p>1143.43</text:p>
          </table:table-cell>
        </table:table-row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string">
            <text:p>24/11/20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6605.53">
            <text:p>146605.53</text:p>
          </table:table-cell>
          <table:table-cell table:style-name="ce2" office:value-type="float" office:value="1166.86">
            <text:p>1166.86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28/11/201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546038.69">
            <text:p>546038.69</text:p>
          </table:table-cell>
          <table:table-cell office:value-type="float" office:value="1428.67">
            <text:p>1428.67</text:p>
          </table:table-cell>
        </table:table-row>
        <table:table-row table:style-name="ro1">
          <table:table-cell table:style-name="ce2" office:value-type="float" office:value="692">
            <text:p>692</text:p>
          </table:table-cell>
          <table:table-cell table:style-name="ce3" office:value-type="date" office:date-value="2011-01-12">
            <text:p>01/12/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5805.08">
            <text:p>295805.08</text:p>
          </table:table-cell>
          <table:table-cell table:style-name="ce2" office:value-type="float" office:value="1435.95">
            <text:p>1435.9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style-name="ce4" office:value-type="date" office:date-value="2011-05-12">
            <text:p>05/12/1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273428.27">
            <text:p>2273428.27</text:p>
          </table:table-cell>
          <table:table-cell office:value-type="float" office:value="1594.65">
            <text:p>1594.65</text:p>
          </table:table-cell>
        </table:table-row>
        <table:table-row table:style-name="ro1">
          <table:table-cell table:style-name="ce2" office:value-type="float" office:value="694">
            <text:p>694</text:p>
          </table:table-cell>
          <table:table-cell table:style-name="ce3" office:value-type="date" office:date-value="2011-08-12">
            <text:p>08/12/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16865.64">
            <text:p>1116865.64</text:p>
          </table:table-cell>
          <table:table-cell table:style-name="ce2" office:value-type="float" office:value="1910.81">
            <text:p>1910.8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style-name="ce4" office:value-type="date" office:date-value="2011-12-12">
            <text:p>12/12/1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310275.1">
            <text:p>2310275.1</text:p>
          </table:table-cell>
          <table:table-cell office:value-type="float" office:value="2820.85">
            <text:p>2820.85</text:p>
          </table:table-cell>
        </table:table-row>
        <table:table-row table:style-name="ro1">
          <table:table-cell table:style-name="ce2" office:value-type="float" office:value="696">
            <text:p>696</text:p>
          </table:table-cell>
          <table:table-cell table:style-name="ce2" office:value-type="string">
            <text:p>15/12/20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22483.41">
            <text:p>522483.41</text:p>
          </table:table-cell>
          <table:table-cell table:style-name="ce2" office:value-type="float" office:value="1279.56">
            <text:p>1279.56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19/12/20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11640.34">
            <text:p>411640.34</text:p>
          </table:table-cell>
          <table:table-cell office:value-type="float" office:value="1302.94">
            <text:p>1302.94</text:p>
          </table:table-cell>
        </table:table-row>
        <table:table-row table:style-name="ro1">
          <table:table-cell table:style-name="ce2" office:value-type="float" office:value="698">
            <text:p>698</text:p>
          </table:table-cell>
          <table:table-cell table:style-name="ce2" office:value-type="string">
            <text:p>22/12/20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3535.96">
            <text:p>233535.96</text:p>
          </table:table-cell>
          <table:table-cell table:style-name="ce2" office:value-type="float" office:value="1132.52">
            <text:p>1132.52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26/12/201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135209.04">
            <text:p>2135209.04</text:p>
          </table:table-cell>
          <table:table-cell office:value-type="float" office:value="2322.56">
            <text:p>2322.56</text:p>
          </table:table-cell>
        </table:table-row>
        <table:table-row table:style-name="ro1">
          <table:table-cell table:style-name="ce2" office:value-type="float" office:value="700">
            <text:p>700</text:p>
          </table:table-cell>
          <table:table-cell table:style-name="ce2" office:value-type="string">
            <text:p>29/12/20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43.83">
            <text:p>2543.8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style-name="ce4" office:value-type="date" office:date-value="2012-02-01">
            <text:p>02/01/1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553302.57">
            <text:p>1553302.57</text:p>
          </table:table-cell>
          <table:table-cell office:value-type="float" office:value="1653.61">
            <text:p>1653.61</text:p>
          </table:table-cell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3" office:value-type="date" office:date-value="2012-05-01">
            <text:p>05/01/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8295.49">
            <text:p>218295.49</text:p>
          </table:table-cell>
          <table:table-cell table:style-name="ce2" office:value-type="float" office:value="795.06">
            <text:p>795.06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style-name="ce4" office:value-type="date" office:date-value="2012-09-01">
            <text:p>09/01/1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7975.15">
            <text:p>337975.15</text:p>
          </table:table-cell>
          <table:table-cell office:value-type="float" office:value="1164.99">
            <text:p>1164.99</text:p>
          </table:table-cell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3" office:value-type="date" office:date-value="2012-12-01">
            <text:p>12/01/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35539.66">
            <text:p>335539.66</text:p>
          </table:table-cell>
          <table:table-cell table:style-name="ce2" office:value-type="float" office:value="418.53">
            <text:p>418.5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16/01/20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53150.73">
            <text:p>1353150.73</text:p>
          </table:table-cell>
          <table:table-cell office:value-type="float" office:value="3441.67">
            <text:p>3441.67</text:p>
          </table:table-cell>
        </table:table-row>
        <table:table-row table:style-name="ro1">
          <table:table-cell table:style-name="ce2" office:value-type="float" office:value="706">
            <text:p>706</text:p>
          </table:table-cell>
          <table:table-cell table:style-name="ce2" office:value-type="string">
            <text:p>19/01/20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80327.17">
            <text:p>480327.17</text:p>
          </table:table-cell>
          <table:table-cell table:style-name="ce2" office:value-type="float" office:value="1313.27">
            <text:p>1313.2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23/01/20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98815.02">
            <text:p>798815.02</text:p>
          </table:table-cell>
          <table:table-cell office:value-type="float" office:value="1622.51">
            <text:p>1622.51</text:p>
          </table:table-cell>
        </table:table-row>
        <table:table-row table:style-name="ro1">
          <table:table-cell table:style-name="ce2" office:value-type="float" office:value="708">
            <text:p>708</text:p>
          </table:table-cell>
          <table:table-cell table:style-name="ce2" office:value-type="string">
            <text:p>26/01/2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10292.82">
            <text:p>410292.82</text:p>
          </table:table-cell>
          <table:table-cell table:style-name="ce2" office:value-type="float" office:value="1393.34">
            <text:p>1393.3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30/01/201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21421.25">
            <text:p>521421.25</text:p>
          </table:table-cell>
          <table:table-cell office:value-type="float" office:value="1780.61">
            <text:p>1780.61</text:p>
          </table:table-cell>
        </table:table-row>
        <table:table-row table:style-name="ro1">
          <table:table-cell table:style-name="ce2" office:value-type="float" office:value="710">
            <text:p>710</text:p>
          </table:table-cell>
          <table:table-cell table:style-name="ce3" office:value-type="date" office:date-value="2012-02-02">
            <text:p>02/02/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33071.51">
            <text:p>933071.51</text:p>
          </table:table-cell>
          <table:table-cell table:style-name="ce2" office:value-type="float" office:value="1955.44">
            <text:p>1955.44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style-name="ce4" office:value-type="date" office:date-value="2012-06-02">
            <text:p>06/02/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05520.04">
            <text:p>405520.04</text:p>
          </table:table-cell>
          <table:table-cell office:value-type="float" office:value="1211.96">
            <text:p>1211.96</text:p>
          </table:table-cell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3" office:value-type="date" office:date-value="2012-08-02">
            <text:p>08/02/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70276.11">
            <text:p>1070276.11</text:p>
          </table:table-cell>
          <table:table-cell table:style-name="ce2" office:value-type="float" office:value="1219.69">
            <text:p>1219.6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style-name="ce4" office:value-type="date" office:date-value="2012-10-02">
            <text:p>10/02/1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70129.89">
            <text:p>670129.89</text:p>
          </table:table-cell>
          <table:table-cell office:value-type="float" office:value="1202.29">
            <text:p>1202.29</text:p>
          </table:table-cell>
        </table:table-row>
        <table:table-row table:style-name="ro1">
          <table:table-cell table:style-name="ce2" office:value-type="float" office:value="714">
            <text:p>714</text:p>
          </table:table-cell>
          <table:table-cell table:style-name="ce2" office:value-type="string">
            <text:p>13/02/20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556906.33">
            <text:p>556906.33</text:p>
          </table:table-cell>
          <table:table-cell table:style-name="ce2" office:value-type="float" office:value="1006">
            <text:p>100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15/02/201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45645.87">
            <text:p>145645.87</text:p>
          </table:table-cell>
          <table:table-cell office:value-type="float" office:value="399.7">
            <text:p>399.7</text:p>
          </table:table-cell>
        </table:table-row>
        <table:table-row table:style-name="ro1">
          <table:table-cell table:style-name="ce2" office:value-type="float" office:value="716">
            <text:p>716</text:p>
          </table:table-cell>
          <table:table-cell table:style-name="ce2" office:value-type="string">
            <text:p>17/02/20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1421.47">
            <text:p>71421.47</text:p>
          </table:table-cell>
          <table:table-cell table:style-name="ce2" office:value-type="float" office:value="200.81">
            <text:p>200.8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22/02/201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3212.09">
            <text:p>103212.09</text:p>
          </table:table-cell>
          <table:table-cell office:value-type="float" office:value="305.62">
            <text:p>305.62</text:p>
          </table:table-cell>
        </table:table-row>
        <table:table-row table:style-name="ro1">
          <table:table-cell table:style-name="ce2" office:value-type="float" office:value="718">
            <text:p>718</text:p>
          </table:table-cell>
          <table:table-cell table:style-name="ce2" office:value-type="string">
            <text:p>24/02/20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9135.61">
            <text:p>69135.61</text:p>
          </table:table-cell>
          <table:table-cell table:style-name="ce2" office:value-type="float" office:value="199.53">
            <text:p>199.5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27/02/20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91216.89">
            <text:p>691216.89</text:p>
          </table:table-cell>
          <table:table-cell office:value-type="float" office:value="1232.58">
            <text:p>1232.58</text:p>
          </table:table-cell>
        </table:table-row>
        <table:table-row table:style-name="ro1">
          <table:table-cell table:style-name="ce2" office:value-type="float" office:value="720">
            <text:p>720</text:p>
          </table:table-cell>
          <table:table-cell table:style-name="ce3" office:value-type="date" office:date-value="2012-01-03">
            <text:p>01/03/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573407.99">
            <text:p>573407.99</text:p>
          </table:table-cell>
          <table:table-cell table:style-name="ce2" office:value-type="float" office:value="1434.42">
            <text:p>1434.42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style-name="ce4" office:value-type="date" office:date-value="2012-02-03">
            <text:p>02/03/1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19707.88">
            <text:p>619707.88</text:p>
          </table:table-cell>
          <table:table-cell office:value-type="float" office:value="904.98">
            <text:p>904.98</text:p>
          </table:table-cell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3" office:value-type="date" office:date-value="2012-05-03">
            <text:p>05/03/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3697.24">
            <text:p>333697.24</text:p>
          </table:table-cell>
          <table:table-cell table:style-name="ce2" office:value-type="float" office:value="1288.92">
            <text:p>1288.92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style-name="ce4" office:value-type="date" office:date-value="2012-07-03">
            <text:p>07/03/1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75346.69">
            <text:p>575346.69</text:p>
          </table:table-cell>
          <table:table-cell office:value-type="float" office:value="885.81">
            <text:p>885.81</text:p>
          </table:table-cell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3" office:value-type="date" office:date-value="2012-09-03">
            <text:p>09/03/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6021.5">
            <text:p>186021.5</text:p>
          </table:table-cell>
          <table:table-cell table:style-name="ce2" office:value-type="float" office:value="832.24">
            <text:p>832.2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style-name="ce4" office:value-type="date" office:date-value="2012-12-03">
            <text:p>12/03/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721548.46">
            <text:p>1721548.46</text:p>
          </table:table-cell>
          <table:table-cell office:value-type="float" office:value="1212.15">
            <text:p>1212.15</text:p>
          </table:table-cell>
        </table:table-row>
        <table:table-row table:style-name="ro1">
          <table:table-cell table:style-name="ce2" office:value-type="float" office:value="726">
            <text:p>726</text:p>
          </table:table-cell>
          <table:table-cell table:style-name="ce2" office:value-type="string">
            <text:p>14/03/20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92133.56">
            <text:p>692133.56</text:p>
          </table:table-cell>
          <table:table-cell table:style-name="ce2" office:value-type="float" office:value="987.77">
            <text:p>987.77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16/03/20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91124.77">
            <text:p>891124.77</text:p>
          </table:table-cell>
          <table:table-cell office:value-type="float" office:value="1641.87">
            <text:p>1641.87</text:p>
          </table:table-cell>
        </table:table-row>
        <table:table-row table:style-name="ro1">
          <table:table-cell table:style-name="ce2" office:value-type="float" office:value="728">
            <text:p>728</text:p>
          </table:table-cell>
          <table:table-cell table:style-name="ce2" office:value-type="string">
            <text:p>19/03/20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79365.57">
            <text:p>779365.57</text:p>
          </table:table-cell>
          <table:table-cell table:style-name="ce2" office:value-type="float" office:value="1582.34">
            <text:p>1582.34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21/03/20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31.36">
            <text:p>1431.36</text:p>
          </table:table-cell>
        </table:table-row>
        <table:table-row table:style-name="ro1">
          <table:table-cell table:style-name="ce2" office:value-type="float" office:value="730">
            <text:p>730</text:p>
          </table:table-cell>
          <table:table-cell table:style-name="ce2" office:value-type="string">
            <text:p>23/03/20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78295.6">
            <text:p>1578295.6</text:p>
          </table:table-cell>
          <table:table-cell table:style-name="ce2" office:value-type="float" office:value="1068.36">
            <text:p>1068.36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26/03/20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9014.93">
            <text:p>179014.93</text:p>
          </table:table-cell>
          <table:table-cell office:value-type="float" office:value="676.88">
            <text:p>676.88</text:p>
          </table:table-cell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2" office:value-type="string">
            <text:p>28/03/20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732554.09">
            <text:p>732554.09</text:p>
          </table:table-cell>
          <table:table-cell table:style-name="ce2" office:value-type="float" office:value="1626.27">
            <text:p>1626.2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30/03/201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69602.29">
            <text:p>369602.29</text:p>
          </table:table-cell>
          <table:table-cell office:value-type="float" office:value="1158.37">
            <text:p>1158.37</text:p>
          </table:table-cell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3" office:value-type="date" office:date-value="2012-02-04">
            <text:p>02/04/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0189.59">
            <text:p>210189.59</text:p>
          </table:table-cell>
          <table:table-cell table:style-name="ce2" office:value-type="float" office:value="984.37">
            <text:p>984.3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style-name="ce4" office:value-type="date" office:date-value="2012-04-04">
            <text:p>04/04/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67170.7">
            <text:p>767170.7</text:p>
          </table:table-cell>
          <table:table-cell office:value-type="float" office:value="1539.8">
            <text:p>1539.8</text:p>
          </table:table-cell>
        </table:table-row>
        <table:table-row table:style-name="ro1">
          <table:table-cell table:style-name="ce2" office:value-type="float" office:value="736">
            <text:p>736</text:p>
          </table:table-cell>
          <table:table-cell table:style-name="ce3" office:value-type="date" office:date-value="2012-07-04">
            <text:p>07/04/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78883.23">
            <text:p>978883.23</text:p>
          </table:table-cell>
          <table:table-cell table:style-name="ce2" office:value-type="float" office:value="919.39">
            <text:p>919.39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style-name="ce4" office:value-type="date" office:date-value="2012-09-04">
            <text:p>09/04/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73561.52">
            <text:p>1173561.52</text:p>
          </table:table-cell>
          <table:table-cell office:value-type="float" office:value="1183.92">
            <text:p>1183.92</text:p>
          </table:table-cell>
        </table:table-row>
        <table:table-row table:style-name="ro1">
          <table:table-cell table:style-name="ce2" office:value-type="float" office:value="738">
            <text:p>738</text:p>
          </table:table-cell>
          <table:table-cell table:style-name="ce3" office:value-type="date" office:date-value="2012-11-04">
            <text:p>11/04/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65780.93">
            <text:p>1565780.93</text:p>
          </table:table-cell>
          <table:table-cell table:style-name="ce2" office:value-type="float" office:value="1274.55">
            <text:p>1274.5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13/04/20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69285.47">
            <text:p>369285.47</text:p>
          </table:table-cell>
          <table:table-cell office:value-type="float" office:value="979.32">
            <text:p>979.32</text:p>
          </table:table-cell>
        </table:table-row>
        <table:table-row table:style-name="ro1">
          <table:table-cell table:style-name="ce2" office:value-type="float" office:value="740">
            <text:p>740</text:p>
          </table:table-cell>
          <table:table-cell table:style-name="ce2" office:value-type="string">
            <text:p>16/04/20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62051.68">
            <text:p>1562051.68</text:p>
          </table:table-cell>
          <table:table-cell table:style-name="ce2" office:value-type="float" office:value="1346.3">
            <text:p>1346.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18/04/201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784337.68">
            <text:p>784337.68</text:p>
          </table:table-cell>
          <table:table-cell office:value-type="float" office:value="1502.23">
            <text:p>1502.23</text:p>
          </table:table-cell>
        </table:table-row>
        <table:table-row table:style-name="ro1">
          <table:table-cell table:style-name="ce2" office:value-type="float" office:value="742">
            <text:p>742</text:p>
          </table:table-cell>
          <table:table-cell table:style-name="ce2" office:value-type="string">
            <text:p>20/04/201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0842.17">
            <text:p>240842.17</text:p>
          </table:table-cell>
          <table:table-cell table:style-name="ce2" office:value-type="float" office:value="798.97">
            <text:p>798.9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23/04/201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1390898.07">
            <text:p>1390898.07</text:p>
          </table:table-cell>
          <table:table-cell office:value-type="float" office:value="1367.31">
            <text:p>1367.31</text:p>
          </table:table-cell>
        </table:table-row>
        <table:table-row table:style-name="ro1">
          <table:table-cell table:style-name="ce2" office:value-type="float" office:value="744">
            <text:p>744</text:p>
          </table:table-cell>
          <table:table-cell table:style-name="ce2" office:value-type="string">
            <text:p>25/04/20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47798.11">
            <text:p>647798.11</text:p>
          </table:table-cell>
          <table:table-cell table:style-name="ce2" office:value-type="float" office:value="848.72">
            <text:p>848.7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27/04/20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52072.11">
            <text:p>552072.11</text:p>
          </table:table-cell>
          <table:table-cell office:value-type="float" office:value="1330.56">
            <text:p>1330.56</text:p>
          </table:table-cell>
        </table:table-row>
        <table:table-row table:style-name="ro1">
          <table:table-cell table:style-name="ce2" office:value-type="float" office:value="746">
            <text:p>746</text:p>
          </table:table-cell>
          <table:table-cell table:style-name="ce2" office:value-type="string">
            <text:p>30/04/20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8351.51">
            <text:p>608351.51</text:p>
          </table:table-cell>
          <table:table-cell table:style-name="ce2" office:value-type="float" office:value="1949.85">
            <text:p>1949.8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style-name="ce4" office:value-type="date" office:date-value="2012-02-05">
            <text:p>02/05/12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67.92">
            <text:p>1467.92</text:p>
          </table:table-cell>
        </table:table-row>
        <table:table-row table:style-name="ro1">
          <table:table-cell table:style-name="ce2" office:value-type="float" office:value="748">
            <text:p>748</text:p>
          </table:table-cell>
          <table:table-cell table:style-name="ce3" office:value-type="date" office:date-value="2012-04-05">
            <text:p>04/05/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93177.97">
            <text:p>793177.97</text:p>
          </table:table-cell>
          <table:table-cell table:style-name="ce2" office:value-type="float" office:value="1178.4">
            <text:p>1178.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style-name="ce4" office:value-type="date" office:date-value="2012-07-05">
            <text:p>07/05/1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273569.07">
            <text:p>1273569.07</text:p>
          </table:table-cell>
          <table:table-cell office:value-type="float" office:value="1080.71">
            <text:p>1080.71</text:p>
          </table:table-cell>
        </table:table-row>
        <table:table-row table:style-name="ro1">
          <table:table-cell table:style-name="ce2" office:value-type="float" office:value="750">
            <text:p>750</text:p>
          </table:table-cell>
          <table:table-cell table:style-name="ce3" office:value-type="date" office:date-value="2012-09-05">
            <text:p>09/05/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4354.44">
            <text:p>124354.44</text:p>
          </table:table-cell>
          <table:table-cell table:style-name="ce2" office:value-type="float" office:value="505.53">
            <text:p>505.5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style-name="ce4" office:value-type="date" office:date-value="2012-11-05">
            <text:p>11/05/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24218.85">
            <text:p>224218.85</text:p>
          </table:table-cell>
          <table:table-cell office:value-type="float" office:value="1013.07">
            <text:p>1013.07</text:p>
          </table:table-cell>
        </table:table-row>
        <table:table-row table:style-name="ro1">
          <table:table-cell table:style-name="ce2" office:value-type="float" office:value="752">
            <text:p>752</text:p>
          </table:table-cell>
          <table:table-cell table:style-name="ce2" office:value-type="string">
            <text:p>14/05/20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9939.68">
            <text:p>239939.68</text:p>
          </table:table-cell>
          <table:table-cell table:style-name="ce2" office:value-type="float" office:value="1177.47">
            <text:p>1177.47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16/05/20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49759.54">
            <text:p>249759.54</text:p>
          </table:table-cell>
          <table:table-cell office:value-type="float" office:value="1341.56">
            <text:p>1341.56</text:p>
          </table:table-cell>
        </table:table-row>
        <table:table-row table:style-name="ro1">
          <table:table-cell table:style-name="ce2" office:value-type="float" office:value="754">
            <text:p>754</text:p>
          </table:table-cell>
          <table:table-cell table:style-name="ce2" office:value-type="string">
            <text:p>18/05/2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53202.7">
            <text:p>553202.7</text:p>
          </table:table-cell>
          <table:table-cell table:style-name="ce2" office:value-type="float" office:value="1480.14">
            <text:p>1480.14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21/05/201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48738.55">
            <text:p>748738.55</text:p>
          </table:table-cell>
          <table:table-cell office:value-type="float" office:value="1400.49">
            <text:p>1400.49</text:p>
          </table:table-cell>
        </table:table-row>
        <table:table-row table:style-name="ro1">
          <table:table-cell table:style-name="ce2" office:value-type="float" office:value="756">
            <text:p>756</text:p>
          </table:table-cell>
          <table:table-cell table:style-name="ce2" office:value-type="string">
            <text:p>23/05/20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39722.22">
            <text:p>439722.22</text:p>
          </table:table-cell>
          <table:table-cell table:style-name="ce2" office:value-type="float" office:value="1083.83">
            <text:p>1083.83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25/05/201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21379.88">
            <text:p>221379.88</text:p>
          </table:table-cell>
          <table:table-cell office:value-type="float" office:value="581.99">
            <text:p>581.99</text:p>
          </table:table-cell>
        </table:table-row>
        <table:table-row table:style-name="ro1">
          <table:table-cell table:style-name="ce2" office:value-type="float" office:value="758">
            <text:p>758</text:p>
          </table:table-cell>
          <table:table-cell table:style-name="ce2" office:value-type="string">
            <text:p>28/05/20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19738.94">
            <text:p>619738.94</text:p>
          </table:table-cell>
          <table:table-cell table:style-name="ce2" office:value-type="float" office:value="1845.38">
            <text:p>1845.38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30/05/20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20592.68">
            <text:p>620592.68</text:p>
          </table:table-cell>
          <table:table-cell office:value-type="float" office:value="943.9">
            <text:p>943.9</text:p>
          </table:table-cell>
        </table:table-row>
        <table:table-row table:style-name="ro1">
          <table:table-cell table:style-name="ce2" office:value-type="float" office:value="760">
            <text:p>760</text:p>
          </table:table-cell>
          <table:table-cell table:style-name="ce3" office:value-type="date" office:date-value="2012-01-06">
            <text:p>01/06/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8877.75">
            <text:p>128877.75</text:p>
          </table:table-cell>
          <table:table-cell table:style-name="ce2" office:value-type="float" office:value="168.71">
            <text:p>168.7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style-name="ce4" office:value-type="date" office:date-value="2012-04-06">
            <text:p>04/06/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747773.54">
            <text:p>1747773.54</text:p>
          </table:table-cell>
          <table:table-cell office:value-type="float" office:value="1461.35">
            <text:p>1461.35</text:p>
          </table:table-cell>
        </table:table-row>
        <table:table-row table:style-name="ro1">
          <table:table-cell table:style-name="ce2" office:value-type="float" office:value="762">
            <text:p>762</text:p>
          </table:table-cell>
          <table:table-cell table:style-name="ce3" office:value-type="date" office:date-value="2012-06-06">
            <text:p>06/06/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41206.71">
            <text:p>641206.71</text:p>
          </table:table-cell>
          <table:table-cell table:style-name="ce2" office:value-type="float" office:value="1230.78">
            <text:p>1230.78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style-name="ce4" office:value-type="date" office:date-value="2012-08-06">
            <text:p>08/06/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440843.15">
            <text:p>440843.15</text:p>
          </table:table-cell>
          <table:table-cell office:value-type="float" office:value="875.49">
            <text:p>875.49</text:p>
          </table:table-cell>
        </table:table-row>
        <table:table-row table:style-name="ro1">
          <table:table-cell table:style-name="ce2" office:value-type="float" office:value="764">
            <text:p>764</text:p>
          </table:table-cell>
          <table:table-cell table:style-name="ce3" office:value-type="date" office:date-value="2012-11-06">
            <text:p>11/06/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9744.6">
            <text:p>89744.6</text:p>
          </table:table-cell>
          <table:table-cell table:style-name="ce2" office:value-type="float" office:value="686.05">
            <text:p>686.05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13/06/201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31136.9">
            <text:p>131136.9</text:p>
          </table:table-cell>
          <table:table-cell office:value-type="float" office:value="448.58">
            <text:p>448.58</text:p>
          </table:table-cell>
        </table:table-row>
        <table:table-row table:style-name="ro1">
          <table:table-cell table:style-name="ce2" office:value-type="float" office:value="766">
            <text:p>766</text:p>
          </table:table-cell>
          <table:table-cell table:style-name="ce2" office:value-type="string">
            <text:p>15/06/20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5003.87">
            <text:p>255003.87</text:p>
          </table:table-cell>
          <table:table-cell table:style-name="ce2" office:value-type="float" office:value="660.9">
            <text:p>660.9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18/06/20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4679.17">
            <text:p>154679.17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table:style-name="ce2" office:value-type="float" office:value="768">
            <text:p>768</text:p>
          </table:table-cell>
          <table:table-cell table:style-name="ce2" office:value-type="string">
            <text:p>20/06/20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71797.29">
            <text:p>271797.29</text:p>
          </table:table-cell>
          <table:table-cell table:style-name="ce2" office:value-type="float" office:value="1148.76">
            <text:p>1148.76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22/06/20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03133.29">
            <text:p>203133.29</text:p>
          </table:table-cell>
          <table:table-cell office:value-type="float" office:value="554.59">
            <text:p>554.59</text:p>
          </table:table-cell>
        </table:table-row>
        <table:table-row table:style-name="ro1">
          <table:table-cell table:style-name="ce2" office:value-type="float" office:value="770">
            <text:p>770</text:p>
          </table:table-cell>
          <table:table-cell table:style-name="ce2" office:value-type="string">
            <text:p>25/06/20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10675.95">
            <text:p>410675.95</text:p>
          </table:table-cell>
          <table:table-cell table:style-name="ce2" office:value-type="float" office:value="1289.4">
            <text:p>1289.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27/06/201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80159.59">
            <text:p>1580159.59</text:p>
          </table:table-cell>
          <table:table-cell office:value-type="float" office:value="1755.25">
            <text:p>1755.25</text:p>
          </table:table-cell>
        </table:table-row>
        <table:table-row table:style-name="ro1">
          <table:table-cell table:style-name="ce2" office:value-type="float" office:value="772">
            <text:p>772</text:p>
          </table:table-cell>
          <table:table-cell table:style-name="ce2" office:value-type="string">
            <text:p>29/06/20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41273.58">
            <text:p>1541273.58</text:p>
          </table:table-cell>
          <table:table-cell table:style-name="ce2" office:value-type="float" office:value="1544.75">
            <text:p>1544.7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style-name="ce4" office:value-type="date" office:date-value="2012-02-07">
            <text:p>02/07/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06078.03">
            <text:p>106078.03</text:p>
          </table:table-cell>
          <table:table-cell office:value-type="float" office:value="364.04">
            <text:p>364.04</text:p>
          </table:table-cell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3" office:value-type="date" office:date-value="2012-04-07">
            <text:p>04/07/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43277.9">
            <text:p>1443277.9</text:p>
          </table:table-cell>
          <table:table-cell table:style-name="ce2" office:value-type="float" office:value="1155.56">
            <text:p>1155.56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style-name="ce4" office:value-type="date" office:date-value="2012-06-07">
            <text:p>06/07/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6100.71">
            <text:p>86100.71</text:p>
          </table:table-cell>
          <table:table-cell office:value-type="float" office:value="797.6">
            <text:p>797.6</text:p>
          </table:table-cell>
        </table:table-row>
        <table:table-row table:style-name="ro1">
          <table:table-cell table:style-name="ce2" office:value-type="float" office:value="776">
            <text:p>776</text:p>
          </table:table-cell>
          <table:table-cell table:style-name="ce3" office:value-type="date" office:date-value="2012-09-07">
            <text:p>09/07/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9199.43">
            <text:p>259199.43</text:p>
          </table:table-cell>
          <table:table-cell table:style-name="ce2" office:value-type="float" office:value="1169.75">
            <text:p>1169.7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style-name="ce4" office:value-type="date" office:date-value="2012-11-07">
            <text:p>11/07/12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621299.97">
            <text:p>1621299.97</text:p>
          </table:table-cell>
          <table:table-cell office:value-type="float" office:value="1544.46">
            <text:p>1544.46</text:p>
          </table:table-cell>
        </table:table-row>
        <table:table-row table:style-name="ro1">
          <table:table-cell table:style-name="ce2" office:value-type="float" office:value="778">
            <text:p>778</text:p>
          </table:table-cell>
          <table:table-cell table:style-name="ce2" office:value-type="string">
            <text:p>13/07/20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6892.37">
            <text:p>166892.37</text:p>
          </table:table-cell>
          <table:table-cell table:style-name="ce2" office:value-type="float" office:value="497.35">
            <text:p>497.3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16/07/20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95944.45">
            <text:p>595944.45</text:p>
          </table:table-cell>
          <table:table-cell office:value-type="float" office:value="1177.95">
            <text:p>1177.95</text:p>
          </table:table-cell>
        </table:table-row>
        <table:table-row table:style-name="ro1">
          <table:table-cell table:style-name="ce2" office:value-type="float" office:value="780">
            <text:p>780</text:p>
          </table:table-cell>
          <table:table-cell table:style-name="ce2" office:value-type="string">
            <text:p>18/07/20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70043.9">
            <text:p>770043.9</text:p>
          </table:table-cell>
          <table:table-cell table:style-name="ce2" office:value-type="float" office:value="1346.23">
            <text:p>1346.23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20/07/20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98.16">
            <text:p>1198.16</text:p>
          </table:table-cell>
        </table:table-row>
        <table:table-row table:style-name="ro1">
          <table:table-cell table:style-name="ce2" office:value-type="float" office:value="782">
            <text:p>782</text:p>
          </table:table-cell>
          <table:table-cell table:style-name="ce2" office:value-type="string">
            <text:p>23/07/20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9582.16">
            <text:p>129582.16</text:p>
          </table:table-cell>
          <table:table-cell table:style-name="ce2" office:value-type="float" office:value="361.32">
            <text:p>361.32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25/07/2012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99404.5">
            <text:p>199404.5</text:p>
          </table:table-cell>
          <table:table-cell office:value-type="float" office:value="1174.54">
            <text:p>1174.54</text:p>
          </table:table-cell>
        </table:table-row>
        <table:table-row table:style-name="ro1">
          <table:table-cell table:style-name="ce2" office:value-type="float" office:value="784">
            <text:p>784</text:p>
          </table:table-cell>
          <table:table-cell table:style-name="ce2" office:value-type="string">
            <text:p>27/07/2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56187.7">
            <text:p>356187.7</text:p>
          </table:table-cell>
          <table:table-cell table:style-name="ce2" office:value-type="float" office:value="1463.23">
            <text:p>1463.23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30/07/201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92958.89">
            <text:p>292958.89</text:p>
          </table:table-cell>
          <table:table-cell office:value-type="float" office:value="799.83">
            <text:p>799.83</text:p>
          </table:table-cell>
        </table:table-row>
        <table:table-row table:style-name="ro1">
          <table:table-cell table:style-name="ce2" office:value-type="float" office:value="786">
            <text:p>786</text:p>
          </table:table-cell>
          <table:table-cell table:style-name="ce3" office:value-type="date" office:date-value="2012-01-08">
            <text:p>01/08/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39934.51">
            <text:p>239934.51</text:p>
          </table:table-cell>
          <table:table-cell table:style-name="ce2" office:value-type="float" office:value="495.6">
            <text:p>495.6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style-name="ce4" office:value-type="date" office:date-value="2012-03-08">
            <text:p>03/08/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58719.49">
            <text:p>258719.49</text:p>
          </table:table-cell>
          <table:table-cell office:value-type="float" office:value="1353.84">
            <text:p>1353.84</text:p>
          </table:table-cell>
        </table:table-row>
        <table:table-row table:style-name="ro1">
          <table:table-cell table:style-name="ce2" office:value-type="float" office:value="788">
            <text:p>788</text:p>
          </table:table-cell>
          <table:table-cell table:style-name="ce3" office:value-type="date" office:date-value="2012-06-08">
            <text:p>06/08/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53183.78">
            <text:p>353183.78</text:p>
          </table:table-cell>
          <table:table-cell table:style-name="ce2" office:value-type="float" office:value="1161.02">
            <text:p>1161.02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style-name="ce4" office:value-type="date" office:date-value="2012-08-08">
            <text:p>08/08/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17608.36">
            <text:p>217608.36</text:p>
          </table:table-cell>
          <table:table-cell office:value-type="float" office:value="777.65">
            <text:p>777.65</text:p>
          </table:table-cell>
        </table:table-row>
        <table:table-row table:style-name="ro1">
          <table:table-cell table:style-name="ce2" office:value-type="float" office:value="790">
            <text:p>790</text:p>
          </table:table-cell>
          <table:table-cell table:style-name="ce3" office:value-type="date" office:date-value="2012-10-08">
            <text:p>10/08/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99387.35">
            <text:p>499387.35</text:p>
          </table:table-cell>
          <table:table-cell table:style-name="ce2" office:value-type="float" office:value="1496.66">
            <text:p>1496.66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13/08/20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39529.25">
            <text:p>539529.25</text:p>
          </table:table-cell>
          <table:table-cell office:value-type="float" office:value="1314.06">
            <text:p>1314.06</text:p>
          </table:table-cell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2" office:value-type="string">
            <text:p>15/08/201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7035.39">
            <text:p>197035.39</text:p>
          </table:table-cell>
          <table:table-cell table:style-name="ce2" office:value-type="float" office:value="1017.21">
            <text:p>1017.2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17/08/201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9011.79">
            <text:p>69011.79</text:p>
          </table:table-cell>
          <table:table-cell office:value-type="float" office:value="394.42">
            <text:p>394.42</text:p>
          </table:table-cell>
        </table:table-row>
        <table:table-row table:style-name="ro1">
          <table:table-cell table:style-name="ce2" office:value-type="float" office:value="794">
            <text:p>794</text:p>
          </table:table-cell>
          <table:table-cell table:style-name="ce2" office:value-type="string">
            <text:p>20/08/20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62575.93">
            <text:p>1662575.93</text:p>
          </table:table-cell>
          <table:table-cell table:style-name="ce2" office:value-type="float" office:value="1482.79">
            <text:p>1482.79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22/08/20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09362.56">
            <text:p>509362.56</text:p>
          </table:table-cell>
          <table:table-cell office:value-type="float" office:value="1374.8">
            <text:p>1374.8</text:p>
          </table:table-cell>
        </table:table-row>
        <table:table-row table:style-name="ro1">
          <table:table-cell table:style-name="ce2" office:value-type="float" office:value="796">
            <text:p>796</text:p>
          </table:table-cell>
          <table:table-cell table:style-name="ce2" office:value-type="string">
            <text:p>24/08/20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25065.01">
            <text:p>225065.01</text:p>
          </table:table-cell>
          <table:table-cell table:style-name="ce2" office:value-type="float" office:value="1591.97">
            <text:p>1591.9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27/08/20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03715.64">
            <text:p>803715.64</text:p>
          </table:table-cell>
          <table:table-cell office:value-type="float" office:value="1308.45">
            <text:p>1308.45</text:p>
          </table:table-cell>
        </table:table-row>
        <table:table-row table:style-name="ro1">
          <table:table-cell table:style-name="ce2" office:value-type="float" office:value="798">
            <text:p>798</text:p>
          </table:table-cell>
          <table:table-cell table:style-name="ce2" office:value-type="string">
            <text:p>29/08/20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067.52">
            <text:p>11067.52</text:p>
          </table:table-cell>
          <table:table-cell table:style-name="ce2" office:value-type="float" office:value="143.12">
            <text:p>143.12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31/08/201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28934.58">
            <text:p>228934.58</text:p>
          </table:table-cell>
          <table:table-cell office:value-type="float" office:value="1441.01">
            <text:p>1441.01</text:p>
          </table:table-cell>
        </table:table-row>
        <table:table-row table:style-name="ro1">
          <table:table-cell table:style-name="ce2" office:value-type="float" office:value="800">
            <text:p>800</text:p>
          </table:table-cell>
          <table:table-cell table:style-name="ce3" office:value-type="date" office:date-value="2012-06-09">
            <text:p>06/09/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72441.79">
            <text:p>3072441.79</text:p>
          </table:table-cell>
          <table:table-cell table:style-name="ce2" office:value-type="float" office:value="1232.29">
            <text:p>1232.29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style-name="ce4" office:value-type="date" office:date-value="2012-10-09">
            <text:p>10/09/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79974.65">
            <text:p>379974.65</text:p>
          </table:table-cell>
          <table:table-cell office:value-type="float" office:value="1119.07">
            <text:p>1119.07</text:p>
          </table:table-cell>
        </table:table-row>
        <table:table-row table:style-name="ro1">
          <table:table-cell table:style-name="ce2" office:value-type="float" office:value="802">
            <text:p>802</text:p>
          </table:table-cell>
          <table:table-cell table:style-name="ce3" office:value-type="date" office:date-value="2012-12-09">
            <text:p>12/09/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43406.91">
            <text:p>343406.91</text:p>
          </table:table-cell>
          <table:table-cell table:style-name="ce2" office:value-type="float" office:value="1364.81">
            <text:p>1364.81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14/09/201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040835.54">
            <text:p>1040835.54</text:p>
          </table:table-cell>
          <table:table-cell office:value-type="float" office:value="2007.88">
            <text:p>2007.88</text:p>
          </table:table-cell>
        </table:table-row>
        <table:table-row table:style-name="ro1">
          <table:table-cell table:style-name="ce2" office:value-type="float" office:value="804">
            <text:p>804</text:p>
          </table:table-cell>
          <table:table-cell table:style-name="ce2" office:value-type="string">
            <text:p>17/09/20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49492.98">
            <text:p>749492.98</text:p>
          </table:table-cell>
          <table:table-cell table:style-name="ce2" office:value-type="float" office:value="979.04">
            <text:p>979.0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19/09/20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73297.8">
            <text:p>73297.8</text:p>
          </table:table-cell>
          <table:table-cell office:value-type="float" office:value="618.45">
            <text:p>618.45</text:p>
          </table:table-cell>
        </table:table-row>
        <table:table-row table:style-name="ro1">
          <table:table-cell table:style-name="ce2" office:value-type="float" office:value="806">
            <text:p>806</text:p>
          </table:table-cell>
          <table:table-cell table:style-name="ce2" office:value-type="string">
            <text:p>21/09/20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36171.53">
            <text:p>436171.53</text:p>
          </table:table-cell>
          <table:table-cell table:style-name="ce2" office:value-type="float" office:value="1355.62">
            <text:p>1355.6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24/09/201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9071.25">
            <text:p>469071.25</text:p>
          </table:table-cell>
          <table:table-cell office:value-type="float" office:value="1075.74">
            <text:p>1075.74</text:p>
          </table:table-cell>
        </table:table-row>
        <table:table-row table:style-name="ro1">
          <table:table-cell table:style-name="ce2" office:value-type="float" office:value="808">
            <text:p>808</text:p>
          </table:table-cell>
          <table:table-cell table:style-name="ce2" office:value-type="string">
            <text:p>26/09/20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763613.67">
            <text:p>763613.67</text:p>
          </table:table-cell>
          <table:table-cell table:style-name="ce2" office:value-type="float" office:value="1151.76">
            <text:p>1151.76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28/09/20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97402.39">
            <text:p>397402.39</text:p>
          </table:table-cell>
          <table:table-cell office:value-type="float" office:value="1351.5">
            <text:p>1351.5</text:p>
          </table:table-cell>
        </table:table-row>
        <table:table-row table:style-name="ro1">
          <table:table-cell table:style-name="ce2" office:value-type="float" office:value="810">
            <text:p>810</text:p>
          </table:table-cell>
          <table:table-cell table:style-name="ce3" office:value-type="date" office:date-value="2012-01-10">
            <text:p>01/10/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04877.83">
            <text:p>504877.83</text:p>
          </table:table-cell>
          <table:table-cell table:style-name="ce2" office:value-type="float" office:value="1627.8">
            <text:p>1627.8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style-name="ce4" office:value-type="date" office:date-value="2012-03-10">
            <text:p>03/10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57846.23">
            <text:p>257846.23</text:p>
          </table:table-cell>
          <table:table-cell office:value-type="float" office:value="1011.95">
            <text:p>1011.95</text:p>
          </table:table-cell>
        </table:table-row>
        <table:table-row table:style-name="ro1">
          <table:table-cell table:style-name="ce2" office:value-type="float" office:value="812">
            <text:p>812</text:p>
          </table:table-cell>
          <table:table-cell table:style-name="ce3" office:value-type="date" office:date-value="2012-05-10">
            <text:p>05/10/1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3.08">
            <text:p>923.0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style-name="ce4" office:value-type="date" office:date-value="2012-08-10">
            <text:p>08/10/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58823.21">
            <text:p>558823.21</text:p>
          </table:table-cell>
          <table:table-cell office:value-type="float" office:value="1385.52">
            <text:p>1385.52</text:p>
          </table:table-cell>
        </table:table-row>
        <table:table-row table:style-name="ro1">
          <table:table-cell table:style-name="ce2" office:value-type="float" office:value="814">
            <text:p>814</text:p>
          </table:table-cell>
          <table:table-cell table:style-name="ce3" office:value-type="date" office:date-value="2012-10-10">
            <text:p>10/10/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34305.28">
            <text:p>334305.28</text:p>
          </table:table-cell>
          <table:table-cell table:style-name="ce2" office:value-type="float" office:value="979.64">
            <text:p>979.64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13/10/20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72368.06">
            <text:p>372368.06</text:p>
          </table:table-cell>
          <table:table-cell office:value-type="float" office:value="1340.06">
            <text:p>1340.06</text:p>
          </table:table-cell>
        </table:table-row>
        <table:table-row table:style-name="ro1">
          <table:table-cell table:style-name="ce2" office:value-type="float" office:value="816">
            <text:p>816</text:p>
          </table:table-cell>
          <table:table-cell table:style-name="ce2" office:value-type="string">
            <text:p>15/10/20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4514.23">
            <text:p>134514.23</text:p>
          </table:table-cell>
          <table:table-cell table:style-name="ce2" office:value-type="float" office:value="640.69">
            <text:p>640.69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17/10/201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22468.13">
            <text:p>722468.13</text:p>
          </table:table-cell>
          <table:table-cell office:value-type="float" office:value="1041.2">
            <text:p>1041.2</text:p>
          </table:table-cell>
        </table:table-row>
        <table:table-row table:style-name="ro1">
          <table:table-cell table:style-name="ce2" office:value-type="float" office:value="818">
            <text:p>818</text:p>
          </table:table-cell>
          <table:table-cell table:style-name="ce2" office:value-type="string">
            <text:p>19/10/201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89921.97">
            <text:p>1489921.97</text:p>
          </table:table-cell>
          <table:table-cell table:style-name="ce2" office:value-type="float" office:value="1049.53">
            <text:p>1049.53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22/10/201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8367.86">
            <text:p>48367.86</text:p>
          </table:table-cell>
          <table:table-cell office:value-type="float" office:value="707.37">
            <text:p>707.37</text:p>
          </table:table-cell>
        </table:table-row>
        <table:table-row table:style-name="ro1">
          <table:table-cell table:style-name="ce2" office:value-type="float" office:value="820">
            <text:p>820</text:p>
          </table:table-cell>
          <table:table-cell table:style-name="ce2" office:value-type="string">
            <text:p>24/10/20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40274.96">
            <text:p>740274.96</text:p>
          </table:table-cell>
          <table:table-cell table:style-name="ce2" office:value-type="float" office:value="1355.81">
            <text:p>1355.8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26/10/201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08314.66">
            <text:p>708314.66</text:p>
          </table:table-cell>
          <table:table-cell office:value-type="float" office:value="1075.46">
            <text:p>1075.46</text:p>
          </table:table-cell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2" office:value-type="string">
            <text:p>29/10/20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824731.69">
            <text:p>1824731.69</text:p>
          </table:table-cell>
          <table:table-cell table:style-name="ce2" office:value-type="float" office:value="1896.81">
            <text:p>1896.81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31/10/20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9543.37">
            <text:p>369543.37</text:p>
          </table:table-cell>
          <table:table-cell office:value-type="float" office:value="1624.36">
            <text:p>1624.36</text:p>
          </table:table-cell>
        </table:table-row>
        <table:table-row table:style-name="ro1">
          <table:table-cell table:style-name="ce2" office:value-type="float" office:value="824">
            <text:p>824</text:p>
          </table:table-cell>
          <table:table-cell table:style-name="ce3" office:value-type="date" office:date-value="2012-03-11">
            <text:p>03/11/12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11569.27">
            <text:p>411569.27</text:p>
          </table:table-cell>
          <table:table-cell table:style-name="ce2" office:value-type="float" office:value="1458.94">
            <text:p>1458.94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style-name="ce4" office:value-type="date" office:date-value="2012-05-11">
            <text:p>05/11/12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24.72">
            <text:p>1224.72</text:p>
          </table:table-cell>
        </table:table-row>
        <table:table-row table:style-name="ro1">
          <table:table-cell table:style-name="ce2" office:value-type="float" office:value="826">
            <text:p>826</text:p>
          </table:table-cell>
          <table:table-cell table:style-name="ce3" office:value-type="date" office:date-value="2012-07-11">
            <text:p>07/11/1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681109.32">
            <text:p>1681109.32</text:p>
          </table:table-cell>
          <table:table-cell table:style-name="ce2" office:value-type="float" office:value="1382.32">
            <text:p>1382.32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style-name="ce4" office:value-type="date" office:date-value="2012-09-11">
            <text:p>09/11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414388.43">
            <text:p>414388.43</text:p>
          </table:table-cell>
          <table:table-cell office:value-type="float" office:value="972.75">
            <text:p>972.75</text:p>
          </table:table-cell>
        </table:table-row>
        <table:table-row table:style-name="ro1">
          <table:table-cell table:style-name="ce2" office:value-type="float" office:value="828">
            <text:p>828</text:p>
          </table:table-cell>
          <table:table-cell table:style-name="ce3" office:value-type="date" office:date-value="2012-12-11">
            <text:p>12/11/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77058.21">
            <text:p>1777058.21</text:p>
          </table:table-cell>
          <table:table-cell table:style-name="ce2" office:value-type="float" office:value="1283.54">
            <text:p>1283.54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14/11/201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42130.62">
            <text:p>142130.62</text:p>
          </table:table-cell>
          <table:table-cell office:value-type="float" office:value="920.1">
            <text:p>920.1</text:p>
          </table:table-cell>
        </table:table-row>
        <table:table-row table:style-name="ro1">
          <table:table-cell table:style-name="ce2" office:value-type="float" office:value="830">
            <text:p>830</text:p>
          </table:table-cell>
          <table:table-cell table:style-name="ce2" office:value-type="string">
            <text:p>16/11/20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35039.66">
            <text:p>635039.66</text:p>
          </table:table-cell>
          <table:table-cell table:style-name="ce2" office:value-type="float" office:value="1045.46">
            <text:p>1045.4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19/11/201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61257.3">
            <text:p>361257.3</text:p>
          </table:table-cell>
          <table:table-cell office:value-type="float" office:value="1462.58">
            <text:p>1462.58</text:p>
          </table:table-cell>
        </table:table-row>
        <table:table-row table:style-name="ro1">
          <table:table-cell table:style-name="ce2" office:value-type="float" office:value="832">
            <text:p>832</text:p>
          </table:table-cell>
          <table:table-cell table:style-name="ce2" office:value-type="string">
            <text:p>21/11/20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65914.15">
            <text:p>265914.15</text:p>
          </table:table-cell>
          <table:table-cell table:style-name="ce2" office:value-type="float" office:value="1287.28">
            <text:p>1287.28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23/11/20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569138.06">
            <text:p>569138.06</text:p>
          </table:table-cell>
          <table:table-cell office:value-type="float" office:value="1354.01">
            <text:p>1354.01</text:p>
          </table:table-cell>
        </table:table-row>
        <table:table-row table:style-name="ro1">
          <table:table-cell table:style-name="ce2" office:value-type="float" office:value="834">
            <text:p>834</text:p>
          </table:table-cell>
          <table:table-cell table:style-name="ce2" office:value-type="string">
            <text:p>26/11/20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5660.48">
            <text:p>335660.48</text:p>
          </table:table-cell>
          <table:table-cell table:style-name="ce2" office:value-type="float" office:value="1229.53">
            <text:p>1229.53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28/11/20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40466.94">
            <text:p>540466.94</text:p>
          </table:table-cell>
          <table:table-cell office:value-type="float" office:value="1357.53">
            <text:p>1357.53</text:p>
          </table:table-cell>
        </table:table-row>
        <table:table-row table:style-name="ro1">
          <table:table-cell table:style-name="ce2" office:value-type="float" office:value="836">
            <text:p>836</text:p>
          </table:table-cell>
          <table:table-cell table:style-name="ce2" office:value-type="string">
            <text:p>30/11/20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58628.95">
            <text:p>358628.95</text:p>
          </table:table-cell>
          <table:table-cell table:style-name="ce2" office:value-type="float" office:value="661.65">
            <text:p>661.6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style-name="ce4" office:value-type="date" office:date-value="2012-03-12">
            <text:p>03/12/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11520.18">
            <text:p>211520.18</text:p>
          </table:table-cell>
          <table:table-cell office:value-type="float" office:value="645.66">
            <text:p>645.66</text:p>
          </table:table-cell>
        </table:table-row>
        <table:table-row table:style-name="ro1">
          <table:table-cell table:style-name="ce2" office:value-type="float" office:value="838">
            <text:p>838</text:p>
          </table:table-cell>
          <table:table-cell table:style-name="ce3" office:value-type="date" office:date-value="2012-05-12">
            <text:p>05/12/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8910.69">
            <text:p>68910.69</text:p>
          </table:table-cell>
          <table:table-cell table:style-name="ce2" office:value-type="float" office:value="430.96">
            <text:p>430.96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style-name="ce4" office:value-type="date" office:date-value="2012-07-12">
            <text:p>07/12/12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761053.31">
            <text:p>761053.31</text:p>
          </table:table-cell>
          <table:table-cell office:value-type="float" office:value="989.73">
            <text:p>989.73</text:p>
          </table:table-cell>
        </table:table-row>
        <table:table-row table:style-name="ro1">
          <table:table-cell table:style-name="ce2" office:value-type="float" office:value="840">
            <text:p>840</text:p>
          </table:table-cell>
          <table:table-cell table:style-name="ce3" office:value-type="date" office:date-value="2012-10-12">
            <text:p>10/12/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63014.59">
            <text:p>363014.59</text:p>
          </table:table-cell>
          <table:table-cell table:style-name="ce2" office:value-type="float" office:value="1234.55">
            <text:p>1234.5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style-name="ce4" office:value-type="date" office:date-value="2012-12-12">
            <text:p>12/12/1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77422.96">
            <text:p>177422.96</text:p>
          </table:table-cell>
          <table:table-cell office:value-type="float" office:value="728.86">
            <text:p>728.86</text:p>
          </table:table-cell>
        </table:table-row>
        <table:table-row table:style-name="ro1">
          <table:table-cell table:style-name="ce2" office:value-type="float" office:value="842">
            <text:p>842</text:p>
          </table:table-cell>
          <table:table-cell table:style-name="ce2" office:value-type="string">
            <text:p>14/12/20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92500.79">
            <text:p>292500.79</text:p>
          </table:table-cell>
          <table:table-cell table:style-name="ce2" office:value-type="float" office:value="1190.47">
            <text:p>1190.4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17/12/20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85206.1">
            <text:p>185206.1</text:p>
          </table:table-cell>
          <table:table-cell office:value-type="float" office:value="1005.05">
            <text:p>1005.05</text:p>
          </table:table-cell>
        </table:table-row>
        <table:table-row table:style-name="ro1">
          <table:table-cell table:style-name="ce2" office:value-type="float" office:value="844">
            <text:p>844</text:p>
          </table:table-cell>
          <table:table-cell table:style-name="ce2" office:value-type="string">
            <text:p>19/12/201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28223.99">
            <text:p>428223.99</text:p>
          </table:table-cell>
          <table:table-cell table:style-name="ce2" office:value-type="float" office:value="459.84">
            <text:p>459.84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21/12/201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26917.92">
            <text:p>426917.92</text:p>
          </table:table-cell>
          <table:table-cell office:value-type="float" office:value="709.92">
            <text:p>709.92</text:p>
          </table:table-cell>
        </table:table-row>
        <table:table-row table:style-name="ro1">
          <table:table-cell table:style-name="ce2" office:value-type="float" office:value="846">
            <text:p>846</text:p>
          </table:table-cell>
          <table:table-cell table:style-name="ce2" office:value-type="string">
            <text:p>24/12/20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012416.25">
            <text:p>1012416.25</text:p>
          </table:table-cell>
          <table:table-cell table:style-name="ce2" office:value-type="float" office:value="1260.67">
            <text:p>1260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6T12:43:49</meta:creation-date>
    <dc:date>2012-12-26T12:52:24</dc:date>
    <meta:editing-duration>PT5M54S</meta:editing-duration>
    <meta:editing-cycles>3</meta:editing-cycles>
    <meta:generator>LibreOffice/3.5$MacOSX_x86 LibreOffice_project/e0fbe70-dcba98b-297ab39-994e618-0f858f0</meta:generator>
    <meta:document-statistic meta:table-count="1" meta:cell-count="16074" meta:object-count="0"/>
  </office:meta>
</office:document-meta>
</file>